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ext-properties fo:color="#c9211e" fo:font-weight="bold" style:font-weight-asian="bold" style:font-weight-complex="bold"/>
    </style:style>
    <style:style style:name="ce47" style:family="table-cell" style:parent-style-name="Default">
      <style:text-properties fo:color="#127622"/>
    </style:style>
    <style:style style:name="ce48" style:family="table-cell" style:parent-style-name="Default">
      <style:text-properties fo:color="#ff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column table:style-name="co2" table:number-columns-repeated="4" table:default-cell-style-name="Default"/>
        <table:table-row table:style-name="ro1">
          <table:table-cell table:style-name="ce3"/>
          <table:table-cell table:style-name="ce6"/>
          <table:table-cell table:style-name="ce10" table:number-columns-repeated="3"/>
          <table:table-cell table:style-name="ce6"/>
          <table:table-cell table:style-name="ce10"/>
          <table:table-cell table:style-name="ce13" office:value-type="string" calcext:value-type="string">
            <text:p>Steinberg a.iso</text:p>
          </table:table-cell>
          <table:table-cell table:style-name="ce14"/>
          <table:table-cell table:style-name="ce3"/>
          <table:table-cell table:style-name="ce10"/>
          <table:table-cell table:style-name="ce13" office:value-type="string" calcext:value-type="string">
            <text:p>br</text:p>
          </table:table-cell>
          <table:table-cell table:style-name="ce13" table:number-columns-repeated="6"/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sr</text:p>
          </table:table-cell>
          <table:table-cell table:style-name="ce13" office:value-type="float" office:value="44100" calcext:value-type="float">
            <text:p>44100</text:p>
          </table:table-cell>
          <table:table-cell table:style-name="ce13" office:value-type="string" calcext:value-type="string">
            <text:p>ch</text:p>
          </table:table-cell>
          <table:table-cell table:style-name="ce13" table:number-columns-repeated="9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(0xC)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ector</text:p>
          </table:table-cell>
          <table:table-cell office:value-type="string" calcext:value-type="string">
            <text:p>PTS</text:p>
          </table:table-cell>
          <table:table-cell table:number-columns-repeated="6"/>
          <table:table-cell table:style-name="ce15"/>
          <table:table-cell table:style-name="ce4"/>
          <table:table-cell table:number-columns-repeated="8"/>
          <table:table-cell office:value-type="string" calcext:value-type="string">
            <text:p>PTS</text:p>
          </table:table-cell>
          <table:table-cell/>
          <table:table-cell office:value-type="string" calcext:value-type="string">
            <text:p>SCR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 00 04 00 04 01</text:p>
          </table:table-cell>
          <table:table-cell table:style-name="ce15"/>
          <table:table-cell table:style-name="ce4"/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44 00 04 07 05 25</text:p>
          </table:table-cell>
          <table:table-cell table:style-name="ce15"/>
          <table:table-cell table:style-name="ce4"/>
          <table:table-cell table:number-columns-repeated="8"/>
          <table:table-cell office:value-type="float" office:value="245" calcext:value-type="float">
            <text:p>245</text:p>
          </table:table-cell>
          <table:table-cell/>
          <table:table-cell office:value-type="float" office:value="67346" calcext:value-type="float">
            <text:p>67346</text:p>
          </table:table-cell>
          <table:table-cell table:number-columns-repeated="10"/>
          <table:table-cell table:formula="of:=[.U4]*2" office:value-type="float" office:value="134692" calcext:value-type="float">
            <text:p>134692</text:p>
          </table:table-cell>
          <table:table-cell table:style-name="ce15" office:value-type="string" calcext:value-type="string">
            <text:p>« /2 »</text:p>
          </table:table-cell>
          <table:table-cell table:number-columns-repeated="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44 00 04 0E 06 4B</text:p>
          </table:table-cell>
          <table:table-cell table:style-name="ce15"/>
          <table:table-cell table:style-name="ce4"/>
          <table:table-cell table:number-columns-repeated="8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44 00 04 15 0D 19</text:p>
          </table:table-cell>
          <table:table-cell table:style-name="ce15"/>
          <table:table-cell table:style-name="ce4"/>
          <table:table-cell table:formula="of:=[.S6]-[.S4]" office:value-type="float" office:value="490" calcext:value-type="float">
            <text:p>490</text:p>
          </table:table-cell>
          <table:table-cell table:number-columns-repeated="7"/>
          <table:table-cell office:value-type="float" office:value="735" calcext:value-type="float">
            <text:p>735</text:p>
          </table:table-cell>
          <table:table-cell/>
          <table:table-cell table:number-columns-repeated="2" office:value-type="float" office:value="202040" calcext:value-type="float">
            <text:p>202040</text:p>
          </table:table-cell>
          <table:table-cell table:number-columns-repeated="9"/>
          <table:table-cell table:formula="of:=[.U6]-[.U4]" office:value-type="float" office:value="134694" calcext:value-type="float">
            <text:p>134694</text:p>
          </table:table-cell>
          <table:table-cell table:style-name="ce15" table:formula="of:=[.V9]-[.V6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4 00 04 1C 0E 3F</text:p>
          </table:table-cell>
          <table:table-cell table:style-name="ce15"/>
          <table:table-cell table:style-name="ce4"/>
          <table:table-cell table:number-columns-repeated="8"/>
          <table:table-cell office:value-type="string" calcext:value-type="string">
            <text:p>pb</text:p>
          </table:table-cell>
          <table:table-cell table:number-columns-repeated="1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formula="of:=[.S8]-[.S6]" office:value-type="float" office:value="408" calcext:value-type="float">
            <text:p>408</text:p>
          </table:table-cell>
          <table:table-cell table:number-columns-repeated="7"/>
          <table:table-cell office:value-type="float" office:value="1143" calcext:value-type="float">
            <text:p>1143</text:p>
          </table:table-cell>
          <table:table-cell/>
          <table:table-cell office:value-type="float" office:value="336734" calcext:value-type="float">
            <text:p>336734</text:p>
          </table:table-cell>
          <table:table-cell table:number-columns-repeated="10"/>
          <table:table-cell table:formula="of:=[.U8]-[.U6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number-columns-repeated="7"/>
          <table:table-cell table:style-name="ce15"/>
          <table:table-cell table:style-name="ce4"/>
          <table:table-cell table:number-columns-repeated="9"/>
          <table:table-cell office:value-type="float" office:value="1388" calcext:value-type="float">
            <text:p>1388</text:p>
          </table:table-cell>
          <table:table-cell/>
          <table:table-cell office:value-type="float" office:value="406530" calcext:value-type="float">
            <text:p>406530</text:p>
          </table:table-cell>
          <table:table-cell table:number-columns-repeated="10"/>
          <table:table-cell table:style-name="ce15"/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table:number-columns-repeated="3"/>
          <table:table-cell table:style-name="ce8"/>
          <table:table-cell table:style-name="ce11" table:number-columns-repeated="2"/>
          <table:table-cell table:style-name="ce16"/>
          <table:table-cell table:style-name="ce4"/>
          <table:table-cell table:formula="of:=[.S10]-[.S8]" office:value-type="float" office:value="490" calcext:value-type="float">
            <text:p>490</text:p>
          </table:table-cell>
          <table:table-cell table:number-columns-repeated="7"/>
          <table:table-cell office:value-type="float" office:value="1633" calcext:value-type="float">
            <text:p>1633</text:p>
          </table:table-cell>
          <table:table-cell/>
          <table:table-cell office:value-type="float" office:value="471428" calcext:value-type="float">
            <text:p>471428</text:p>
          </table:table-cell>
          <table:table-cell office:value-type="float" office:value="611020" calcext:value-type="float">
            <text:p>611020</text:p>
          </table:table-cell>
          <table:table-cell table:number-columns-repeated="9"/>
          <table:table-cell table:formula="of:=[.U10]-[.U8]" office:value-type="float" office:value="134694" calcext:value-type="float">
            <text:p>134694</text:p>
          </table:table-cell>
          <table:table-cell table:style-name="ce15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S11]-[.S10]" office:value-type="float" office:value="408" calcext:value-type="float">
            <text:p>408</text:p>
          </table:table-cell>
          <table:table-cell table:number-columns-repeated="7"/>
          <table:table-cell office:value-type="float" office:value="2041" calcext:value-type="float">
            <text:p>2041</text:p>
          </table:table-cell>
          <table:table-cell/>
          <table:table-cell office:value-type="float" office:value="606122" calcext:value-type="float">
            <text:p>606122</text:p>
          </table:table-cell>
          <table:table-cell table:number-columns-repeated="10"/>
          <table:table-cell table:formula="of:=[.U11]-[.U10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/>
          <table:table-cell table:formula="of:=[.S12]-[.S11]" office:value-type="float" office:value="490" calcext:value-type="float">
            <text:p>490</text:p>
          </table:table-cell>
          <table:table-cell table:number-columns-repeated="7"/>
          <table:table-cell office:value-type="float" office:value="2531" calcext:value-type="float">
            <text:p>2531</text:p>
          </table:table-cell>
          <table:table-cell office:value-type="float" office:value="2041" calcext:value-type="float">
            <text:p>2041</text:p>
          </table:table-cell>
          <table:table-cell office:value-type="float" office:value="740816" calcext:value-type="float">
            <text:p>740816</text:p>
          </table:table-cell>
          <table:table-cell table:number-columns-repeated="10"/>
          <table:table-cell table:formula="of:=[.U12]-[.U11]" office:value-type="float" office:value="134694" calcext:value-type="float">
            <text:p>134694</text:p>
          </table:table-cell>
          <table:table-cell table:style-name="ce15"/>
          <table:table-cell table:number-columns-repeated="14"/>
        </table:table-row>
        <table:table-row table:style-name="ro1">
          <table:table-cell table:number-columns-repeated="9"/>
          <table:table-cell table:style-name="ce4" table:formula="of:=[.T13]-[.T12]" office:value-type="float" office:value="735" calcext:value-type="float">
            <text:p>735</text:p>
          </table:table-cell>
          <table:table-cell table:number-columns-repeated="9"/>
          <table:table-cell office:value-type="float" office:value="2776" calcext:value-type="float">
            <text:p>2776</text:p>
          </table:table-cell>
          <table:table-cell/>
          <table:table-cell office:value-type="float" office:value="815510" calcext:value-type="float">
            <text:p>815510</text:p>
          </table:table-cell>
          <table:table-cell table:number-columns-repeated="10"/>
          <table:table-cell table:style-name="ce15" table:formula="of:=[.V13]-[.V10]" office:value-type="float" office:value="204490" calcext:value-type="float">
            <text:p>204490</text:p>
          </table:table-cell>
          <table:table-cell table:number-columns-repeated="14"/>
        </table:table-row>
        <table:table-row table:style-name="ro1">
          <table:table-cell table:number-columns-repeated="9"/>
          <table:table-cell table:style-name="ce4" table:formula="of:=[.T14]-[.T13]" office:value-type="float" office:value="653" calcext:value-type="float">
            <text:p>653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/>
          <table:table-cell office:value-type="float" office:value="1020000" calcext:value-type="float">
            <text:p>1020000</text:p>
          </table:table-cell>
          <table:table-cell table:number-columns-repeated="9"/>
          <table:table-cell table:formula="of:=[.V14]-[.V13]" office:value-type="float" office:value="204490" calcext:value-type="float">
            <text:p>204490</text:p>
          </table:table-cell>
          <table:table-cell table:style-name="ce15"/>
          <table:table-cell table:number-columns-repeated="14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22"/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/>info-&gt;numsamples</text:p>
          </table:table-cell>
          <table:table-cell table:number-columns-repeated="8"/>
          <table:table-cell table:style-name="ce4"/>
          <table:table-cell table:number-columns-repeated="11"/>
          <table:table-cell table:formula="of:=[.AF12]/6" office:value-type="float" office:value="22449" calcext:value-type="float">
            <text:p>22449</text:p>
          </table:table-cell>
          <table:table-cell table:number-columns-repeated="9"/>
          <table:table-cell table:formula="of:=[.V18]/3" office:value-type="float" office:value="7483" calcext:value-type="float">
            <text:p>7483</text:p>
          </table:table-cell>
          <table:table-cell table:style-name="ce15"/>
          <table:table-cell table:number-columns-repeated="14"/>
        </table:table-row>
        <table:table-row table:style-name="ro1">
          <table:table-cell office:value-type="string" calcext:value-type="string">
            <text:p><text:s text:c="12"/>= (info-&gt;numbytes * 8) / (info-&gt;channels * info-&gt;bitspersample);</text:p>
          </table:table-cell>
          <table:table-cell table:number-columns-repeated="8"/>
          <table:table-cell table:style-name="ce5"/>
          <table:table-cell table:style-name="ce11" table:number-columns-repeated="11"/>
          <table:table-cell table:style-name="ce11" table:formula="of:=[.AG13]/2" office:value-type="float" office:value="102245" calcext:value-type="float">
            <text:p>102245</text:p>
          </table:table-cell>
          <table:table-cell table:style-name="ce11" table:number-columns-repeated="10"/>
          <table:table-cell table:style-name="ce16"/>
          <table:table-cell table:number-columns-repeated="14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<text:s text:c="4"/>info-&gt;PTS_length = (90000.0 * info-&gt;numsamples) / info-&gt;samplerate; 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style-name="ce9"/>
          <table:table-cell table:number-columns-repeated="5"/>
          <table:table-cell office:value-type="float" office:value="249" calcext:value-type="float">
            <text:p>249</text:p>
          </table:table-cell>
          <table:table-cell table:formula="of:=HEX2DEC([.H24])" office:value-type="float" office:value="585" calcext:value-type="float">
            <text:p>585</text:p>
          </table:table-cell>
          <table:table-cell table:number-columns-repeated="3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0" calcext:value-type="float">
            <text:p>0</text:p>
          </table:table-cell>
          <table:table-cell table:formula="of:=[.J25]*44100" office:value-type="float" office:value="0" calcext:value-type="float">
            <text:p>0</text:p>
          </table:table-cell>
          <table:table-cell table:formula="of:=[.K25]/90000" office:value-type="float" office:value="0" calcext:value-type="float">
            <text:p>0</text:p>
          </table:table-cell>
          <table:table-cell table:number-columns-repeated="6"/>
          <table:table-cell table:formula="of:=[.L25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45" calcext:value-type="float">
            <text:p>245</text:p>
          </table:table-cell>
          <table:table-cell table:formula="of:=[.J26]*44100" office:value-type="float" office:value="10804500" calcext:value-type="float">
            <text:p>10804500</text:p>
          </table:table-cell>
          <table:table-cell table:formula="of:=[.K26]/90000" office:value-type="float" office:value="120.05" calcext:value-type="float">
            <text:p>120,05</text:p>
          </table:table-cell>
          <table:table-cell table:number-columns-repeated="6"/>
          <table:table-cell table:formula="of:=[.L26]*6*3" office:value-type="float" office:value="2160.9" calcext:value-type="float">
            <text:p>2160,9</text:p>
          </table:table-cell>
          <table:table-cell office:value-type="float" office:value="1980" calcext:value-type="float">
            <text:p>1980</text:p>
          </table:table-cell>
          <table:table-cell office:value-type="float" office:value="2048" calcext:value-type="float">
            <text:p>2048</text:p>
          </table:table-cell>
          <table:table-cell table:formula="of:=[.U26]-[.T26]" office:value-type="float" office:value="68" calcext:value-type="float">
            <text:p>68</text:p>
          </table:table-cell>
          <table:table-cell table:number-columns-repeated="9"/>
          <table:table-cell table:formula="of:=[.S26]-[.T26]" office:value-type="float" office:value="180.9" calcext:value-type="float">
            <text:p>180,9</text:p>
          </table:table-cell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27]*44100" office:value-type="float" office:value="0" calcext:value-type="float">
            <text:p>0</text:p>
          </table:table-cell>
          <table:table-cell table:formula="of:=[.K27]/90000" office:value-type="float" office:value="0" calcext:value-type="float">
            <text:p>0</text:p>
          </table:table-cell>
          <table:table-cell table:number-columns-repeated="6"/>
          <table:table-cell table:formula="of:=[.L27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735" calcext:value-type="float">
            <text:p>735</text:p>
          </table:table-cell>
          <table:table-cell table:formula="of:=[.J28]*44100" office:value-type="float" office:value="32413500" calcext:value-type="float">
            <text:p>32413500</text:p>
          </table:table-cell>
          <table:table-cell table:formula="of:=[.K28]/90000" office:value-type="float" office:value="360.15" calcext:value-type="float">
            <text:p>360,15</text:p>
          </table:table-cell>
          <table:table-cell table:number-columns-repeated="6"/>
          <table:table-cell table:formula="of:=[.L28]*6*3" office:value-type="float" office:value="6482.7" calcext:value-type="float">
            <text:p>6482,7</text:p>
          </table:table-cell>
          <table:table-cell table:formula="of:=[.T26]*3" office:value-type="float" office:value="5940" calcext:value-type="float">
            <text:p>5940</text:p>
          </table:table-cell>
          <table:table-cell table:formula="of:=[.U26]*3" office:value-type="float" office:value="6144" calcext:value-type="float">
            <text:p>6144</text:p>
          </table:table-cell>
          <table:table-cell table:number-columns-repeated="10"/>
          <table:table-cell table:formula="of:=[.S28]-[.T28]" office:value-type="float" office:value="542.699999999999" calcext:value-type="float">
            <text:p>542,699999999999</text:p>
          </table:table-cell>
          <table:table-cell table:formula="of:=[.AF30]*3" office:value-type="float" office:value="543.780000000001" calcext:value-type="float">
            <text:p>543,780000000001</text:p>
          </table:table-cell>
          <table:table-cell table:number-columns-repeated="14"/>
        </table:table-row>
        <table:table-row table:style-name="ro1">
          <table:table-cell/>
          <table:table-cell table:style-name="ce9"/>
          <table:table-cell table:number-columns-repeated="8"/>
          <table:table-cell table:formula="of:=[.J29]*44100" office:value-type="float" office:value="0" calcext:value-type="float">
            <text:p>0</text:p>
          </table:table-cell>
          <table:table-cell table:formula="of:=[.K29]/90000" office:value-type="float" office:value="0" calcext:value-type="float">
            <text:p>0</text:p>
          </table:table-cell>
          <table:table-cell table:number-columns-repeated="6"/>
          <table:table-cell table:formula="of:=[.L29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143" calcext:value-type="float">
            <text:p>1143</text:p>
          </table:table-cell>
          <table:table-cell table:formula="of:=[.J30]*44100" office:value-type="float" office:value="50406300" calcext:value-type="float">
            <text:p>50406300</text:p>
          </table:table-cell>
          <table:table-cell table:formula="of:=[.K30]/90000" office:value-type="float" office:value="560.07" calcext:value-type="float">
            <text:p>560,07</text:p>
          </table:table-cell>
          <table:table-cell table:number-columns-repeated="6"/>
          <table:table-cell table:formula="of:=[.L30]*6*3" office:value-type="float" office:value="10081.26" calcext:value-type="float">
            <text:p>10081,26</text:p>
          </table:table-cell>
          <table:table-cell table:formula="of:=[.T26]*5" office:value-type="float" office:value="9900" calcext:value-type="float">
            <text:p>9900</text:p>
          </table:table-cell>
          <table:table-cell table:number-columns-repeated="11"/>
          <table:table-cell table:formula="of:=[.S30]-[.T30]" office:value-type="float" office:value="181.26" calcext:value-type="float">
            <text:p>181,26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8"/>
          <table:table-cell table:formula="of:=[.J31]*44100" office:value-type="float" office:value="0" calcext:value-type="float">
            <text:p>0</text:p>
          </table:table-cell>
          <table:table-cell table:formula="of:=[.K31]/90000" office:value-type="float" office:value="0" calcext:value-type="float">
            <text:p>0</text:p>
          </table:table-cell>
          <table:table-cell table:number-columns-repeated="6"/>
          <table:table-cell table:formula="of:=[.L31]*6*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633" calcext:value-type="float">
            <text:p>1633</text:p>
          </table:table-cell>
          <table:table-cell table:formula="of:=[.J32]*44100" office:value-type="float" office:value="72015300" calcext:value-type="float">
            <text:p>72015300</text:p>
          </table:table-cell>
          <table:table-cell table:formula="of:=[.K32]/90000" office:value-type="float" office:value="800.17" calcext:value-type="float">
            <text:p>800,17</text:p>
          </table:table-cell>
          <table:table-cell table:number-columns-repeated="6"/>
          <table:table-cell table:formula="of:=[.L32]*6*3" office:value-type="float" office:value="14403.06" calcext:value-type="float">
            <text:p>14403,06</text:p>
          </table:table-cell>
          <table:table-cell table:formula="of:=[.T26]*7" office:value-type="float" office:value="13860" calcext:value-type="float">
            <text:p>13860</text:p>
          </table:table-cell>
          <table:table-cell table:number-columns-repeated="11"/>
          <table:table-cell table:formula="of:=[.S32]-[.T32]" office:value-type="float" office:value="543.059999999998" calcext:value-type="float">
            <text:p>543,059999999998</text:p>
          </table:table-cell>
          <table:table-cell/>
          <table:table-cell table:formula="of:=[.AF32]/18" office:value-type="float" office:value="30.1699999999999" calcext:value-type="float">
            <text:p>30,1699999999999</text:p>
          </table:table-cell>
          <table:table-cell table:formula="of:=[.AH32]*90000" office:value-type="float" office:value="2715299.99999999" calcext:value-type="float">
            <text:p>2715299,99999999</text:p>
          </table:table-cell>
          <table:table-cell table:formula="of:=[.AI32]/44100" office:value-type="float" office:value="61.5714285714283" calcext:value-type="float">
            <text:p>61,5714285714283</text:p>
          </table:table-cell>
          <table:table-cell table:number-columns-repeated="11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041" calcext:value-type="float">
            <text:p>2041</text:p>
          </table:table-cell>
          <table:table-cell table:formula="of:=[.J33]*44100" office:value-type="float" office:value="90008100" calcext:value-type="float">
            <text:p>90008100</text:p>
          </table:table-cell>
          <table:table-cell table:formula="of:=[.K33]/90000" office:value-type="float" office:value="1000.09" calcext:value-type="float">
            <text:p>1000,09</text:p>
          </table:table-cell>
          <table:table-cell table:number-columns-repeated="6"/>
          <table:table-cell table:formula="of:=[.L33]*6*3" office:value-type="float" office:value="18001.62" calcext:value-type="float">
            <text:p>18001,62</text:p>
          </table:table-cell>
          <table:table-cell table:formula="of:=[.T26]*9" office:value-type="float" office:value="17820" calcext:value-type="float">
            <text:p>17820</text:p>
          </table:table-cell>
          <table:table-cell table:number-columns-repeated="11"/>
          <table:table-cell table:formula="of:=[.S33]-[.T33]" office:value-type="float" office:value="181.619999999999" calcext:value-type="float">
            <text:p>181,619999999999</text:p>
          </table:table-cell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531" calcext:value-type="float">
            <text:p>2531</text:p>
          </table:table-cell>
          <table:table-cell table:formula="of:=[.J34]*44100" office:value-type="float" office:value="111617100" calcext:value-type="float">
            <text:p>111617100</text:p>
          </table:table-cell>
          <table:table-cell table:formula="of:=[.K34]/90000" office:value-type="float" office:value="1240.19" calcext:value-type="float">
            <text:p>1240,19</text:p>
          </table:table-cell>
          <table:table-cell table:number-columns-repeated="6"/>
          <table:table-cell table:formula="of:=[.L34]*6*3" office:value-type="float" office:value="22323.42" calcext:value-type="float">
            <text:p>22323,42</text:p>
          </table:table-cell>
          <table:table-cell table:number-columns-repeated="28"/>
        </table:table-row>
        <table:table-row table:style-name="ro1">
          <table:table-cell/>
          <table:table-cell table:style-name="ce9"/>
          <table:table-cell table:number-columns-repeated="29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6x3</text:p>
          </table:table-cell>
          <table:table-cell table:style-name="ce1" table:formula="of:=18*40" office:value-type="float" office:value="720" calcext:value-type="float">
            <text:p>720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bytes_per_frame </text:p>
          </table:table-cell>
          <table:table-cell table:style-name="ce9" office:value-type="string" calcext:value-type="string">
            <text:p>44100xk</text:p>
          </table:table-cell>
          <table:table-cell table:style-name="ce1" office:value-type="string" calcext:value-type="string">
            <text:p>5 x k</text:p>
          </table:table-cell>
          <table:table-cell table:style-name="ce12" office:value-type="string" calcext:value-type="string">
            <text:p>x ch x br</text:p>
          </table:table-cell>
          <table:table-cell table:number-columns-repeated="6"/>
          <table:table-cell office:value-type="float" office:value="1980" calcext:value-type="float">
            <text:p>1980</text:p>
          </table:table-cell>
          <table:table-cell table:formula="of:=[.K36]+180" office:value-type="float" office:value="2160" calcext:value-type="float">
            <text:p>2160</text:p>
          </table:table-cell>
          <table:table-cell table:number-columns-repeated="6"/>
          <table:table-cell table:formula="of:=[.L36]/18" office:value-type="float" office:value="120" calcext:value-type="float">
            <text:p>120</text:p>
          </table:table-cell>
          <table:table-cell table:formula="of:=[.S36]*90000" office:value-type="float" office:value="10800000" calcext:value-type="float">
            <text:p>10800000</text:p>
          </table:table-cell>
          <table:table-cell table:formula="of:=[.T36]/44100" office:value-type="float" office:value="244.897959183673" calcext:value-type="float">
            <text:p>244,897959183673</text:p>
          </table:table-cell>
          <table:table-cell table:formula="of:=ROUND([.U36])" office:value-type="float" office:value="245" calcext:value-type="float">
            <text:p>245</text:p>
          </table:table-cell>
          <table:table-cell table:number-columns-repeated="9"/>
          <table:table-cell table:style-name="ce1" table:number-columns-repeated="2"/>
          <table:table-cell table:style-name="ce1" table:formula="of:=[.K36]/(40*6*3)" office:value-type="float" office:value="2.75" calcext:value-type="float">
            <text:p>2,75</text:p>
          </table:table-cell>
          <table:table-cell table:style-name="ce1" table:formula="of:=0.75*[.AH35]+18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48000xk</text:p>
          </table:table-cell>
          <table:table-cell table:style-name="ce1" office:value-type="string" calcext:value-type="string">
            <text:p>k = 1,2,4</text:p>
          </table:table-cell>
          <table:table-cell table:number-columns-repeated="7"/>
          <table:table-cell office:value-type="float" office:value="5940" calcext:value-type="float">
            <text:p>5940</text:p>
          </table:table-cell>
          <table:table-cell table:formula="of:=[.K37]+540" office:value-type="float" office:value="6480" calcext:value-type="float">
            <text:p>6480</text:p>
          </table:table-cell>
          <table:table-cell table:number-columns-repeated="6"/>
          <table:table-cell table:formula="of:=[.L37]/18" office:value-type="float" office:value="360" calcext:value-type="float">
            <text:p>360</text:p>
          </table:table-cell>
          <table:table-cell table:formula="of:=[.S37]*90000" office:value-type="float" office:value="32400000" calcext:value-type="float">
            <text:p>32400000</text:p>
          </table:table-cell>
          <table:table-cell table:formula="of:=[.T37]/44100" office:value-type="float" office:value="734.69387755102" calcext:value-type="float">
            <text:p>734,69387755102</text:p>
          </table:table-cell>
          <table:table-cell table:formula="of:=ROUND([.U37])" office:value-type="float" office:value="735" calcext:value-type="float">
            <text:p>735</text:p>
          </table:table-cell>
          <table:table-cell table:number-columns-repeated="9"/>
          <table:table-cell table:style-name="ce1" table:number-columns-repeated="2"/>
          <table:table-cell table:style-name="ce1" table:formula="of:=[.K37]/(40*6*3)" office:value-type="float" office:value="8.25" calcext:value-type="float">
            <text:p>8,25</text:p>
          </table:table-cell>
          <table:table-cell table:style-name="ce1" table:formula="of:=0.25*[.AH35]+540"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9900" calcext:value-type="float">
            <text:p>9900</text:p>
          </table:table-cell>
          <table:table-cell table:formula="of:=[.K38]+180" office:value-type="float" office:value="10080" calcext:value-type="float">
            <text:p>10080</text:p>
          </table:table-cell>
          <table:table-cell table:number-columns-repeated="6"/>
          <table:table-cell table:formula="of:=[.L38]/18" office:value-type="float" office:value="560" calcext:value-type="float">
            <text:p>560</text:p>
          </table:table-cell>
          <table:table-cell table:formula="of:=[.S38]*90000" office:value-type="float" office:value="50400000" calcext:value-type="float">
            <text:p>50400000</text:p>
          </table:table-cell>
          <table:table-cell table:formula="of:=[.T38]/44100" office:value-type="float" office:value="1142.85714285714" calcext:value-type="float">
            <text:p>1142,85714285714</text:p>
          </table:table-cell>
          <table:table-cell table:formula="of:=ROUND([.U38])" office:value-type="float" office:value="1143" calcext:value-type="float">
            <text:p>1143</text:p>
          </table:table-cell>
          <table:table-cell table:number-columns-repeated="9"/>
          <table:table-cell table:style-name="ce1" table:number-columns-repeated="2"/>
          <table:table-cell table:style-name="ce1" table:formula="of:=[.K38]/(40*6*3)" office:value-type="float" office:value="13.75" calcext:value-type="float">
            <text:p>13,7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3860" calcext:value-type="float">
            <text:p>13860</text:p>
          </table:table-cell>
          <table:table-cell table:formula="of:=[.K39]+540" office:value-type="float" office:value="14400" calcext:value-type="float">
            <text:p>14400</text:p>
          </table:table-cell>
          <table:table-cell table:number-columns-repeated="6"/>
          <table:table-cell table:formula="of:=[.L39]/18" office:value-type="float" office:value="800" calcext:value-type="float">
            <text:p>800</text:p>
          </table:table-cell>
          <table:table-cell table:formula="of:=[.S39]*90000" office:value-type="float" office:value="72000000" calcext:value-type="float">
            <text:p>72000000</text:p>
          </table:table-cell>
          <table:table-cell table:formula="of:=[.T39]/44100" office:value-type="float" office:value="1632.65306122449" calcext:value-type="float">
            <text:p>1632,65306122449</text:p>
          </table:table-cell>
          <table:table-cell table:formula="of:=ROUND([.U39])" office:value-type="float" office:value="1633" calcext:value-type="float">
            <text:p>1633</text:p>
          </table:table-cell>
          <table:table-cell table:number-columns-repeated="9"/>
          <table:table-cell table:style-name="ce1" table:number-columns-repeated="2"/>
          <table:table-cell table:style-name="ce1" table:formula="of:=[.K39]/(40*6*3)" office:value-type="float" office:value="19.25" calcext:value-type="float">
            <text:p>19,25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7820" calcext:value-type="float">
            <text:p>17820</text:p>
          </table:table-cell>
          <table:table-cell table:formula="of:=[.K40]+180" office:value-type="float" office:value="18000" calcext:value-type="float">
            <text:p>18000</text:p>
          </table:table-cell>
          <table:table-cell table:number-columns-repeated="6"/>
          <table:table-cell table:formula="of:=[.L40]/18" office:value-type="float" office:value="1000" calcext:value-type="float">
            <text:p>1000</text:p>
          </table:table-cell>
          <table:table-cell table:formula="of:=[.S40]*90000" office:value-type="float" office:value="90000000" calcext:value-type="float">
            <text:p>90000000</text:p>
          </table:table-cell>
          <table:table-cell table:formula="of:=[.T40]/44100" office:value-type="float" office:value="2040.81632653061" calcext:value-type="float">
            <text:p>2040,81632653061</text:p>
          </table:table-cell>
          <table:table-cell table:formula="of:=ROUND([.U40])" office:value-type="float" office:value="2041" calcext:value-type="float">
            <text:p>2041</text:p>
          </table:table-cell>
          <table:table-cell table:number-columns-repeated="9"/>
          <table:table-cell table:style-name="ce1" table:number-columns-repeated="2"/>
          <table:table-cell table:style-name="ce1" table:formula="of:=[.K40]/(40*6*3)" office:value-type="float" office:value="24.75" calcext:value-type="float">
            <text:p>24,75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29"/>
          <table:table-cell table:style-name="ce1" table:number-columns-repeated="4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29"/>
          <table:table-cell table:style-name="ce1" office:value-type="string" calcext:value-type="string">
            <text:p>bytes_per_frame </text:p>
          </table:table-cell>
          <table:table-cell table:style-name="ce1" office:value-type="string" calcext:value-type="string">
            <text:p>40x2x3</text:p>
          </table:table-cell>
          <table:table-cell table:style-name="ce1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office:value-type="float" office:value="1980" calcext:value-type="float">
            <text:p>1980</text:p>
          </table:table-cell>
          <table:table-cell table:formula="of:=[.K44]+180" office:value-type="float" office:value="2160" calcext:value-type="float">
            <text:p>2160</text:p>
          </table:table-cell>
          <table:table-cell table:number-columns-repeated="6"/>
          <table:table-cell table:formula="of:=[.L44]/6" office:value-type="float" office:value="360" calcext:value-type="float">
            <text:p>360</text:p>
          </table:table-cell>
          <table:table-cell table:formula="of:=[.S44]*90000" office:value-type="float" office:value="32400000" calcext:value-type="float">
            <text:p>32400000</text:p>
          </table:table-cell>
          <table:table-cell table:formula="of:=[.T44]/44100" office:value-type="float" office:value="734.69387755102" calcext:value-type="float">
            <text:p>734,69387755102</text:p>
          </table:table-cell>
          <table:table-cell table:formula="of:=ROUND([.U44])" office:value-type="float" office:value="735" calcext:value-type="float">
            <text:p>735</text:p>
          </table:table-cell>
          <table:table-cell table:number-columns-repeated="10"/>
          <table:table-cell table:style-name="ce1" table:formula="of:=[.K44]/(5*2*24)" office:value-type="float" office:value="8.25" calcext:value-type="float">
            <text:p>8,25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4]+1980" office:value-type="float" office:value="3960" calcext:value-type="float">
            <text:p>3960</text:p>
          </table:table-cell>
          <table:table-cell table:formula="of:=[.K45]+120" office:value-type="float" office:value="4080" calcext:value-type="float">
            <text:p>4080</text:p>
          </table:table-cell>
          <table:table-cell table:number-columns-repeated="6"/>
          <table:table-cell table:formula="of:=[.L45]/6" office:value-type="float" office:value="680" calcext:value-type="float">
            <text:p>680</text:p>
          </table:table-cell>
          <table:table-cell table:formula="of:=[.S45]*90000" office:value-type="float" office:value="61200000" calcext:value-type="float">
            <text:p>61200000</text:p>
          </table:table-cell>
          <table:table-cell table:formula="of:=[.T45]/44100" office:value-type="float" office:value="1387.75510204082" calcext:value-type="float">
            <text:p>1387,75510204082</text:p>
          </table:table-cell>
          <table:table-cell table:formula="of:=ROUND([.U45])" office:value-type="float" office:value="1388" calcext:value-type="float">
            <text:p>1388</text:p>
          </table:table-cell>
          <table:table-cell table:number-columns-repeated="10"/>
          <table:table-cell table:style-name="ce1" table:formula="of:=[.K45]/(5*2*24)" office:value-type="float" office:value="16.5" calcext:value-type="float">
            <text:p>16,5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5]+1980" office:value-type="float" office:value="5940" calcext:value-type="float">
            <text:p>5940</text:p>
          </table:table-cell>
          <table:table-cell table:formula="of:=[.K46]+60" office:value-type="float" office:value="6000" calcext:value-type="float">
            <text:p>6000</text:p>
          </table:table-cell>
          <table:table-cell table:number-columns-repeated="6"/>
          <table:table-cell table:formula="of:=[.L46]/6" office:value-type="float" office:value="1000" calcext:value-type="float">
            <text:p>1000</text:p>
          </table:table-cell>
          <table:table-cell table:formula="of:=[.S46]*90000" office:value-type="float" office:value="90000000" calcext:value-type="float">
            <text:p>90000000</text:p>
          </table:table-cell>
          <table:table-cell table:formula="of:=[.T46]/44100" office:value-type="float" office:value="2040.81632653061" calcext:value-type="float">
            <text:p>2040,81632653061</text:p>
          </table:table-cell>
          <table:table-cell table:formula="of:=ROUND([.U46])" office:value-type="float" office:value="2041" calcext:value-type="float">
            <text:p>2041</text:p>
          </table:table-cell>
          <table:table-cell table:number-columns-repeated="10"/>
          <table:table-cell table:style-name="ce1" table:formula="of:=[.K46]/(5*2*24)" office:value-type="float" office:value="24.75" calcext:value-type="float">
            <text:p>24,75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6]+1980" office:value-type="float" office:value="7920" calcext:value-type="float">
            <text:p>7920</text:p>
          </table:table-cell>
          <table:table-cell table:formula="of:=[.K47]+240" office:value-type="float" office:value="8160" calcext:value-type="float">
            <text:p>8160</text:p>
          </table:table-cell>
          <table:table-cell table:number-columns-repeated="6"/>
          <table:table-cell table:formula="of:=[.L47]/6" office:value-type="float" office:value="1360" calcext:value-type="float">
            <text:p>1360</text:p>
          </table:table-cell>
          <table:table-cell table:formula="of:=[.S47]*90000" office:value-type="float" office:value="122400000" calcext:value-type="float">
            <text:p>122400000</text:p>
          </table:table-cell>
          <table:table-cell table:formula="of:=[.T47]/44100" office:value-type="float" office:value="2775.51020408163" calcext:value-type="float">
            <text:p>2775,51020408163</text:p>
          </table:table-cell>
          <table:table-cell table:formula="of:=ROUND([.U47])" office:value-type="float" office:value="2776" calcext:value-type="float">
            <text:p>2776</text:p>
          </table:table-cell>
          <table:table-cell table:number-columns-repeated="10"/>
          <table:table-cell table:style-name="ce1" table:formula="of:=[.K47]/(5*2*24)" office:value-type="float" office:value="33" calcext:value-type="float">
            <text:p>33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/>
          <table:table-cell table:style-name="ce9"/>
          <table:table-cell table:number-columns-repeated="8"/>
          <table:table-cell table:formula="of:=[.K47]+1980" office:value-type="float" office:value="9900" calcext:value-type="float">
            <text:p>9900</text:p>
          </table:table-cell>
          <table:table-cell table:formula="of:=[.K48]+180" office:value-type="float" office:value="10080" calcext:value-type="float">
            <text:p>10080</text:p>
          </table:table-cell>
          <table:table-cell table:number-columns-repeated="6"/>
          <table:table-cell table:formula="of:=[.L48]/6" office:value-type="float" office:value="1680" calcext:value-type="float">
            <text:p>1680</text:p>
          </table:table-cell>
          <table:table-cell table:formula="of:=[.S48]*90000" office:value-type="float" office:value="151200000" calcext:value-type="float">
            <text:p>151200000</text:p>
          </table:table-cell>
          <table:table-cell table:formula="of:=[.T48]/44100" office:value-type="float" office:value="3428.57142857143" calcext:value-type="float">
            <text:p>3428,57142857143</text:p>
          </table:table-cell>
          <table:table-cell table:formula="of:=ROUND([.U48])" office:value-type="float" office:value="3429" calcext:value-type="float">
            <text:p>3429</text:p>
          </table:table-cell>
          <table:table-cell table:number-columns-repeated="10"/>
          <table:table-cell table:style-name="ce1" table:formula="of:=[.K48]/(5*2*24)" office:value-type="float" office:value="41.25" calcext:value-type="float">
            <text:p>41,25</text:p>
          </table:table-cell>
          <table:table-cell table:style-name="ce1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ce9"/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8"/>
          <table:table-cell table:style-name="ce17" office:value-type="string" calcext:value-type="string">
            <text:p>A priori SRCquantity, peut-être lpcm_payload-firstpackdecrement</text:p>
          </table:table-cell>
          <table:table-cell table:style-name="ce13" table:number-columns-repeated="10"/>
          <table:table-cell table:style-name="ce22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N sector (0-based)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Q = bytes_per_frame <text:s/>- <text:s/>(N + 1) x SCRquantity  % <text:s/>bytes_per_frame <text:s/>[complement]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 = (N + 1) x SCRquantity + Q </text:p>
          </table:table-cell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 office:value-type="string" calcext:value-type="string">
            <text:p>round(R / (ch x br / 8) x 90000 x sr)</text:p>
          </table:table-cell>
          <table:table-cell table:style-name="ce2" table:number-columns-repeated="9"/>
          <table:table-cell table:style-name="ce2" office:value-type="string" calcext:value-type="string">
            <text:p><text:s/></text:p>
          </table:table-cell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8"/>
          <table:table-cell table:style-name="ce2" table:number-columns-repeated="10"/>
          <table:table-cell table:style-name="ce23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8"/>
          <table:table-cell table:style-name="ce19"/>
          <table:table-cell table:style-name="ce21" table:number-columns-repeated="10"/>
          <table:table-cell table:style-name="ce24" table:number-columns-repeated="10"/>
          <table:table-cell table:number-columns-repeated="16"/>
        </table:table-row>
        <table:table-row table:style-name="ro1">
          <table:table-cell/>
          <table:table-cell table:style-name="ce9"/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15"/>
          <table:table-cell office:value-type="string" calcext:value-type="string">
            <text:p>delta</text:p>
          </table:table-cell>
          <table:table-cell table:number-columns-repeated="29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style-name="ce47" table:formula="of:=[.K62]+180" office:value-type="float" office:value="2160" calcext:value-type="float">
            <text:p>2160</text:p>
          </table:table-cell>
          <table:table-cell table:formula="of:=[.K62]" office:value-type="float" office:value="1980" calcext:value-type="float">
            <text:p>1980</text:p>
          </table:table-cell>
          <table:table-cell table:formula="of:=[.L62]/240" office:value-type="float" office:value="9" calcext:value-type="float">
            <text:p>9</text:p>
          </table:table-cell>
          <table:table-cell table:formula="of:=[.M62]/240" office:value-type="float" office:value="8.25" calcext:value-type="float">
            <text:p>8,25</text:p>
          </table:table-cell>
          <table:table-cell table:formula="of:=ROUNDUP([.O62])" office:value-type="float" office:value="9" calcext:value-type="float">
            <text:p>9</text:p>
          </table:table-cell>
          <table:table-cell table:style-name="ce48" table:formula="of:=[.P62]*240" office:value-type="float" office:value="2160" calcext:value-type="float">
            <text:p>2160</text:p>
          </table:table-cell>
          <table:table-cell table:formula="of:=[.Q62]-[.L62]" office:value-type="float" office:value="0" calcext:value-type="float">
            <text:p>0</text:p>
          </table:table-cell>
          <table:table-cell table:formula="of:=[.L62]/6" office:value-type="float" office:value="360" calcext:value-type="float">
            <text:p>360</text:p>
          </table:table-cell>
          <table:table-cell table:formula="of:=[.S62]*90000" office:value-type="float" office:value="32400000" calcext:value-type="float">
            <text:p>32400000</text:p>
          </table:table-cell>
          <table:table-cell table:formula="of:=[.T62]/44100" office:value-type="float" office:value="734.69387755102" calcext:value-type="float">
            <text:p>734,69387755102</text:p>
          </table:table-cell>
          <table:table-cell table:formula="of:=ROUND([.U62])" office:value-type="float" office:value="735" calcext:value-type="float">
            <text:p>735</text:p>
          </table:table-cell>
          <table:table-cell table:number-columns-repeated="4"/>
          <table:table-cell table:formula="of:=ROUND([.$Z$69]+[.$Y$93]*[.J62])" office:value-type="float" office:value="683" calcext:value-type="float">
            <text:p>683</text:p>
          </table:table-cell>
          <table:table-cell table:formula="of:=[.V62]-[.AA62]" office:value-type="float" office:value="52" calcext:value-type="float">
            <text:p>52</text:p>
          </table:table-cell>
          <table:table-cell table:formula="of:=30.81+682.41*[.J62]" office:value-type="float" office:value="713.22" calcext:value-type="float">
            <text:p>713,22</text:p>
          </table:table-cell>
          <table:table-cell table:formula="of:=ROUND([.AC62]-[.V62])" office:value-type="float" office:value="-22" calcext:value-type="float">
            <text:p>-22</text:p>
          </table:table-cell>
          <table:table-cell table:formula="of:=[.V62]-[.AC62]" office:value-type="float" office:value="21.7800000000001" calcext:value-type="float">
            <text:p>21,7800000000001</text:p>
          </table:table-cell>
          <table:table-cell table:number-columns-repeated="5"/>
          <table:table-cell table:formula="of:=1-([.AL62]-ROUNDDOWN([.AL62]))" office:value-type="float" office:value="0.75" calcext:value-type="float">
            <text:p>0,75</text:p>
          </table:table-cell>
          <table:table-cell table:style-name="ce1" table:formula="of:=[.K62]/(5*2*24)" office:value-type="float" office:value="8.25" calcext:value-type="float">
            <text:p>8,25</text:p>
          </table:table-cell>
          <table:table-cell table:style-name="ce1" table:formula="of:=[.L62]/240" office:value-type="float" office:value="9" calcext:value-type="float">
            <text:p>9</text:p>
          </table:table-cell>
          <table:table-cell table:formula="of:=[.AJ62]/3" office:value-type="float" office:value="0" calcext:value-type="float">
            <text:p>0</text:p>
          </table:table-cell>
          <table:table-cell table:formula="of:=ROUND([.AN63])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0.25*240+180" office:value-type="float" office:value="240" calcext:value-type="float">
            <text:p>240</text:p>
          </table:table-cell>
          <table:table-cell/>
          <table:table-cell table:formula="of:=[.AQ62]*8" office:value-type="float" office:value="1920" calcext:value-type="float">
            <text:p>1920</text:p>
          </table:table-cell>
          <table:table-cell office:value-type="float" office:value="60" calcext:value-type="float">
            <text:p>60</text:p>
          </table:table-cell>
          <table:table-cell table:style-name="ce25" office:value-type="float" office:value="0.25" calcext:value-type="float">
            <text:p>0,25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2" calcext:value-type="float">
            <text:p>2</text:p>
          </table:table-cell>
          <table:table-cell table:formula="of:=[.K62]+1980" office:value-type="float" office:value="3960" calcext:value-type="float">
            <text:p>3960</text:p>
          </table:table-cell>
          <table:table-cell table:style-name="ce47" table:formula="of:=[.K63]+120" office:value-type="float" office:value="4080" calcext:value-type="float">
            <text:p>4080</text:p>
          </table:table-cell>
          <table:table-cell table:formula="of:=[.K63]+24" office:value-type="float" office:value="3984" calcext:value-type="float">
            <text:p>3984</text:p>
          </table:table-cell>
          <table:table-cell table:formula="of:=[.L63]/240" office:value-type="float" office:value="17" calcext:value-type="float">
            <text:p>17</text:p>
          </table:table-cell>
          <table:table-cell table:formula="of:=[.M63]/240" office:value-type="float" office:value="16.6" calcext:value-type="float">
            <text:p>16,6</text:p>
          </table:table-cell>
          <table:table-cell table:formula="of:=ROUNDUP([.O63])" office:value-type="float" office:value="17" calcext:value-type="float">
            <text:p>17</text:p>
          </table:table-cell>
          <table:table-cell table:style-name="ce48" table:formula="of:=[.P63]*240" office:value-type="float" office:value="4080" calcext:value-type="float">
            <text:p>4080</text:p>
          </table:table-cell>
          <table:table-cell table:formula="of:=[.Q63]-[.L63]" office:value-type="float" office:value="0" calcext:value-type="float">
            <text:p>0</text:p>
          </table:table-cell>
          <table:table-cell table:formula="of:=[.L63]/6" office:value-type="float" office:value="680" calcext:value-type="float">
            <text:p>680</text:p>
          </table:table-cell>
          <table:table-cell table:formula="of:=[.S63]*90000" office:value-type="float" office:value="61200000" calcext:value-type="float">
            <text:p>61200000</text:p>
          </table:table-cell>
          <table:table-cell table:formula="of:=[.T63]/44100" office:value-type="float" office:value="1387.75510204082" calcext:value-type="float">
            <text:p>1387,75510204082</text:p>
          </table:table-cell>
          <table:table-cell table:formula="of:=ROUND([.U63])" office:value-type="float" office:value="1388" calcext:value-type="float">
            <text:p>1388</text:p>
          </table:table-cell>
          <table:table-cell table:formula="of:=[.V63]-[.$V$62]" office:value-type="float" office:value="653" calcext:value-type="float">
            <text:p>653</text:p>
          </table:table-cell>
          <table:table-cell table:number-columns-repeated="3"/>
          <table:table-cell table:formula="of:=ROUND([.$Z$69]+[.$Y$93]*[.J63])" office:value-type="float" office:value="1367" calcext:value-type="float">
            <text:p>1367</text:p>
          </table:table-cell>
          <table:table-cell table:formula="of:=[.V63]-[.AA63]" office:value-type="float" office:value="21" calcext:value-type="float">
            <text:p>21</text:p>
          </table:table-cell>
          <table:table-cell table:formula="of:=30.81+682.41*[.J63]" office:value-type="float" office:value="1395.63" calcext:value-type="float">
            <text:p>1395,63</text:p>
          </table:table-cell>
          <table:table-cell table:formula="of:=ROUND([.AC63]-[.V63])" office:value-type="float" office:value="8" calcext:value-type="float">
            <text:p>8</text:p>
          </table:table-cell>
          <table:table-cell table:formula="of:=[.V63]-[.AC63]" office:value-type="float" office:value="-7.62999999999988" calcext:value-type="float">
            <text:p>-7,62999999999988</text:p>
          </table:table-cell>
          <table:table-cell table:formula="of:=[.V63]-[.V62]" office:value-type="float" office:value="653" calcext:value-type="float">
            <text:p>653</text:p>
          </table:table-cell>
          <table:table-cell table:formula="of:=[.AI63]/240" office:value-type="float" office:value="0.1" calcext:value-type="float">
            <text:p>0,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SUM([.$AK$62:.AK63])" office:value-type="float" office:value="1.25" calcext:value-type="float">
            <text:p>1,25</text:p>
          </table:table-cell>
          <table:table-cell table:formula="of:=1-([.AL63]-ROUNDDOWN([.AL63]))" office:value-type="float" office:value="0.5" calcext:value-type="float">
            <text:p>0,5</text:p>
          </table:table-cell>
          <table:table-cell table:style-name="ce1" table:formula="of:=[.K63]/(5*2*24)" office:value-type="float" office:value="16.5" calcext:value-type="float">
            <text:p>16,5</text:p>
          </table:table-cell>
          <table:table-cell table:style-name="ce1" table:formula="of:=[.L63]/240" office:value-type="float" office:value="17" calcext:value-type="float">
            <text:p>17</text:p>
          </table:table-cell>
          <table:table-cell table:formula="of:=[.AJ63]/3" office:value-type="float" office:value="0.416666666666667" calcext:value-type="float">
            <text:p>0,416666666666667</text:p>
          </table:table-cell>
          <table:table-cell table:formula="of:=ROUND([.AN64])" office:value-type="float" office:value="1" calcext:value-type="float">
            <text:p>1</text:p>
          </table:table-cell>
          <table:table-cell table:style-name="ce1" table:formula="of:=[.AM63]-[.AM62]" office:value-type="float" office:value="8" calcext:value-type="float">
            <text:p>8</text:p>
          </table:table-cell>
          <table:table-cell table:style-name="ce1" table:formula="of:=0.5*240+120" office:value-type="float" office:value="240" calcext:value-type="float">
            <text:p>240</text:p>
          </table:table-cell>
          <table:table-cell/>
          <table:table-cell table:formula="of:=[.AQ62]*9"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3" calcext:value-type="float">
            <text:p>3</text:p>
          </table:table-cell>
          <table:table-cell table:formula="of:=[.K63]+1980" office:value-type="float" office:value="5940" calcext:value-type="float">
            <text:p>5940</text:p>
          </table:table-cell>
          <table:table-cell table:style-name="ce47" table:formula="of:=[.K64]+60" office:value-type="float" office:value="6000" calcext:value-type="float">
            <text:p>6000</text:p>
          </table:table-cell>
          <table:table-cell table:formula="of:=[.K64]+[.AI64]" office:value-type="float" office:value="5988" calcext:value-type="float">
            <text:p>5988</text:p>
          </table:table-cell>
          <table:table-cell table:formula="of:=[.L64]/240" office:value-type="float" office:value="25" calcext:value-type="float">
            <text:p>25</text:p>
          </table:table-cell>
          <table:table-cell table:formula="of:=[.M64]/240" office:value-type="float" office:value="24.95" calcext:value-type="float">
            <text:p>24,95</text:p>
          </table:table-cell>
          <table:table-cell table:formula="of:=ROUNDUP([.O64])" office:value-type="float" office:value="25" calcext:value-type="float">
            <text:p>25</text:p>
          </table:table-cell>
          <table:table-cell table:style-name="ce48" table:formula="of:=[.P64]*240" office:value-type="float" office:value="6000" calcext:value-type="float">
            <text:p>6000</text:p>
          </table:table-cell>
          <table:table-cell table:formula="of:=[.Q64]-[.L64]" office:value-type="float" office:value="0" calcext:value-type="float">
            <text:p>0</text:p>
          </table:table-cell>
          <table:table-cell table:formula="of:=[.L64]/6" office:value-type="float" office:value="1000" calcext:value-type="float">
            <text:p>1000</text:p>
          </table:table-cell>
          <table:table-cell table:formula="of:=[.S64]*90000" office:value-type="float" office:value="90000000" calcext:value-type="float">
            <text:p>90000000</text:p>
          </table:table-cell>
          <table:table-cell table:formula="of:=[.T64]/44100" office:value-type="float" office:value="2040.81632653061" calcext:value-type="float">
            <text:p>2040,81632653061</text:p>
          </table:table-cell>
          <table:table-cell table:formula="of:=ROUND([.U64])" office:value-type="float" office:value="2041" calcext:value-type="float">
            <text:p>2041</text:p>
          </table:table-cell>
          <table:table-cell table:formula="of:=[.V64]-[.$V$62]" office:value-type="float" office:value="1306" calcext:value-type="float">
            <text:p>1306</text:p>
          </table:table-cell>
          <table:table-cell table:number-columns-repeated="3"/>
          <table:table-cell table:formula="of:=ROUND([.$Z$69]+[.$Y$93]*[.J64])" office:value-type="float" office:value="2050" calcext:value-type="float">
            <text:p>2050</text:p>
          </table:table-cell>
          <table:table-cell table:formula="of:=[.V64]-[.AA64]" office:value-type="float" office:value="-9" calcext:value-type="float">
            <text:p>-9</text:p>
          </table:table-cell>
          <table:table-cell table:formula="of:=30.81+682.41*[.J64]" office:value-type="float" office:value="2078.04" calcext:value-type="float">
            <text:p>2078,04</text:p>
          </table:table-cell>
          <table:table-cell table:formula="of:=ROUND([.AC64]-[.V64])" office:value-type="float" office:value="37" calcext:value-type="float">
            <text:p>37</text:p>
          </table:table-cell>
          <table:table-cell table:formula="of:=[.V64]-[.AC64]" office:value-type="float" office:value="-37.04" calcext:value-type="float">
            <text:p>-37,04</text:p>
          </table:table-cell>
          <table:table-cell table:formula="of:=[.V64]-[.V63]" office:value-type="float" office:value="653" calcext:value-type="float">
            <text:p>653</text:p>
          </table:table-cell>
          <table:table-cell table:formula="of:=[.AI64]/240"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table:formula="of:=SUM([.AH$63:.$AH64])" office:value-type="float" office:value="48" calcext:value-type="float">
            <text:p>48</text:p>
          </table:table-cell>
          <table:table-cell table:formula="of:=SUM([.$AK$62:.AK64])" office:value-type="float" office:value="1.5" calcext:value-type="float">
            <text:p>1,5</text:p>
          </table:table-cell>
          <table:table-cell table:formula="of:=1-([.AL64]-ROUNDDOWN([.AL64]))" office:value-type="float" office:value="0.25" calcext:value-type="float">
            <text:p>0,25</text:p>
          </table:table-cell>
          <table:table-cell table:style-name="ce1" table:formula="of:=[.K64]/(5*2*24)" office:value-type="float" office:value="24.75" calcext:value-type="float">
            <text:p>24,75</text:p>
          </table:table-cell>
          <table:table-cell table:style-name="ce1" table:formula="of:=[.L64]/240" office:value-type="float" office:value="25" calcext:value-type="float">
            <text:p>25</text:p>
          </table:table-cell>
          <table:table-cell table:formula="of:=[.AJ64]/3" office:value-type="float" office:value="0.5" calcext:value-type="float">
            <text:p>0,5</text:p>
          </table:table-cell>
          <table:table-cell table:formula="of:=ROUND([.AN65])" office:value-type="float" office:value="1" calcext:value-type="float">
            <text:p>1</text:p>
          </table:table-cell>
          <table:table-cell table:style-name="ce1" table:formula="of:=[.AM64]-[.AM63]" office:value-type="float" office:value="8" calcext:value-type="float">
            <text:p>8</text:p>
          </table:table-cell>
          <table:table-cell table:style-name="ce1" table:formula="of:=0.75*240+60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4" calcext:value-type="float">
            <text:p>4</text:p>
          </table:table-cell>
          <table:table-cell table:formula="of:=[.K64]+1980" office:value-type="float" office:value="7920" calcext:value-type="float">
            <text:p>7920</text:p>
          </table:table-cell>
          <table:table-cell table:style-name="ce47" table:formula="of:=[.K65]+240" office:value-type="float" office:value="8160" calcext:value-type="float">
            <text:p>8160</text:p>
          </table:table-cell>
          <table:table-cell table:formula="of:=[.K65]+[.AI65]" office:value-type="float" office:value="7992" calcext:value-type="float">
            <text:p>7992</text:p>
          </table:table-cell>
          <table:table-cell table:formula="of:=[.L65]/240" office:value-type="float" office:value="34" calcext:value-type="float">
            <text:p>34</text:p>
          </table:table-cell>
          <table:table-cell table:formula="of:=[.M65]/240" office:value-type="float" office:value="33.3" calcext:value-type="float">
            <text:p>33,3</text:p>
          </table:table-cell>
          <table:table-cell table:formula="of:=ROUNDUP([.O65])" office:value-type="float" office:value="34" calcext:value-type="float">
            <text:p>34</text:p>
          </table:table-cell>
          <table:table-cell table:style-name="ce48" table:formula="of:=[.P65]*240" office:value-type="float" office:value="8160" calcext:value-type="float">
            <text:p>8160</text:p>
          </table:table-cell>
          <table:table-cell table:formula="of:=[.Q65]-[.L65]" office:value-type="float" office:value="0" calcext:value-type="float">
            <text:p>0</text:p>
          </table:table-cell>
          <table:table-cell table:formula="of:=[.L65]/6" office:value-type="float" office:value="1360" calcext:value-type="float">
            <text:p>1360</text:p>
          </table:table-cell>
          <table:table-cell table:formula="of:=[.S65]*90000" office:value-type="float" office:value="122400000" calcext:value-type="float">
            <text:p>122400000</text:p>
          </table:table-cell>
          <table:table-cell table:formula="of:=[.T65]/44100" office:value-type="float" office:value="2775.51020408163" calcext:value-type="float">
            <text:p>2775,51020408163</text:p>
          </table:table-cell>
          <table:table-cell table:formula="of:=ROUND([.U65])" office:value-type="float" office:value="2776" calcext:value-type="float">
            <text:p>2776</text:p>
          </table:table-cell>
          <table:table-cell table:formula="of:=[.V65]-[.$V$62]" office:value-type="float" office:value="2041" calcext:value-type="float">
            <text:p>2041</text:p>
          </table:table-cell>
          <table:table-cell table:number-columns-repeated="3"/>
          <table:table-cell table:formula="of:=ROUND([.$Z$69]+[.$Y$93]*[.J65])" office:value-type="float" office:value="2734" calcext:value-type="float">
            <text:p>2734</text:p>
          </table:table-cell>
          <table:table-cell table:formula="of:=[.V65]-[.AA65]" office:value-type="float" office:value="42" calcext:value-type="float">
            <text:p>42</text:p>
          </table:table-cell>
          <table:table-cell table:formula="of:=30.81+682.41*[.J65]" office:value-type="float" office:value="2760.45" calcext:value-type="float">
            <text:p>2760,45</text:p>
          </table:table-cell>
          <table:table-cell table:formula="of:=ROUND([.AC65]-[.V65])" office:value-type="float" office:value="-16" calcext:value-type="float">
            <text:p>-16</text:p>
          </table:table-cell>
          <table:table-cell table:formula="of:=[.V65]-[.AC65]" office:value-type="float" office:value="15.5500000000002" calcext:value-type="float">
            <text:p>15,5500000000002</text:p>
          </table:table-cell>
          <table:table-cell table:formula="of:=[.V65]-[.V64]" office:value-type="float" office:value="735" calcext:value-type="float">
            <text:p>735</text:p>
          </table:table-cell>
          <table:table-cell table:formula="of:=[.AI65]/240" office:value-type="float" office:value="0.3" calcext:value-type="float">
            <text:p>0,3</text:p>
          </table:table-cell>
          <table:table-cell office:value-type="float" office:value="24" calcext:value-type="float">
            <text:p>24</text:p>
          </table:table-cell>
          <table:table-cell table:formula="of:=SUM([.AH$63:.$AH65])" office:value-type="float" office:value="72" calcext:value-type="float">
            <text:p>72</text:p>
          </table:table-cell>
          <table:table-cell table:formula="of:=SUM([.$AK$62:.AK65])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1" table:formula="of:=[.K65]/(5*2*24)" office:value-type="float" office:value="33" calcext:value-type="float">
            <text:p>33</text:p>
          </table:table-cell>
          <table:table-cell table:style-name="ce1" table:formula="of:=[.L65]/240" office:value-type="float" office:value="34" calcext:value-type="float">
            <text:p>34</text:p>
          </table:table-cell>
          <table:table-cell table:formula="of:=[.AJ65]/3" office:value-type="float" office:value="0.5" calcext:value-type="float">
            <text:p>0,5</text:p>
          </table:table-cell>
          <table:table-cell table:formula="of:=ROUND([.AN66])" office:value-type="float" office:value="1" calcext:value-type="float">
            <text:p>1</text:p>
          </table:table-cell>
          <table:table-cell table:style-name="ce1" table:formula="of:=[.AM65]-[.AM64]" office:value-type="float" office:value="9" calcext:value-type="float">
            <text:p>9</text:p>
          </table:table-cell>
          <table:table-cell table:style-name="ce1" office:value-type="string" calcext:value-type="string">
            <text:p>++</text:p>
          </table:table-cell>
          <table:table-cell/>
          <table:table-cell table:formula="of:=32*60" office:value-type="float" office:value="1920" calcext:value-type="float">
            <text:p>1920</text:p>
          </table:table-cell>
          <table:table-cell table:formula="of:=[.AS65]/240" office:value-type="float" office:value="8" calcext:value-type="float">
            <text:p>8</text:p>
          </table:table-cell>
          <table:table-cell table:formula="of:=[.AT65]/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5" calcext:value-type="float">
            <text:p>5</text:p>
          </table:table-cell>
          <table:table-cell table:formula="of:=[.K65]+1980" office:value-type="float" office:value="9900" calcext:value-type="float">
            <text:p>9900</text:p>
          </table:table-cell>
          <table:table-cell table:style-name="ce47" table:formula="of:=[.K66]+180" office:value-type="float" office:value="10080" calcext:value-type="float">
            <text:p>10080</text:p>
          </table:table-cell>
          <table:table-cell table:formula="of:=[.K66]+[.AI66]" office:value-type="float" office:value="9996" calcext:value-type="float">
            <text:p>9996</text:p>
          </table:table-cell>
          <table:table-cell table:formula="of:=[.L66]/240" office:value-type="float" office:value="42" calcext:value-type="float">
            <text:p>42</text:p>
          </table:table-cell>
          <table:table-cell table:formula="of:=[.M66]/240" office:value-type="float" office:value="41.65" calcext:value-type="float">
            <text:p>41,65</text:p>
          </table:table-cell>
          <table:table-cell table:formula="of:=ROUNDUP([.O66])" office:value-type="float" office:value="42" calcext:value-type="float">
            <text:p>42</text:p>
          </table:table-cell>
          <table:table-cell table:style-name="ce48" table:formula="of:=[.P66]*240" office:value-type="float" office:value="10080" calcext:value-type="float">
            <text:p>10080</text:p>
          </table:table-cell>
          <table:table-cell table:formula="of:=[.Q66]-[.L66]" office:value-type="float" office:value="0" calcext:value-type="float">
            <text:p>0</text:p>
          </table:table-cell>
          <table:table-cell table:formula="of:=[.L66]/6" office:value-type="float" office:value="1680" calcext:value-type="float">
            <text:p>1680</text:p>
          </table:table-cell>
          <table:table-cell table:formula="of:=[.S66]*90000" office:value-type="float" office:value="151200000" calcext:value-type="float">
            <text:p>151200000</text:p>
          </table:table-cell>
          <table:table-cell table:formula="of:=[.T66]/44100" office:value-type="float" office:value="3428.57142857143" calcext:value-type="float">
            <text:p>3428,57142857143</text:p>
          </table:table-cell>
          <table:table-cell table:formula="of:=ROUND([.U66])" office:value-type="float" office:value="3429" calcext:value-type="float">
            <text:p>3429</text:p>
          </table:table-cell>
          <table:table-cell table:formula="of:=[.V66]-[.$V$62]" office:value-type="float" office:value="2694" calcext:value-type="float">
            <text:p>2694</text:p>
          </table:table-cell>
          <table:table-cell table:number-columns-repeated="3"/>
          <table:table-cell table:formula="of:=ROUND([.$Z$69]+[.$Y$93]*[.J66])" office:value-type="float" office:value="3418" calcext:value-type="float">
            <text:p>3418</text:p>
          </table:table-cell>
          <table:table-cell table:formula="of:=[.V66]-[.AA66]" office:value-type="float" office:value="11" calcext:value-type="float">
            <text:p>11</text:p>
          </table:table-cell>
          <table:table-cell table:formula="of:=30.81+682.41*[.J66]" office:value-type="float" office:value="3442.86" calcext:value-type="float">
            <text:p>3442,86</text:p>
          </table:table-cell>
          <table:table-cell table:formula="of:=ROUND([.AC66]-[.V66])" office:value-type="float" office:value="14" calcext:value-type="float">
            <text:p>14</text:p>
          </table:table-cell>
          <table:table-cell table:formula="of:=[.V66]-[.AC66]" office:value-type="float" office:value="-13.8599999999997" calcext:value-type="float">
            <text:p>-13,8599999999997</text:p>
          </table:table-cell>
          <table:table-cell table:formula="of:=[.V66]-[.V65]" office:value-type="float" office:value="653" calcext:value-type="float">
            <text:p>653</text:p>
          </table:table-cell>
          <table:table-cell table:formula="of:=[.AI66]/240" office:value-type="float" office:value="0.4" calcext:value-type="float">
            <text:p>0,4</text:p>
          </table:table-cell>
          <table:table-cell office:value-type="float" office:value="24" calcext:value-type="float">
            <text:p>24</text:p>
          </table:table-cell>
          <table:table-cell table:formula="of:=SUM([.AH$63:.$AH66])" office:value-type="float" office:value="96" calcext:value-type="float">
            <text:p>96</text:p>
          </table:table-cell>
          <table:table-cell table:formula="of:=SUM([.$AK$62:.AK66])" office:value-type="float" office:value="2.25" calcext:value-type="float">
            <text:p>2,25</text:p>
          </table:table-cell>
          <table:table-cell table:formula="of:=1-([.AL66]-ROUNDDOWN([.AL66]))" office:value-type="float" office:value="0.75" calcext:value-type="float">
            <text:p>0,75</text:p>
          </table:table-cell>
          <table:table-cell table:style-name="ce1" table:formula="of:=[.K66]/(5*2*24)" office:value-type="float" office:value="41.25" calcext:value-type="float">
            <text:p>41,25</text:p>
          </table:table-cell>
          <table:table-cell table:style-name="ce1" table:formula="of:=[.L66]/240" office:value-type="float" office:value="42" calcext:value-type="float">
            <text:p>42</text:p>
          </table:table-cell>
          <table:table-cell table:formula="of:=[.AJ66]/3" office:value-type="float" office:value="0.75" calcext:value-type="float">
            <text:p>0,75</text:p>
          </table:table-cell>
          <table:table-cell table:formula="of:=ROUND([.AN67])" office:value-type="float" office:value="1" calcext:value-type="float">
            <text:p>1</text:p>
          </table:table-cell>
          <table:table-cell table:style-name="ce1" table:formula="of:=[.AM66]-[.AM65]" office:value-type="float" office:value="8" calcext:value-type="float">
            <text:p>8</text:p>
          </table:table-cell>
          <table:table-cell table:style-name="ce1"/>
          <table:table-cell/>
          <table:table-cell table:formula="of:=8*60"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[.AT66]/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9"/>
          <table:table-cell table:number-columns-repeated="7"/>
          <table:table-cell office:value-type="float" office:value="6" calcext:value-type="float">
            <text:p>6</text:p>
          </table:table-cell>
          <table:table-cell table:formula="of:=[.J67]*[.$K$62]" office:value-type="float" office:value="11880" calcext:value-type="float">
            <text:p>11880</text:p>
          </table:table-cell>
          <table:table-cell table:style-name="ce47" table:formula="of:=[.K67]+120" office:value-type="float" office:value="12000" calcext:value-type="float">
            <text:p>12000</text:p>
          </table:table-cell>
          <table:table-cell table:formula="of:=[.K67]+[.AI67]" office:value-type="float" office:value="12000" calcext:value-type="float">
            <text:p>12000</text:p>
          </table:table-cell>
          <table:table-cell table:formula="of:=[.L67]/240" office:value-type="float" office:value="50" calcext:value-type="float">
            <text:p>50</text:p>
          </table:table-cell>
          <table:table-cell table:formula="of:=[.M67]/240" office:value-type="float" office:value="50" calcext:value-type="float">
            <text:p>50</text:p>
          </table:table-cell>
          <table:table-cell table:formula="of:=ROUNDUP([.O67])" office:value-type="float" office:value="50" calcext:value-type="float">
            <text:p>50</text:p>
          </table:table-cell>
          <table:table-cell table:style-name="ce48" table:formula="of:=[.P67]*240" office:value-type="float" office:value="12000" calcext:value-type="float">
            <text:p>12000</text:p>
          </table:table-cell>
          <table:table-cell table:formula="of:=[.Q67]-[.L67]" office:value-type="float" office:value="0" calcext:value-type="float">
            <text:p>0</text:p>
          </table:table-cell>
          <table:table-cell table:formula="of:=[.L67]/6" office:value-type="float" office:value="2000" calcext:value-type="float">
            <text:p>2000</text:p>
          </table:table-cell>
          <table:table-cell table:formula="of:=[.S67]*90000" office:value-type="float" office:value="180000000" calcext:value-type="float">
            <text:p>180000000</text:p>
          </table:table-cell>
          <table:table-cell table:formula="of:=[.T67]/44100" office:value-type="float" office:value="4081.63265306122" calcext:value-type="float">
            <text:p>4081,63265306122</text:p>
          </table:table-cell>
          <table:table-cell table:formula="of:=ROUND([.U67])" office:value-type="float" office:value="4082" calcext:value-type="float">
            <text:p>4082</text:p>
          </table:table-cell>
          <table:table-cell table:formula="of:=[.V67]-[.$V$62]" office:value-type="float" office:value="3347" calcext:value-type="float">
            <text:p>3347</text:p>
          </table:table-cell>
          <table:table-cell table:number-columns-repeated="3"/>
          <table:table-cell table:formula="of:=ROUND([.$Z$69]+[.$Y$93]*[.J67])" office:value-type="float" office:value="4102" calcext:value-type="float">
            <text:p>4102</text:p>
          </table:table-cell>
          <table:table-cell table:formula="of:=[.V67]-[.AA67]" office:value-type="float" office:value="-20" calcext:value-type="float">
            <text:p>-20</text:p>
          </table:table-cell>
          <table:table-cell table:formula="of:=30.81+682.41*[.J67]" office:value-type="float" office:value="4125.27" calcext:value-type="float">
            <text:p>4125,27</text:p>
          </table:table-cell>
          <table:table-cell table:formula="of:=ROUND([.AC67]-[.V67])" office:value-type="float" office:value="43" calcext:value-type="float">
            <text:p>43</text:p>
          </table:table-cell>
          <table:table-cell table:formula="of:=[.V67]-[.AC67]" office:value-type="float" office:value="-43.2700000000004" calcext:value-type="float">
            <text:p>-43,2700000000004</text:p>
          </table:table-cell>
          <table:table-cell table:formula="of:=[.V67]-[.V66]" office:value-type="float" office:value="653" calcext:value-type="float">
            <text:p>653</text:p>
          </table:table-cell>
          <table:table-cell table:formula="of:=[.AI67]/240"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table:formula="of:=SUM([.AH$63:.$AH67])" office:value-type="float" office:value="120" calcext:value-type="float">
            <text:p>120</text:p>
          </table:table-cell>
          <table:table-cell table:formula="of:=SUM([.$AK$62:.AK67])" office:value-type="float" office:value="2.75" calcext:value-type="float">
            <text:p>2,75</text:p>
          </table:table-cell>
          <table:table-cell table:formula="of:=1-([.AL67]-ROUNDDOWN([.AL67]))" office:value-type="float" office:value="0.5" calcext:value-type="float">
            <text:p>0,5</text:p>
          </table:table-cell>
          <table:table-cell table:style-name="ce1" table:formula="of:=[.K67]/(5*2*24)" office:value-type="float" office:value="49.5" calcext:value-type="float">
            <text:p>49,5</text:p>
          </table:table-cell>
          <table:table-cell table:style-name="ce1" table:formula="of:=[.L67]/240" office:value-type="float" office:value="50" calcext:value-type="float">
            <text:p>50</text:p>
          </table:table-cell>
          <table:table-cell table:formula="of:=[.AJ67]/3" office:value-type="float" office:value="0.916666666666667" calcext:value-type="float">
            <text:p>0,916666666666667</text:p>
          </table:table-cell>
          <table:table-cell table:formula="of:=ROUND([.AN68])" office:value-type="float" office:value="1" calcext:value-type="float">
            <text:p>1</text:p>
          </table:table-cell>
          <table:table-cell table:style-name="ce1" table:formula="of:=[.AM67]-[.AM66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J68]*[.$K$62]" office:value-type="float" office:value="13860" calcext:value-type="float">
            <text:p>13860</text:p>
          </table:table-cell>
          <table:table-cell table:style-name="ce47" table:formula="of:=[.K68]+60+240" office:value-type="float" office:value="14160" calcext:value-type="float">
            <text:p>14160</text:p>
          </table:table-cell>
          <table:table-cell table:formula="of:=[.K68]+[.AI68]" office:value-type="float" office:value="14004" calcext:value-type="float">
            <text:p>14004</text:p>
          </table:table-cell>
          <table:table-cell table:formula="of:=[.L68]/240" office:value-type="float" office:value="59" calcext:value-type="float">
            <text:p>59</text:p>
          </table:table-cell>
          <table:table-cell table:formula="of:=[.M68]/240" office:value-type="float" office:value="58.35" calcext:value-type="float">
            <text:p>58,35</text:p>
          </table:table-cell>
          <table:table-cell table:formula="of:=ROUNDUP([.O68])" office:value-type="float" office:value="59" calcext:value-type="float">
            <text:p>59</text:p>
          </table:table-cell>
          <table:table-cell table:style-name="ce48" table:formula="of:=[.P68]*240" office:value-type="float" office:value="14160" calcext:value-type="float">
            <text:p>14160</text:p>
          </table:table-cell>
          <table:table-cell table:formula="of:=[.Q68]-[.L68]" office:value-type="float" office:value="0" calcext:value-type="float">
            <text:p>0</text:p>
          </table:table-cell>
          <table:table-cell table:formula="of:=[.L68]/6" office:value-type="float" office:value="2360" calcext:value-type="float">
            <text:p>2360</text:p>
          </table:table-cell>
          <table:table-cell table:formula="of:=[.S68]*90000" office:value-type="float" office:value="212400000" calcext:value-type="float">
            <text:p>212400000</text:p>
          </table:table-cell>
          <table:table-cell table:formula="of:=[.T68]/44100" office:value-type="float" office:value="4816.32653061225" calcext:value-type="float">
            <text:p>4816,32653061225</text:p>
          </table:table-cell>
          <table:table-cell table:formula="of:=ROUND([.U68])" office:value-type="float" office:value="4816" calcext:value-type="float">
            <text:p>4816</text:p>
          </table:table-cell>
          <table:table-cell table:formula="of:=[.V68]-[.$V$62]" office:value-type="float" office:value="4081" calcext:value-type="float">
            <text:p>4081</text:p>
          </table:table-cell>
          <table:table-cell table:number-columns-repeated="3"/>
          <table:table-cell table:formula="of:=ROUND([.$Z$69]+[.$Y$93]*[.J68])" office:value-type="float" office:value="4785" calcext:value-type="float">
            <text:p>4785</text:p>
          </table:table-cell>
          <table:table-cell table:formula="of:=[.V68]-[.AA68]" office:value-type="float" office:value="31" calcext:value-type="float">
            <text:p>31</text:p>
          </table:table-cell>
          <table:table-cell table:formula="of:=30.81+682.41*[.J68]" office:value-type="float" office:value="4807.68" calcext:value-type="float">
            <text:p>4807,68</text:p>
          </table:table-cell>
          <table:table-cell table:formula="of:=ROUND([.AC68]-[.V68])" office:value-type="float" office:value="-8" calcext:value-type="float">
            <text:p>-8</text:p>
          </table:table-cell>
          <table:table-cell table:formula="of:=[.V68]-[.AC68]" office:value-type="float" office:value="8.31999999999971" calcext:value-type="float">
            <text:p>8,31999999999971</text:p>
          </table:table-cell>
          <table:table-cell table:formula="of:=[.V68]-[.V67]" office:value-type="float" office:value="734" calcext:value-type="float">
            <text:p>734</text:p>
          </table:table-cell>
          <table:table-cell table:formula="of:=[.AI68]/240" office:value-type="float" office:value="0.6" calcext:value-type="float">
            <text:p>0,6</text:p>
          </table:table-cell>
          <table:table-cell office:value-type="float" office:value="24" calcext:value-type="float">
            <text:p>24</text:p>
          </table:table-cell>
          <table:table-cell table:formula="of:=SUM([.AH$63:.$AH68])" office:value-type="float" office:value="144" calcext:value-type="float">
            <text:p>144</text:p>
          </table:table-cell>
          <table:table-cell table:formula="of:=SUM([.$AK$62:.AK68])" office:value-type="float" office:value="3" calcext:value-type="float">
            <text:p>3</text:p>
          </table:table-cell>
          <table:table-cell table:formula="of:=1-([.AL68]-ROUNDDOWN([.AL68]))" office:value-type="float" office:value="0.25" calcext:value-type="float">
            <text:p>0,25</text:p>
          </table:table-cell>
          <table:table-cell table:style-name="ce1" table:formula="of:=[.K68]/(5*2*24)" office:value-type="float" office:value="57.75" calcext:value-type="float">
            <text:p>57,75</text:p>
          </table:table-cell>
          <table:table-cell table:style-name="ce1" table:formula="of:=[.L68]/240" office:value-type="float" office:value="59" calcext:value-type="float">
            <text:p>59</text:p>
          </table:table-cell>
          <table:table-cell table:formula="of:=[.AJ68]/3" office:value-type="float" office:value="1" calcext:value-type="float">
            <text:p>1</text:p>
          </table:table-cell>
          <table:table-cell table:formula="of:=ROUND([.AN69])" office:value-type="float" office:value="1" calcext:value-type="float">
            <text:p>1</text:p>
          </table:table-cell>
          <table:table-cell table:style-name="ce1" table:formula="of:=[.AM68]-[.AM67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69]*[.$K$62]" office:value-type="float" office:value="15840" calcext:value-type="float">
            <text:p>15840</text:p>
          </table:table-cell>
          <table:table-cell table:style-name="ce47" table:formula="of:=[.K69]+240" office:value-type="float" office:value="16080" calcext:value-type="float">
            <text:p>16080</text:p>
          </table:table-cell>
          <table:table-cell table:formula="of:=[.K69]+[.AI69]" office:value-type="float" office:value="16008" calcext:value-type="float">
            <text:p>16008</text:p>
          </table:table-cell>
          <table:table-cell table:formula="of:=[.L69]/240" office:value-type="float" office:value="67" calcext:value-type="float">
            <text:p>67</text:p>
          </table:table-cell>
          <table:table-cell table:formula="of:=[.M69]/240" office:value-type="float" office:value="66.7" calcext:value-type="float">
            <text:p>66,7</text:p>
          </table:table-cell>
          <table:table-cell table:formula="of:=ROUNDUP([.O69])" office:value-type="float" office:value="67" calcext:value-type="float">
            <text:p>67</text:p>
          </table:table-cell>
          <table:table-cell table:style-name="ce48" table:formula="of:=[.P69]*240" office:value-type="float" office:value="16080" calcext:value-type="float">
            <text:p>16080</text:p>
          </table:table-cell>
          <table:table-cell table:formula="of:=[.Q69]-[.L69]" office:value-type="float" office:value="0" calcext:value-type="float">
            <text:p>0</text:p>
          </table:table-cell>
          <table:table-cell table:formula="of:=[.L69]/6" office:value-type="float" office:value="2680" calcext:value-type="float">
            <text:p>2680</text:p>
          </table:table-cell>
          <table:table-cell table:formula="of:=[.S69]*90000" office:value-type="float" office:value="241200000" calcext:value-type="float">
            <text:p>241200000</text:p>
          </table:table-cell>
          <table:table-cell table:formula="of:=[.T69]/44100" office:value-type="float" office:value="5469.38775510204" calcext:value-type="float">
            <text:p>5469,38775510204</text:p>
          </table:table-cell>
          <table:table-cell table:formula="of:=ROUND([.U69])" office:value-type="float" office:value="5469" calcext:value-type="float">
            <text:p>5469</text:p>
          </table:table-cell>
          <table:table-cell table:formula="of:=[.V69]-[.$V$62]" office:value-type="float" office:value="4734" calcext:value-type="float">
            <text:p>4734</text:p>
          </table:table-cell>
          <table:table-cell table:formula="of:=[.V69]" office:value-type="float" office:value="5469" calcext:value-type="float">
            <text:p>5469</text:p>
          </table:table-cell>
          <table:table-cell/>
          <table:table-cell table:formula="of:=[.V69]-[.Y93]*8" office:value-type="float" office:value="-0.66666666666697" calcext:value-type="float">
            <text:p>-0,66666666666697</text:p>
          </table:table-cell>
          <table:table-cell table:formula="of:=ROUND([.$Z$69]+[.$Y$93]*[.J69])" office:value-type="float" office:value="5469" calcext:value-type="float">
            <text:p>5469</text:p>
          </table:table-cell>
          <table:table-cell table:formula="of:=[.V69]-[.AA69]" office:value-type="float" office:value="0" calcext:value-type="float">
            <text:p>0</text:p>
          </table:table-cell>
          <table:table-cell table:formula="of:=30.81+682.41*[.J69]" office:value-type="float" office:value="5490.09" calcext:value-type="float">
            <text:p>5490,09</text:p>
          </table:table-cell>
          <table:table-cell table:formula="of:=ROUND([.AC69]-[.V69])" office:value-type="float" office:value="21" calcext:value-type="float">
            <text:p>21</text:p>
          </table:table-cell>
          <table:table-cell table:formula="of:=[.V69]-[.AC69]" office:value-type="float" office:value="-21.0900000000001" calcext:value-type="float">
            <text:p>-21,0900000000001</text:p>
          </table:table-cell>
          <table:table-cell table:formula="of:=[.V69]-[.V68]" office:value-type="float" office:value="653" calcext:value-type="float">
            <text:p>653</text:p>
          </table:table-cell>
          <table:table-cell table:formula="of:=[.AI69]/240" office:value-type="float" office:value="0.7" calcext:value-type="float">
            <text:p>0,7</text:p>
          </table:table-cell>
          <table:table-cell office:value-type="float" office:value="24" calcext:value-type="float">
            <text:p>24</text:p>
          </table:table-cell>
          <table:table-cell table:formula="of:=SUM([.AH$63:.$AH69])" office:value-type="float" office:value="168" calcext:value-type="float">
            <text:p>168</text:p>
          </table:table-cell>
          <table:table-cell table:formula="of:=SUM([.$AK$62:.AK6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formula="of:=[.K69]/(5*2*24)" office:value-type="float" office:value="66" calcext:value-type="float">
            <text:p>66</text:p>
          </table:table-cell>
          <table:table-cell table:style-name="ce1" table:formula="of:=[.L69]/240" office:value-type="float" office:value="67" calcext:value-type="float">
            <text:p>67</text:p>
          </table:table-cell>
          <table:table-cell table:formula="of:=[.AJ69]/3" office:value-type="float" office:value="1" calcext:value-type="float">
            <text:p>1</text:p>
          </table:table-cell>
          <table:table-cell table:formula="of:=ROUND([.AN70])" office:value-type="float" office:value="1" calcext:value-type="float">
            <text:p>1</text:p>
          </table:table-cell>
          <table:table-cell table:style-name="ce1" table:formula="of:=[.AM69]-[.AM68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0]*[.$K$62]" office:value-type="float" office:value="17820" calcext:value-type="float">
            <text:p>17820</text:p>
          </table:table-cell>
          <table:table-cell table:style-name="ce47" table:formula="of:=[.K70]+180+240" office:value-type="float" office:value="18240" calcext:value-type="float">
            <text:p>18240</text:p>
          </table:table-cell>
          <table:table-cell table:formula="of:=[.K70]+[.AI70]" office:value-type="float" office:value="18012" calcext:value-type="float">
            <text:p>18012</text:p>
          </table:table-cell>
          <table:table-cell table:formula="of:=[.L70]/240" office:value-type="float" office:value="76" calcext:value-type="float">
            <text:p>76</text:p>
          </table:table-cell>
          <table:table-cell table:formula="of:=[.M70]/240" office:value-type="float" office:value="75.05" calcext:value-type="float">
            <text:p>75,05</text:p>
          </table:table-cell>
          <table:table-cell table:formula="of:=ROUNDUP([.O70])" office:value-type="float" office:value="76" calcext:value-type="float">
            <text:p>76</text:p>
          </table:table-cell>
          <table:table-cell table:style-name="ce48" table:formula="of:=[.P70]*240" office:value-type="float" office:value="18240" calcext:value-type="float">
            <text:p>18240</text:p>
          </table:table-cell>
          <table:table-cell table:formula="of:=[.Q70]-[.L70]" office:value-type="float" office:value="0" calcext:value-type="float">
            <text:p>0</text:p>
          </table:table-cell>
          <table:table-cell table:formula="of:=[.L70]/6" office:value-type="float" office:value="3040" calcext:value-type="float">
            <text:p>3040</text:p>
          </table:table-cell>
          <table:table-cell table:formula="of:=[.S70]*90000" office:value-type="float" office:value="273600000" calcext:value-type="float">
            <text:p>273600000</text:p>
          </table:table-cell>
          <table:table-cell table:formula="of:=[.T70]/44100" office:value-type="float" office:value="6204.08163265306" calcext:value-type="float">
            <text:p>6204,08163265306</text:p>
          </table:table-cell>
          <table:table-cell table:formula="of:=ROUND([.U70])" office:value-type="float" office:value="6204" calcext:value-type="float">
            <text:p>6204</text:p>
          </table:table-cell>
          <table:table-cell table:formula="of:=[.V70]-[.$V$62]" office:value-type="float" office:value="5469" calcext:value-type="float">
            <text:p>5469</text:p>
          </table:table-cell>
          <table:table-cell table:number-columns-repeated="3"/>
          <table:table-cell table:formula="of:=ROUND([.$Z$69]+[.$Y$93]*[.J70])" office:value-type="float" office:value="6153" calcext:value-type="float">
            <text:p>6153</text:p>
          </table:table-cell>
          <table:table-cell table:formula="of:=[.V70]-[.AA70]" office:value-type="float" office:value="51" calcext:value-type="float">
            <text:p>51</text:p>
          </table:table-cell>
          <table:table-cell table:formula="of:=30.81+682.41*[.J70]" office:value-type="float" office:value="6172.5" calcext:value-type="float">
            <text:p>6172,5</text:p>
          </table:table-cell>
          <table:table-cell table:formula="of:=ROUND([.AC70]-[.V70])" office:value-type="float" office:value="-32" calcext:value-type="float">
            <text:p>-32</text:p>
          </table:table-cell>
          <table:table-cell table:formula="of:=[.V70]-[.AC70]" office:value-type="float" office:value="31.5" calcext:value-type="float">
            <text:p>31,5</text:p>
          </table:table-cell>
          <table:table-cell table:formula="of:=[.V70]-[.V69]" office:value-type="float" office:value="735" calcext:value-type="float">
            <text:p>735</text:p>
          </table:table-cell>
          <table:table-cell table:formula="of:=[.AI70]/240" office:value-type="float" office:value="0.8" calcext:value-type="float">
            <text:p>0,8</text:p>
          </table:table-cell>
          <table:table-cell office:value-type="float" office:value="24" calcext:value-type="float">
            <text:p>24</text:p>
          </table:table-cell>
          <table:table-cell table:formula="of:=SUM([.AH$63:.$AH70])" office:value-type="float" office:value="192" calcext:value-type="float">
            <text:p>192</text:p>
          </table:table-cell>
          <table:table-cell table:formula="of:=SUM([.$AK$62:.AK70])" office:value-type="float" office:value="3.75" calcext:value-type="float">
            <text:p>3,75</text:p>
          </table:table-cell>
          <table:table-cell table:formula="of:=1-([.AL70]-ROUNDDOWN([.AL70]))" office:value-type="float" office:value="0.75" calcext:value-type="float">
            <text:p>0,75</text:p>
          </table:table-cell>
          <table:table-cell table:style-name="ce1" table:formula="of:=[.K70]/(5*2*24)" office:value-type="float" office:value="74.25" calcext:value-type="float">
            <text:p>74,25</text:p>
          </table:table-cell>
          <table:table-cell table:style-name="ce1" table:formula="of:=[.L70]/240" office:value-type="float" office:value="76" calcext:value-type="float">
            <text:p>76</text:p>
          </table:table-cell>
          <table:table-cell table:formula="of:=[.AJ70]/3" office:value-type="float" office:value="1.25" calcext:value-type="float">
            <text:p>1,25</text:p>
          </table:table-cell>
          <table:table-cell table:formula="of:=ROUND([.AN71])" office:value-type="float" office:value="1" calcext:value-type="float">
            <text:p>1</text:p>
          </table:table-cell>
          <table:table-cell table:style-name="ce1" table:formula="of:=[.AM70]-[.AM69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J71]*[.$K$62]" office:value-type="float" office:value="19800" calcext:value-type="float">
            <text:p>19800</text:p>
          </table:table-cell>
          <table:table-cell table:style-name="ce47" table:formula="of:=[.K71]+120+240" office:value-type="float" office:value="20160" calcext:value-type="float">
            <text:p>20160</text:p>
          </table:table-cell>
          <table:table-cell table:formula="of:=[.K71]+[.AI71]" office:value-type="float" office:value="20016" calcext:value-type="float">
            <text:p>20016</text:p>
          </table:table-cell>
          <table:table-cell table:formula="of:=[.L71]/240" office:value-type="float" office:value="84" calcext:value-type="float">
            <text:p>84</text:p>
          </table:table-cell>
          <table:table-cell table:formula="of:=[.M71]/240" office:value-type="float" office:value="83.4" calcext:value-type="float">
            <text:p>83,4</text:p>
          </table:table-cell>
          <table:table-cell table:formula="of:=ROUNDUP([.O71])" office:value-type="float" office:value="84" calcext:value-type="float">
            <text:p>84</text:p>
          </table:table-cell>
          <table:table-cell table:style-name="ce48" table:formula="of:=[.P71]*240" office:value-type="float" office:value="20160" calcext:value-type="float">
            <text:p>20160</text:p>
          </table:table-cell>
          <table:table-cell table:formula="of:=[.Q71]-[.L71]" office:value-type="float" office:value="0" calcext:value-type="float">
            <text:p>0</text:p>
          </table:table-cell>
          <table:table-cell table:formula="of:=[.L71]/6" office:value-type="float" office:value="3360" calcext:value-type="float">
            <text:p>3360</text:p>
          </table:table-cell>
          <table:table-cell table:formula="of:=[.S71]*90000" office:value-type="float" office:value="302400000" calcext:value-type="float">
            <text:p>302400000</text:p>
          </table:table-cell>
          <table:table-cell table:formula="of:=[.T71]/44100" office:value-type="float" office:value="6857.14285714286" calcext:value-type="float">
            <text:p>6857,14285714286</text:p>
          </table:table-cell>
          <table:table-cell table:formula="of:=ROUND([.U71])" office:value-type="float" office:value="6857" calcext:value-type="float">
            <text:p>6857</text:p>
          </table:table-cell>
          <table:table-cell table:formula="of:=[.V71]-[.$V$62]" office:value-type="float" office:value="6122" calcext:value-type="float">
            <text:p>6122</text:p>
          </table:table-cell>
          <table:table-cell table:number-columns-repeated="3"/>
          <table:table-cell table:formula="of:=ROUND([.$Z$69]+[.$Y$93]*[.J71])" office:value-type="float" office:value="6836" calcext:value-type="float">
            <text:p>6836</text:p>
          </table:table-cell>
          <table:table-cell table:formula="of:=[.V71]-[.AA71]" office:value-type="float" office:value="21" calcext:value-type="float">
            <text:p>21</text:p>
          </table:table-cell>
          <table:table-cell table:formula="of:=30.81+682.41*[.J71]" office:value-type="float" office:value="6854.91" calcext:value-type="float">
            <text:p>6854,91</text:p>
          </table:table-cell>
          <table:table-cell table:formula="of:=ROUND([.AC71]-[.V71])" office:value-type="float" office:value="-2" calcext:value-type="float">
            <text:p>-2</text:p>
          </table:table-cell>
          <table:table-cell table:formula="of:=[.V71]-[.AC71]" office:value-type="float" office:value="2.09000000000015" calcext:value-type="float">
            <text:p>2,09000000000015</text:p>
          </table:table-cell>
          <table:table-cell table:formula="of:=[.V71]-[.V70]" office:value-type="float" office:value="653" calcext:value-type="float">
            <text:p>653</text:p>
          </table:table-cell>
          <table:table-cell table:formula="of:=[.AI71]/240"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  <table:table-cell table:formula="of:=SUM([.AH$63:.$AH71])" office:value-type="float" office:value="216" calcext:value-type="float">
            <text:p>216</text:p>
          </table:table-cell>
          <table:table-cell table:formula="of:=SUM([.$AK$62:.AK71])" office:value-type="float" office:value="4.25" calcext:value-type="float">
            <text:p>4,25</text:p>
          </table:table-cell>
          <table:table-cell table:formula="of:=1-([.AL71]-ROUNDDOWN([.AL71]))" office:value-type="float" office:value="0.5" calcext:value-type="float">
            <text:p>0,5</text:p>
          </table:table-cell>
          <table:table-cell table:style-name="ce1" table:formula="of:=[.K71]/(5*2*24)" office:value-type="float" office:value="82.5" calcext:value-type="float">
            <text:p>82,5</text:p>
          </table:table-cell>
          <table:table-cell table:style-name="ce1" table:formula="of:=[.L71]/240" office:value-type="float" office:value="84" calcext:value-type="float">
            <text:p>84</text:p>
          </table:table-cell>
          <table:table-cell table:formula="of:=[.AJ71]/3" office:value-type="float" office:value="1.41666666666667" calcext:value-type="float">
            <text:p>1,41666666666667</text:p>
          </table:table-cell>
          <table:table-cell table:formula="of:=ROUND([.AN72])" office:value-type="float" office:value="2" calcext:value-type="float">
            <text:p>2</text:p>
          </table:table-cell>
          <table:table-cell table:style-name="ce1" table:formula="of:=[.AM71]-[.AM70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J72]*[.$K$62]" office:value-type="float" office:value="21780" calcext:value-type="float">
            <text:p>21780</text:p>
          </table:table-cell>
          <table:table-cell table:style-name="ce47" table:formula="of:=[.K72]+60+240" office:value-type="float" office:value="22080" calcext:value-type="float">
            <text:p>22080</text:p>
          </table:table-cell>
          <table:table-cell table:formula="of:=[.K72]+[.AI72]" office:value-type="float" office:value="22020" calcext:value-type="float">
            <text:p>22020</text:p>
          </table:table-cell>
          <table:table-cell table:formula="of:=[.L72]/240" office:value-type="float" office:value="92" calcext:value-type="float">
            <text:p>92</text:p>
          </table:table-cell>
          <table:table-cell table:formula="of:=[.M72]/240" office:value-type="float" office:value="91.75" calcext:value-type="float">
            <text:p>91,75</text:p>
          </table:table-cell>
          <table:table-cell table:formula="of:=ROUNDUP([.O72])" office:value-type="float" office:value="92" calcext:value-type="float">
            <text:p>92</text:p>
          </table:table-cell>
          <table:table-cell table:style-name="ce48" table:formula="of:=[.P72]*240" office:value-type="float" office:value="22080" calcext:value-type="float">
            <text:p>22080</text:p>
          </table:table-cell>
          <table:table-cell table:formula="of:=[.Q72]-[.L72]" office:value-type="float" office:value="0" calcext:value-type="float">
            <text:p>0</text:p>
          </table:table-cell>
          <table:table-cell table:formula="of:=[.L72]/6" office:value-type="float" office:value="3680" calcext:value-type="float">
            <text:p>3680</text:p>
          </table:table-cell>
          <table:table-cell table:formula="of:=[.S72]*90000" office:value-type="float" office:value="331200000" calcext:value-type="float">
            <text:p>331200000</text:p>
          </table:table-cell>
          <table:table-cell table:formula="of:=[.T72]/44100" office:value-type="float" office:value="7510.20408163265" calcext:value-type="float">
            <text:p>7510,20408163265</text:p>
          </table:table-cell>
          <table:table-cell table:formula="of:=ROUND([.U72])" office:value-type="float" office:value="7510" calcext:value-type="float">
            <text:p>7510</text:p>
          </table:table-cell>
          <table:table-cell table:formula="of:=[.V72]-[.$V$62]" office:value-type="float" office:value="6775" calcext:value-type="float">
            <text:p>6775</text:p>
          </table:table-cell>
          <table:table-cell table:number-columns-repeated="3"/>
          <table:table-cell table:formula="of:=ROUND([.$Z$69]+[.$Y$93]*[.J72])" office:value-type="float" office:value="7520" calcext:value-type="float">
            <text:p>7520</text:p>
          </table:table-cell>
          <table:table-cell table:formula="of:=[.V72]-[.AA72]" office:value-type="float" office:value="-10" calcext:value-type="float">
            <text:p>-10</text:p>
          </table:table-cell>
          <table:table-cell table:formula="of:=30.81+682.41*[.J72]" office:value-type="float" office:value="7537.32" calcext:value-type="float">
            <text:p>7537,32</text:p>
          </table:table-cell>
          <table:table-cell table:formula="of:=ROUND([.AC72]-[.V72])" office:value-type="float" office:value="27" calcext:value-type="float">
            <text:p>27</text:p>
          </table:table-cell>
          <table:table-cell table:formula="of:=[.V72]-[.AC72]" office:value-type="float" office:value="-27.3199999999997" calcext:value-type="float">
            <text:p>-27,3199999999997</text:p>
          </table:table-cell>
          <table:table-cell table:formula="of:=[.V72]-[.V71]" office:value-type="float" office:value="653" calcext:value-type="float">
            <text:p>653</text:p>
          </table:table-cell>
          <table:table-cell table:formula="of:=[.AI72]/240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([.AH$63:.$AH72])" office:value-type="float" office:value="240" calcext:value-type="float">
            <text:p>240</text:p>
          </table:table-cell>
          <table:table-cell table:formula="of:=SUM([.$AK$62:.AK72])" office:value-type="float" office:value="4.5" calcext:value-type="float">
            <text:p>4,5</text:p>
          </table:table-cell>
          <table:table-cell table:formula="of:=1-([.AL72]-ROUNDDOWN([.AL72]))" office:value-type="float" office:value="0.25" calcext:value-type="float">
            <text:p>0,25</text:p>
          </table:table-cell>
          <table:table-cell table:style-name="ce1" table:formula="of:=[.K72]/(5*2*24)" office:value-type="float" office:value="90.75" calcext:value-type="float">
            <text:p>90,75</text:p>
          </table:table-cell>
          <table:table-cell table:style-name="ce1" table:formula="of:=[.L72]/240" office:value-type="float" office:value="92" calcext:value-type="float">
            <text:p>92</text:p>
          </table:table-cell>
          <table:table-cell table:formula="of:=[.AJ72]/3" office:value-type="float" office:value="1.5" calcext:value-type="float">
            <text:p>1,5</text:p>
          </table:table-cell>
          <table:table-cell table:formula="of:=ROUND([.AN73])" office:value-type="float" office:value="2" calcext:value-type="float">
            <text:p>2</text:p>
          </table:table-cell>
          <table:table-cell table:style-name="ce1" table:formula="of:=[.AM72]-[.AM71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J73]*[.$K$62]" office:value-type="float" office:value="23760" calcext:value-type="float">
            <text:p>23760</text:p>
          </table:table-cell>
          <table:table-cell table:style-name="ce47" table:formula="of:=[.K73]+240 +240" office:value-type="float" office:value="24240" calcext:value-type="float">
            <text:p>24240</text:p>
          </table:table-cell>
          <table:table-cell table:formula="of:=[.K73]+[.AI73]" office:value-type="float" office:value="24024" calcext:value-type="float">
            <text:p>24024</text:p>
          </table:table-cell>
          <table:table-cell table:formula="of:=[.L73]/240" office:value-type="float" office:value="101" calcext:value-type="float">
            <text:p>101</text:p>
          </table:table-cell>
          <table:table-cell table:formula="of:=[.M73]/240" office:value-type="float" office:value="100.1" calcext:value-type="float">
            <text:p>100,1</text:p>
          </table:table-cell>
          <table:table-cell table:formula="of:=ROUNDUP([.O73])" office:value-type="float" office:value="101" calcext:value-type="float">
            <text:p>101</text:p>
          </table:table-cell>
          <table:table-cell table:style-name="ce48" table:formula="of:=[.P73]*240" office:value-type="float" office:value="24240" calcext:value-type="float">
            <text:p>24240</text:p>
          </table:table-cell>
          <table:table-cell table:formula="of:=[.Q73]-[.L73]" office:value-type="float" office:value="0" calcext:value-type="float">
            <text:p>0</text:p>
          </table:table-cell>
          <table:table-cell table:formula="of:=[.L73]/6" office:value-type="float" office:value="4040" calcext:value-type="float">
            <text:p>4040</text:p>
          </table:table-cell>
          <table:table-cell table:formula="of:=[.S73]*90000" office:value-type="float" office:value="363600000" calcext:value-type="float">
            <text:p>363600000</text:p>
          </table:table-cell>
          <table:table-cell table:formula="of:=[.T73]/44100" office:value-type="float" office:value="8244.89795918367" calcext:value-type="float">
            <text:p>8244,89795918367</text:p>
          </table:table-cell>
          <table:table-cell table:formula="of:=ROUND([.U73])" office:value-type="float" office:value="8245" calcext:value-type="float">
            <text:p>8245</text:p>
          </table:table-cell>
          <table:table-cell table:formula="of:=[.V73]-[.$V$62]" office:value-type="float" office:value="7510" calcext:value-type="float">
            <text:p>7510</text:p>
          </table:table-cell>
          <table:table-cell table:number-columns-repeated="3"/>
          <table:table-cell table:formula="of:=ROUND([.$Z$69]+[.$Y$93]*[.J73])" office:value-type="float" office:value="8204" calcext:value-type="float">
            <text:p>8204</text:p>
          </table:table-cell>
          <table:table-cell table:formula="of:=[.V73]-[.AA73]" office:value-type="float" office:value="41" calcext:value-type="float">
            <text:p>41</text:p>
          </table:table-cell>
          <table:table-cell table:formula="of:=30.81+682.41*[.J73]" office:value-type="float" office:value="8219.73" calcext:value-type="float">
            <text:p>8219,73</text:p>
          </table:table-cell>
          <table:table-cell table:formula="of:=ROUND([.AC73]-[.V73])" office:value-type="float" office:value="-25" calcext:value-type="float">
            <text:p>-25</text:p>
          </table:table-cell>
          <table:table-cell table:formula="of:=[.V73]-[.AC73]" office:value-type="float" office:value="25.2700000000004" calcext:value-type="float">
            <text:p>25,2700000000004</text:p>
          </table:table-cell>
          <table:table-cell table:formula="of:=[.V73]-[.V72]" office:value-type="float" office:value="735" calcext:value-type="float">
            <text:p>735</text:p>
          </table:table-cell>
          <table:table-cell table:formula="of:=[.AI73]/240" office:value-type="float" office:value="1.1" calcext:value-type="float">
            <text:p>1,1</text:p>
          </table:table-cell>
          <table:table-cell office:value-type="float" office:value="24" calcext:value-type="float">
            <text:p>24</text:p>
          </table:table-cell>
          <table:table-cell table:formula="of:=SUM([.AH$63:.$AH73])" office:value-type="float" office:value="264" calcext:value-type="float">
            <text:p>264</text:p>
          </table:table-cell>
          <table:table-cell table:formula="of:=SUM([.$AK$62:.AK73])"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1" table:formula="of:=[.K73]/(5*2*24)" office:value-type="float" office:value="99" calcext:value-type="float">
            <text:p>99</text:p>
          </table:table-cell>
          <table:table-cell table:style-name="ce1" table:formula="of:=[.L73]/240" office:value-type="float" office:value="101" calcext:value-type="float">
            <text:p>101</text:p>
          </table:table-cell>
          <table:table-cell table:formula="of:=[.AJ73]/3" office:value-type="float" office:value="1.5" calcext:value-type="float">
            <text:p>1,5</text:p>
          </table:table-cell>
          <table:table-cell table:formula="of:=ROUND([.AN74])" office:value-type="float" office:value="2" calcext:value-type="float">
            <text:p>2</text:p>
          </table:table-cell>
          <table:table-cell table:style-name="ce1" table:formula="of:=[.AM73]-[.AM72]" office:value-type="float" office:value="9" calcext:value-type="float">
            <text:p>9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4]*[.$K$62]" office:value-type="float" office:value="25740" calcext:value-type="float">
            <text:p>25740</text:p>
          </table:table-cell>
          <table:table-cell table:style-name="ce47" table:formula="of:=[.K74]+180 +240" office:value-type="float" office:value="26160" calcext:value-type="float">
            <text:p>26160</text:p>
          </table:table-cell>
          <table:table-cell table:formula="of:=[.K74]+[.AI74]" office:value-type="float" office:value="26028" calcext:value-type="float">
            <text:p>26028</text:p>
          </table:table-cell>
          <table:table-cell table:formula="of:=[.L74]/240" office:value-type="float" office:value="109" calcext:value-type="float">
            <text:p>109</text:p>
          </table:table-cell>
          <table:table-cell table:formula="of:=[.M74]/240" office:value-type="float" office:value="108.45" calcext:value-type="float">
            <text:p>108,45</text:p>
          </table:table-cell>
          <table:table-cell table:formula="of:=ROUNDUP([.O74])" office:value-type="float" office:value="109" calcext:value-type="float">
            <text:p>109</text:p>
          </table:table-cell>
          <table:table-cell table:style-name="ce48" table:formula="of:=[.P74]*240" office:value-type="float" office:value="26160" calcext:value-type="float">
            <text:p>26160</text:p>
          </table:table-cell>
          <table:table-cell table:formula="of:=[.Q74]-[.L74]" office:value-type="float" office:value="0" calcext:value-type="float">
            <text:p>0</text:p>
          </table:table-cell>
          <table:table-cell table:formula="of:=[.L74]/6" office:value-type="float" office:value="4360" calcext:value-type="float">
            <text:p>4360</text:p>
          </table:table-cell>
          <table:table-cell table:formula="of:=[.S74]*90000" office:value-type="float" office:value="392400000" calcext:value-type="float">
            <text:p>392400000</text:p>
          </table:table-cell>
          <table:table-cell table:formula="of:=[.T74]/44100" office:value-type="float" office:value="8897.95918367347" calcext:value-type="float">
            <text:p>8897,95918367347</text:p>
          </table:table-cell>
          <table:table-cell table:formula="of:=ROUND([.U74])" office:value-type="float" office:value="8898" calcext:value-type="float">
            <text:p>8898</text:p>
          </table:table-cell>
          <table:table-cell table:formula="of:=[.V74]-[.$V$62]" office:value-type="float" office:value="8163" calcext:value-type="float">
            <text:p>8163</text:p>
          </table:table-cell>
          <table:table-cell table:number-columns-repeated="3"/>
          <table:table-cell table:formula="of:=ROUND([.$Z$69]+[.$Y$93]*[.J74])" office:value-type="float" office:value="8888" calcext:value-type="float">
            <text:p>8888</text:p>
          </table:table-cell>
          <table:table-cell table:formula="of:=[.V74]-[.AA74]" office:value-type="float" office:value="10" calcext:value-type="float">
            <text:p>10</text:p>
          </table:table-cell>
          <table:table-cell table:formula="of:=30.81+682.41*[.J74]" office:value-type="float" office:value="8902.14" calcext:value-type="float">
            <text:p>8902,14</text:p>
          </table:table-cell>
          <table:table-cell table:formula="of:=ROUND([.AC74]-[.V74])" office:value-type="float" office:value="4" calcext:value-type="float">
            <text:p>4</text:p>
          </table:table-cell>
          <table:table-cell table:formula="of:=[.V74]-[.AC74]" office:value-type="float" office:value="-4.13999999999942" calcext:value-type="float">
            <text:p>-4,13999999999942</text:p>
          </table:table-cell>
          <table:table-cell table:formula="of:=[.V74]-[.V73]" office:value-type="float" office:value="653" calcext:value-type="float">
            <text:p>653</text:p>
          </table:table-cell>
          <table:table-cell table:formula="of:=[.AI74]/240"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  <table:table-cell table:formula="of:=SUM([.AH$63:.$AH74])" office:value-type="float" office:value="288" calcext:value-type="float">
            <text:p>288</text:p>
          </table:table-cell>
          <table:table-cell table:formula="of:=SUM([.$AK$62:.AK74])" office:value-type="float" office:value="5.25" calcext:value-type="float">
            <text:p>5,25</text:p>
          </table:table-cell>
          <table:table-cell table:formula="of:=1-([.AL74]-ROUNDDOWN([.AL74]))" office:value-type="float" office:value="0.75" calcext:value-type="float">
            <text:p>0,75</text:p>
          </table:table-cell>
          <table:table-cell table:style-name="ce1" table:formula="of:=[.K74]/(5*2*24)" office:value-type="float" office:value="107.25" calcext:value-type="float">
            <text:p>107,25</text:p>
          </table:table-cell>
          <table:table-cell table:style-name="ce1" table:formula="of:=[.L74]/240" office:value-type="float" office:value="109" calcext:value-type="float">
            <text:p>109</text:p>
          </table:table-cell>
          <table:table-cell table:formula="of:=[.AJ74]/3" office:value-type="float" office:value="1.75" calcext:value-type="float">
            <text:p>1,75</text:p>
          </table:table-cell>
          <table:table-cell table:formula="of:=ROUND([.AN75])" office:value-type="float" office:value="2" calcext:value-type="float">
            <text:p>2</text:p>
          </table:table-cell>
          <table:table-cell table:style-name="ce1" table:formula="of:=[.AM74]-[.AM73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J75]*[.$K$62]" office:value-type="float" office:value="27720" calcext:value-type="float">
            <text:p>27720</text:p>
          </table:table-cell>
          <table:table-cell table:style-name="ce47" table:formula="of:=[.K75]+120+240" office:value-type="float" office:value="28080" calcext:value-type="float">
            <text:p>28080</text:p>
          </table:table-cell>
          <table:table-cell table:formula="of:=[.K75]+[.AI75]" office:value-type="float" office:value="28032" calcext:value-type="float">
            <text:p>28032</text:p>
          </table:table-cell>
          <table:table-cell table:formula="of:=[.L75]/240" office:value-type="float" office:value="117" calcext:value-type="float">
            <text:p>117</text:p>
          </table:table-cell>
          <table:table-cell table:formula="of:=[.M75]/240" office:value-type="float" office:value="116.8" calcext:value-type="float">
            <text:p>116,8</text:p>
          </table:table-cell>
          <table:table-cell table:formula="of:=ROUNDUP([.O75])" office:value-type="float" office:value="117" calcext:value-type="float">
            <text:p>117</text:p>
          </table:table-cell>
          <table:table-cell table:style-name="ce48" table:formula="of:=[.P75]*240" office:value-type="float" office:value="28080" calcext:value-type="float">
            <text:p>28080</text:p>
          </table:table-cell>
          <table:table-cell table:formula="of:=[.Q75]-[.L75]" office:value-type="float" office:value="0" calcext:value-type="float">
            <text:p>0</text:p>
          </table:table-cell>
          <table:table-cell table:formula="of:=[.L75]/6" office:value-type="float" office:value="4680" calcext:value-type="float">
            <text:p>4680</text:p>
          </table:table-cell>
          <table:table-cell table:formula="of:=[.S75]*90000" office:value-type="float" office:value="421200000" calcext:value-type="float">
            <text:p>421200000</text:p>
          </table:table-cell>
          <table:table-cell table:formula="of:=[.T75]/44100" office:value-type="float" office:value="9551.02040816327" calcext:value-type="float">
            <text:p>9551,02040816327</text:p>
          </table:table-cell>
          <table:table-cell table:formula="of:=ROUND([.U75])" office:value-type="float" office:value="9551" calcext:value-type="float">
            <text:p>9551</text:p>
          </table:table-cell>
          <table:table-cell table:formula="of:=[.V75]-[.$V$62]" office:value-type="float" office:value="8816" calcext:value-type="float">
            <text:p>8816</text:p>
          </table:table-cell>
          <table:table-cell table:number-columns-repeated="3"/>
          <table:table-cell table:formula="of:=ROUND([.$Z$69]+[.$Y$93]*[.J75])" office:value-type="float" office:value="9571" calcext:value-type="float">
            <text:p>9571</text:p>
          </table:table-cell>
          <table:table-cell table:formula="of:=[.V75]-[.AA75]" office:value-type="float" office:value="-20" calcext:value-type="float">
            <text:p>-20</text:p>
          </table:table-cell>
          <table:table-cell table:formula="of:=30.81+682.41*[.J75]" office:value-type="float" office:value="9584.55" calcext:value-type="float">
            <text:p>9584,55</text:p>
          </table:table-cell>
          <table:table-cell table:formula="of:=ROUND([.AC75]-[.V75])" office:value-type="float" office:value="34" calcext:value-type="float">
            <text:p>34</text:p>
          </table:table-cell>
          <table:table-cell table:formula="of:=[.V75]-[.AC75]" office:value-type="float" office:value="-33.5499999999993" calcext:value-type="float">
            <text:p>-33,5499999999993</text:p>
          </table:table-cell>
          <table:table-cell table:formula="of:=[.V75]-[.V74]" office:value-type="float" office:value="653" calcext:value-type="float">
            <text:p>653</text:p>
          </table:table-cell>
          <table:table-cell table:formula="of:=[.AI75]/240" office:value-type="float" office:value="1.3" calcext:value-type="float">
            <text:p>1,3</text:p>
          </table:table-cell>
          <table:table-cell office:value-type="float" office:value="24" calcext:value-type="float">
            <text:p>24</text:p>
          </table:table-cell>
          <table:table-cell table:formula="of:=SUM([.AH$63:.$AH75])" office:value-type="float" office:value="312" calcext:value-type="float">
            <text:p>312</text:p>
          </table:table-cell>
          <table:table-cell table:formula="of:=SUM([.$AK$62:.AK75])" office:value-type="float" office:value="5.75" calcext:value-type="float">
            <text:p>5,75</text:p>
          </table:table-cell>
          <table:table-cell table:formula="of:=1-([.AL75]-ROUNDDOWN([.AL75]))" office:value-type="float" office:value="0.5" calcext:value-type="float">
            <text:p>0,5</text:p>
          </table:table-cell>
          <table:table-cell table:style-name="ce1" table:formula="of:=[.K75]/(5*2*24)" office:value-type="float" office:value="115.5" calcext:value-type="float">
            <text:p>115,5</text:p>
          </table:table-cell>
          <table:table-cell table:style-name="ce1" table:formula="of:=[.L75]/240" office:value-type="float" office:value="117" calcext:value-type="float">
            <text:p>117</text:p>
          </table:table-cell>
          <table:table-cell table:formula="of:=[.AJ75]/3" office:value-type="float" office:value="1.91666666666667" calcext:value-type="float">
            <text:p>1,91666666666667</text:p>
          </table:table-cell>
          <table:table-cell table:formula="of:=ROUND([.AN76])" office:value-type="float" office:value="2" calcext:value-type="float">
            <text:p>2</text:p>
          </table:table-cell>
          <table:table-cell table:style-name="ce1" table:formula="of:=[.AM75]-[.AM74]" office:value-type="float" office:value="8" calcext:value-type="float">
            <text:p>8</text:p>
          </table:table-cell>
          <table:table-cell table:style-name="ce1" office:value-type="string" calcext:value-type="string">
            <text:p>// 1 more frame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J76]*[.$K$62]" office:value-type="float" office:value="29700" calcext:value-type="float">
            <text:p>29700</text:p>
          </table:table-cell>
          <table:table-cell table:style-name="ce47" table:formula="of:=[.K76]+60+240+240" office:value-type="float" office:value="30240" calcext:value-type="float">
            <text:p>30240</text:p>
          </table:table-cell>
          <table:table-cell table:formula="of:=[.K76]+[.AI76]" office:value-type="float" office:value="30036" calcext:value-type="float">
            <text:p>30036</text:p>
          </table:table-cell>
          <table:table-cell table:formula="of:=[.L76]/240" office:value-type="float" office:value="126" calcext:value-type="float">
            <text:p>126</text:p>
          </table:table-cell>
          <table:table-cell table:formula="of:=[.M76]/240" office:value-type="float" office:value="125.15" calcext:value-type="float">
            <text:p>125,15</text:p>
          </table:table-cell>
          <table:table-cell table:formula="of:=ROUNDUP([.O76])" office:value-type="float" office:value="126" calcext:value-type="float">
            <text:p>126</text:p>
          </table:table-cell>
          <table:table-cell table:style-name="ce48" table:formula="of:=[.P76]*240" office:value-type="float" office:value="30240" calcext:value-type="float">
            <text:p>30240</text:p>
          </table:table-cell>
          <table:table-cell table:formula="of:=[.Q76]-[.L76]" office:value-type="float" office:value="0" calcext:value-type="float">
            <text:p>0</text:p>
          </table:table-cell>
          <table:table-cell table:formula="of:=[.L76]/6" office:value-type="float" office:value="5040" calcext:value-type="float">
            <text:p>5040</text:p>
          </table:table-cell>
          <table:table-cell table:formula="of:=[.S76]*90000" office:value-type="float" office:value="453600000" calcext:value-type="float">
            <text:p>453600000</text:p>
          </table:table-cell>
          <table:table-cell table:formula="of:=[.T76]/44100" office:value-type="float" office:value="10285.7142857143" calcext:value-type="float">
            <text:p>10285,7142857143</text:p>
          </table:table-cell>
          <table:table-cell table:formula="of:=ROUND([.U76])" office:value-type="float" office:value="10286" calcext:value-type="float">
            <text:p>10286</text:p>
          </table:table-cell>
          <table:table-cell table:formula="of:=[.V76]-[.$V$62]" office:value-type="float" office:value="9551" calcext:value-type="float">
            <text:p>9551</text:p>
          </table:table-cell>
          <table:table-cell table:number-columns-repeated="3"/>
          <table:table-cell table:formula="of:=ROUND([.$Z$69]+[.$Y$93]*[.J76])" office:value-type="float" office:value="10255" calcext:value-type="float">
            <text:p>10255</text:p>
          </table:table-cell>
          <table:table-cell table:formula="of:=[.V76]-[.AA76]" office:value-type="float" office:value="31" calcext:value-type="float">
            <text:p>31</text:p>
          </table:table-cell>
          <table:table-cell table:formula="of:=30.81+682.41*[.J76]" office:value-type="float" office:value="10266.96" calcext:value-type="float">
            <text:p>10266,96</text:p>
          </table:table-cell>
          <table:table-cell table:formula="of:=ROUND([.AC76]-[.V76])" office:value-type="float" office:value="-19" calcext:value-type="float">
            <text:p>-19</text:p>
          </table:table-cell>
          <table:table-cell table:formula="of:=[.V76]-[.AC76]" office:value-type="float" office:value="19.0400000000009" calcext:value-type="float">
            <text:p>19,0400000000009</text:p>
          </table:table-cell>
          <table:table-cell table:formula="of:=[.V76]-[.V75]" office:value-type="float" office:value="735" calcext:value-type="float">
            <text:p>735</text:p>
          </table:table-cell>
          <table:table-cell table:formula="of:=[.AI76]/240" office:value-type="float" office:value="1.4" calcext:value-type="float">
            <text:p>1,4</text:p>
          </table:table-cell>
          <table:table-cell office:value-type="float" office:value="24" calcext:value-type="float">
            <text:p>24</text:p>
          </table:table-cell>
          <table:table-cell table:formula="of:=SUM([.AH$63:.$AH76])" office:value-type="float" office:value="336" calcext:value-type="float">
            <text:p>336</text:p>
          </table:table-cell>
          <table:table-cell table:formula="of:=SUM([.$AK$62:.AK76])" office:value-type="float" office:value="6" calcext:value-type="float">
            <text:p>6</text:p>
          </table:table-cell>
          <table:table-cell table:formula="of:=1-([.AL76]-ROUNDDOWN([.AL76]))" office:value-type="float" office:value="0.25" calcext:value-type="float">
            <text:p>0,25</text:p>
          </table:table-cell>
          <table:table-cell table:style-name="ce1" table:formula="of:=[.K76]/(5*2*24)" office:value-type="float" office:value="123.75" calcext:value-type="float">
            <text:p>123,75</text:p>
          </table:table-cell>
          <table:table-cell table:style-name="ce1" table:formula="of:=[.L76]/240" office:value-type="float" office:value="126" calcext:value-type="float">
            <text:p>126</text:p>
          </table:table-cell>
          <table:table-cell table:formula="of:=[.AJ76]/3" office:value-type="float" office:value="2" calcext:value-type="float">
            <text:p>2</text:p>
          </table:table-cell>
          <table:table-cell table:formula="of:=ROUND([.AN77])" office:value-type="float" office:value="2" calcext:value-type="float">
            <text:p>2</text:p>
          </table:table-cell>
          <table:table-cell table:style-name="ce1" table:formula="of:=[.AM76]-[.AM75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5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77]*[.$K$62]" office:value-type="float" office:value="31680" calcext:value-type="float">
            <text:p>31680</text:p>
          </table:table-cell>
          <table:table-cell table:style-name="ce47" table:formula="of:=[.K77]+240 +240" office:value-type="float" office:value="32160" calcext:value-type="float">
            <text:p>32160</text:p>
          </table:table-cell>
          <table:table-cell table:formula="of:=[.K77]+[.AI77]" office:value-type="float" office:value="32040" calcext:value-type="float">
            <text:p>32040</text:p>
          </table:table-cell>
          <table:table-cell table:formula="of:=[.L77]/240" office:value-type="float" office:value="134" calcext:value-type="float">
            <text:p>134</text:p>
          </table:table-cell>
          <table:table-cell table:formula="of:=[.M77]/240" office:value-type="float" office:value="133.5" calcext:value-type="float">
            <text:p>133,5</text:p>
          </table:table-cell>
          <table:table-cell table:formula="of:=ROUNDUP([.O77])" office:value-type="float" office:value="134" calcext:value-type="float">
            <text:p>134</text:p>
          </table:table-cell>
          <table:table-cell table:style-name="ce48" table:formula="of:=[.P77]*240" office:value-type="float" office:value="32160" calcext:value-type="float">
            <text:p>32160</text:p>
          </table:table-cell>
          <table:table-cell table:formula="of:=[.Q77]-[.L77]" office:value-type="float" office:value="0" calcext:value-type="float">
            <text:p>0</text:p>
          </table:table-cell>
          <table:table-cell table:formula="of:=[.L77]/6" office:value-type="float" office:value="5360" calcext:value-type="float">
            <text:p>5360</text:p>
          </table:table-cell>
          <table:table-cell table:formula="of:=[.S77]*90000" office:value-type="float" office:value="482400000" calcext:value-type="float">
            <text:p>482400000</text:p>
          </table:table-cell>
          <table:table-cell table:formula="of:=[.T77]/44100" office:value-type="float" office:value="10938.7755102041" calcext:value-type="float">
            <text:p>10938,7755102041</text:p>
          </table:table-cell>
          <table:table-cell table:formula="of:=ROUND([.U77])" office:value-type="float" office:value="10939" calcext:value-type="float">
            <text:p>10939</text:p>
          </table:table-cell>
          <table:table-cell table:formula="of:=[.V77]-[.$V$62]" office:value-type="float" office:value="10204" calcext:value-type="float">
            <text:p>10204</text:p>
          </table:table-cell>
          <table:table-cell table:number-columns-repeated="3"/>
          <table:table-cell table:formula="of:=ROUND([.$Z$69]+[.$Y$93]*[.J77])" office:value-type="float" office:value="10939" calcext:value-type="float">
            <text:p>10939</text:p>
          </table:table-cell>
          <table:table-cell table:formula="of:=[.V77]-[.AA77]" office:value-type="float" office:value="0" calcext:value-type="float">
            <text:p>0</text:p>
          </table:table-cell>
          <table:table-cell table:formula="of:=30.81+682.41*[.J77]" office:value-type="float" office:value="10949.37" calcext:value-type="float">
            <text:p>10949,37</text:p>
          </table:table-cell>
          <table:table-cell table:formula="of:=ROUND([.AC77]-[.V77])" office:value-type="float" office:value="10" calcext:value-type="float">
            <text:p>10</text:p>
          </table:table-cell>
          <table:table-cell table:formula="of:=[.V77]-[.AC77]" office:value-type="float" office:value="-10.369999999999" calcext:value-type="float">
            <text:p>-10,369999999999</text:p>
          </table:table-cell>
          <table:table-cell table:formula="of:=[.V77]-[.V76]" office:value-type="float" office:value="653" calcext:value-type="float">
            <text:p>653</text:p>
          </table:table-cell>
          <table:table-cell table:formula="of:=[.AI77]/240" office:value-type="float" office:value="1.5" calcext:value-type="float">
            <text:p>1,5</text:p>
          </table:table-cell>
          <table:table-cell office:value-type="float" office:value="24" calcext:value-type="float">
            <text:p>24</text:p>
          </table:table-cell>
          <table:table-cell table:formula="of:=SUM([.AH$63:.$AH77])" office:value-type="float" office:value="360" calcext:value-type="float">
            <text:p>360</text:p>
          </table:table-cell>
          <table:table-cell table:formula="of:=SUM([.$AK$62:.AK7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formula="of:=[.K77]/(5*2*24)" office:value-type="float" office:value="132" calcext:value-type="float">
            <text:p>132</text:p>
          </table:table-cell>
          <table:table-cell table:style-name="ce1" table:formula="of:=[.L77]/240" office:value-type="float" office:value="134" calcext:value-type="float">
            <text:p>134</text:p>
          </table:table-cell>
          <table:table-cell table:formula="of:=[.AJ77]/3" office:value-type="float" office:value="2" calcext:value-type="float">
            <text:p>2</text:p>
          </table:table-cell>
          <table:table-cell table:formula="of:=ROUND([.AN78])" office:value-type="float" office:value="2" calcext:value-type="float">
            <text:p>2</text:p>
          </table:table-cell>
          <table:table-cell table:style-name="ce1" table:formula="of:=[.AM77]-[.AM76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J78]*[.$K$62]" office:value-type="float" office:value="33660" calcext:value-type="float">
            <text:p>33660</text:p>
          </table:table-cell>
          <table:table-cell table:style-name="ce47" table:formula="of:=[.K78]+180 + 240" office:value-type="float" office:value="34080" calcext:value-type="float">
            <text:p>34080</text:p>
          </table:table-cell>
          <table:table-cell table:formula="of:=[.K78]+[.AI78]" office:value-type="float" office:value="34044" calcext:value-type="float">
            <text:p>34044</text:p>
          </table:table-cell>
          <table:table-cell table:formula="of:=[.L78]/240" office:value-type="float" office:value="142" calcext:value-type="float">
            <text:p>142</text:p>
          </table:table-cell>
          <table:table-cell table:formula="of:=[.M78]/240" office:value-type="float" office:value="141.85" calcext:value-type="float">
            <text:p>141,85</text:p>
          </table:table-cell>
          <table:table-cell table:formula="of:=ROUNDUP([.O78])" office:value-type="float" office:value="142" calcext:value-type="float">
            <text:p>142</text:p>
          </table:table-cell>
          <table:table-cell table:style-name="ce48" table:formula="of:=[.P78]*240" office:value-type="float" office:value="34080" calcext:value-type="float">
            <text:p>34080</text:p>
          </table:table-cell>
          <table:table-cell table:formula="of:=[.Q78]-[.L78]" office:value-type="float" office:value="0" calcext:value-type="float">
            <text:p>0</text:p>
          </table:table-cell>
          <table:table-cell table:formula="of:=[.L78]/6" office:value-type="float" office:value="5680" calcext:value-type="float">
            <text:p>5680</text:p>
          </table:table-cell>
          <table:table-cell table:formula="of:=[.S78]*90000" office:value-type="float" office:value="511200000" calcext:value-type="float">
            <text:p>511200000</text:p>
          </table:table-cell>
          <table:table-cell table:formula="of:=[.T78]/44100" office:value-type="float" office:value="11591.8367346939" calcext:value-type="float">
            <text:p>11591,8367346939</text:p>
          </table:table-cell>
          <table:table-cell table:formula="of:=ROUND([.U78])" office:value-type="float" office:value="11592" calcext:value-type="float">
            <text:p>11592</text:p>
          </table:table-cell>
          <table:table-cell table:formula="of:=[.V78]-[.$V$62]" office:value-type="float" office:value="10857" calcext:value-type="float">
            <text:p>10857</text:p>
          </table:table-cell>
          <table:table-cell table:number-columns-repeated="3"/>
          <table:table-cell table:formula="of:=ROUND([.$Z$69]+[.$Y$93]*[.J78])" office:value-type="float" office:value="11622" calcext:value-type="float">
            <text:p>11622</text:p>
          </table:table-cell>
          <table:table-cell table:formula="of:=[.V78]-[.AA78]" office:value-type="float" office:value="-30" calcext:value-type="float">
            <text:p>-30</text:p>
          </table:table-cell>
          <table:table-cell table:formula="of:=30.81+682.41*[.J78]" office:value-type="float" office:value="11631.78" calcext:value-type="float">
            <text:p>11631,78</text:p>
          </table:table-cell>
          <table:table-cell table:formula="of:=ROUND([.AC78]-[.V78])" office:value-type="float" office:value="40" calcext:value-type="float">
            <text:p>40</text:p>
          </table:table-cell>
          <table:table-cell table:formula="of:=[.V78]-[.AC78]" office:value-type="float" office:value="-39.7799999999988" calcext:value-type="float">
            <text:p>-39,7799999999988</text:p>
          </table:table-cell>
          <table:table-cell table:formula="of:=[.V78]-[.V77]" office:value-type="float" office:value="653" calcext:value-type="float">
            <text:p>653</text:p>
          </table:table-cell>
          <table:table-cell table:formula="of:=[.AI78]/240" office:value-type="float" office:value="1.6" calcext:value-type="float">
            <text:p>1,6</text:p>
          </table:table-cell>
          <table:table-cell office:value-type="float" office:value="24" calcext:value-type="float">
            <text:p>24</text:p>
          </table:table-cell>
          <table:table-cell table:formula="of:=SUM([.AH$63:.$AH78])" office:value-type="float" office:value="384" calcext:value-type="float">
            <text:p>384</text:p>
          </table:table-cell>
          <table:table-cell table:formula="of:=SUM([.$AK$62:.AK78])" office:value-type="float" office:value="6.75" calcext:value-type="float">
            <text:p>6,75</text:p>
          </table:table-cell>
          <table:table-cell table:formula="of:=1-([.AL78]-ROUNDDOWN([.AL78]))" office:value-type="float" office:value="0.75" calcext:value-type="float">
            <text:p>0,75</text:p>
          </table:table-cell>
          <table:table-cell table:style-name="ce1" table:formula="of:=[.K78]/(5*2*24)" office:value-type="float" office:value="140.25" calcext:value-type="float">
            <text:p>140,25</text:p>
          </table:table-cell>
          <table:table-cell table:style-name="ce1" table:formula="of:=[.L78]/240" office:value-type="float" office:value="142" calcext:value-type="float">
            <text:p>142</text:p>
          </table:table-cell>
          <table:table-cell table:formula="of:=[.AJ78]/3" office:value-type="float" office:value="2.25" calcext:value-type="float">
            <text:p>2,25</text:p>
          </table:table-cell>
          <table:table-cell table:formula="of:=ROUND([.AN79])" office:value-type="float" office:value="2" calcext:value-type="float">
            <text:p>2</text:p>
          </table:table-cell>
          <table:table-cell table:style-name="ce1" table:formula="of:=[.AM78]-[.AM77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J79]*[.$K$62]" office:value-type="float" office:value="35640" calcext:value-type="float">
            <text:p>35640</text:p>
          </table:table-cell>
          <table:table-cell table:style-name="ce47" table:formula="of:=[.K79]+120 + 240 + 240" office:value-type="float" office:value="36240" calcext:value-type="float">
            <text:p>36240</text:p>
          </table:table-cell>
          <table:table-cell table:formula="of:=[.K79]+[.AI79]" office:value-type="float" office:value="36048" calcext:value-type="float">
            <text:p>36048</text:p>
          </table:table-cell>
          <table:table-cell table:formula="of:=[.L79]/240" office:value-type="float" office:value="151" calcext:value-type="float">
            <text:p>151</text:p>
          </table:table-cell>
          <table:table-cell table:formula="of:=[.M79]/240" office:value-type="float" office:value="150.2" calcext:value-type="float">
            <text:p>150,2</text:p>
          </table:table-cell>
          <table:table-cell table:formula="of:=ROUNDUP([.O79])" office:value-type="float" office:value="151" calcext:value-type="float">
            <text:p>151</text:p>
          </table:table-cell>
          <table:table-cell table:style-name="ce48" table:formula="of:=[.P79]*240" office:value-type="float" office:value="36240" calcext:value-type="float">
            <text:p>36240</text:p>
          </table:table-cell>
          <table:table-cell table:formula="of:=[.Q79]-[.L79]" office:value-type="float" office:value="0" calcext:value-type="float">
            <text:p>0</text:p>
          </table:table-cell>
          <table:table-cell table:formula="of:=[.L79]/6" office:value-type="float" office:value="6040" calcext:value-type="float">
            <text:p>6040</text:p>
          </table:table-cell>
          <table:table-cell table:formula="of:=[.S79]*90000" office:value-type="float" office:value="543600000" calcext:value-type="float">
            <text:p>543600000</text:p>
          </table:table-cell>
          <table:table-cell table:formula="of:=[.T79]/44100" office:value-type="float" office:value="12326.5306122449" calcext:value-type="float">
            <text:p>12326,5306122449</text:p>
          </table:table-cell>
          <table:table-cell table:formula="of:=ROUND([.U79])" office:value-type="float" office:value="12327" calcext:value-type="float">
            <text:p>12327</text:p>
          </table:table-cell>
          <table:table-cell table:formula="of:=[.V79]-[.$V$62]" office:value-type="float" office:value="11592" calcext:value-type="float">
            <text:p>11592</text:p>
          </table:table-cell>
          <table:table-cell table:number-columns-repeated="3"/>
          <table:table-cell table:formula="of:=ROUND([.$Z$69]+[.$Y$93]*[.J79])" office:value-type="float" office:value="12306" calcext:value-type="float">
            <text:p>12306</text:p>
          </table:table-cell>
          <table:table-cell table:formula="of:=[.V79]-[.AA79]" office:value-type="float" office:value="21" calcext:value-type="float">
            <text:p>21</text:p>
          </table:table-cell>
          <table:table-cell table:formula="of:=30.81+682.41*[.J79]" office:value-type="float" office:value="12314.19" calcext:value-type="float">
            <text:p>12314,19</text:p>
          </table:table-cell>
          <table:table-cell table:formula="of:=ROUND([.AC79]-[.V79])" office:value-type="float" office:value="-13" calcext:value-type="float">
            <text:p>-13</text:p>
          </table:table-cell>
          <table:table-cell table:formula="of:=[.V79]-[.AC79]" office:value-type="float" office:value="12.8100000000013" calcext:value-type="float">
            <text:p>12,8100000000013</text:p>
          </table:table-cell>
          <table:table-cell table:formula="of:=[.V79]-[.V78]" office:value-type="float" office:value="735" calcext:value-type="float">
            <text:p>735</text:p>
          </table:table-cell>
          <table:table-cell table:formula="of:=[.AI79]/240" office:value-type="float" office:value="1.7" calcext:value-type="float">
            <text:p>1,7</text:p>
          </table:table-cell>
          <table:table-cell office:value-type="float" office:value="24" calcext:value-type="float">
            <text:p>24</text:p>
          </table:table-cell>
          <table:table-cell table:formula="of:=SUM([.AH$63:.$AH79])" office:value-type="float" office:value="408" calcext:value-type="float">
            <text:p>408</text:p>
          </table:table-cell>
          <table:table-cell table:formula="of:=SUM([.$AK$62:.AK79])" office:value-type="float" office:value="7.25" calcext:value-type="float">
            <text:p>7,25</text:p>
          </table:table-cell>
          <table:table-cell table:formula="of:=1-([.AL79]-ROUNDDOWN([.AL79]))" office:value-type="float" office:value="0.5" calcext:value-type="float">
            <text:p>0,5</text:p>
          </table:table-cell>
          <table:table-cell table:style-name="ce1" table:formula="of:=[.K79]/(5*2*24)" office:value-type="float" office:value="148.5" calcext:value-type="float">
            <text:p>148,5</text:p>
          </table:table-cell>
          <table:table-cell table:style-name="ce1" table:formula="of:=[.L79]/240" office:value-type="float" office:value="151" calcext:value-type="float">
            <text:p>151</text:p>
          </table:table-cell>
          <table:table-cell table:formula="of:=[.AJ79]/3" office:value-type="float" office:value="2.41666666666667" calcext:value-type="float">
            <text:p>2,41666666666667</text:p>
          </table:table-cell>
          <table:table-cell table:formula="of:=ROUND([.AN80])" office:value-type="float" office:value="3" calcext:value-type="float">
            <text:p>3</text:p>
          </table:table-cell>
          <table:table-cell table:style-name="ce1" table:formula="of:=[.AM79]-[.AM78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J80]*[.$K$62]" office:value-type="float" office:value="37620" calcext:value-type="float">
            <text:p>37620</text:p>
          </table:table-cell>
          <table:table-cell table:style-name="ce47" table:formula="of:=[.K80]+60 + 240 + 240" office:value-type="float" office:value="38160" calcext:value-type="float">
            <text:p>38160</text:p>
          </table:table-cell>
          <table:table-cell table:formula="of:=[.K80]+[.AI80]" office:value-type="float" office:value="38052" calcext:value-type="float">
            <text:p>38052</text:p>
          </table:table-cell>
          <table:table-cell table:formula="of:=[.L80]/240" office:value-type="float" office:value="159" calcext:value-type="float">
            <text:p>159</text:p>
          </table:table-cell>
          <table:table-cell table:formula="of:=[.M80]/240" office:value-type="float" office:value="158.55" calcext:value-type="float">
            <text:p>158,55</text:p>
          </table:table-cell>
          <table:table-cell table:formula="of:=ROUNDUP([.O80])" office:value-type="float" office:value="159" calcext:value-type="float">
            <text:p>159</text:p>
          </table:table-cell>
          <table:table-cell table:style-name="ce48" table:formula="of:=[.P80]*240" office:value-type="float" office:value="38160" calcext:value-type="float">
            <text:p>38160</text:p>
          </table:table-cell>
          <table:table-cell table:formula="of:=[.Q80]-[.L80]" office:value-type="float" office:value="0" calcext:value-type="float">
            <text:p>0</text:p>
          </table:table-cell>
          <table:table-cell table:formula="of:=[.L80]/6" office:value-type="float" office:value="6360" calcext:value-type="float">
            <text:p>6360</text:p>
          </table:table-cell>
          <table:table-cell table:formula="of:=[.S80]*90000" office:value-type="float" office:value="572400000" calcext:value-type="float">
            <text:p>572400000</text:p>
          </table:table-cell>
          <table:table-cell table:formula="of:=[.T80]/44100" office:value-type="float" office:value="12979.5918367347" calcext:value-type="float">
            <text:p>12979,5918367347</text:p>
          </table:table-cell>
          <table:table-cell table:formula="of:=ROUND([.U80])" office:value-type="float" office:value="12980" calcext:value-type="float">
            <text:p>12980</text:p>
          </table:table-cell>
          <table:table-cell table:formula="of:=[.V80]-[.$V$62]" office:value-type="float" office:value="12245" calcext:value-type="float">
            <text:p>12245</text:p>
          </table:table-cell>
          <table:table-cell table:number-columns-repeated="3"/>
          <table:table-cell table:formula="of:=ROUND([.$Z$69]+[.$Y$93]*[.J80])" office:value-type="float" office:value="12990" calcext:value-type="float">
            <text:p>12990</text:p>
          </table:table-cell>
          <table:table-cell table:formula="of:=[.V80]-[.AA80]" office:value-type="float" office:value="-10" calcext:value-type="float">
            <text:p>-10</text:p>
          </table:table-cell>
          <table:table-cell table:formula="of:=30.81+682.41*[.J80]" office:value-type="float" office:value="12996.6" calcext:value-type="float">
            <text:p>12996,6</text:p>
          </table:table-cell>
          <table:table-cell table:formula="of:=ROUND([.AC80]-[.V80])" office:value-type="float" office:value="17" calcext:value-type="float">
            <text:p>17</text:p>
          </table:table-cell>
          <table:table-cell table:formula="of:=[.V80]-[.AC80]" office:value-type="float" office:value="-16.5999999999985" calcext:value-type="float">
            <text:p>-16,5999999999985</text:p>
          </table:table-cell>
          <table:table-cell table:formula="of:=[.V80]-[.V79]" office:value-type="float" office:value="653" calcext:value-type="float">
            <text:p>653</text:p>
          </table:table-cell>
          <table:table-cell table:formula="of:=[.AI80]/240" office:value-type="float" office:value="1.8" calcext:value-type="float">
            <text:p>1,8</text:p>
          </table:table-cell>
          <table:table-cell office:value-type="float" office:value="24" calcext:value-type="float">
            <text:p>24</text:p>
          </table:table-cell>
          <table:table-cell table:formula="of:=SUM([.AH$63:.$AH80])" office:value-type="float" office:value="432" calcext:value-type="float">
            <text:p>432</text:p>
          </table:table-cell>
          <table:table-cell table:formula="of:=SUM([.$AK$62:.AK80])" office:value-type="float" office:value="7.5" calcext:value-type="float">
            <text:p>7,5</text:p>
          </table:table-cell>
          <table:table-cell table:formula="of:=1-([.AL80]-ROUNDDOWN([.AL80]))" office:value-type="float" office:value="0.25" calcext:value-type="float">
            <text:p>0,25</text:p>
          </table:table-cell>
          <table:table-cell table:style-name="ce1" table:formula="of:=[.K80]/(5*2*24)" office:value-type="float" office:value="156.75" calcext:value-type="float">
            <text:p>156,75</text:p>
          </table:table-cell>
          <table:table-cell table:style-name="ce1" table:formula="of:=[.L80]/240" office:value-type="float" office:value="159" calcext:value-type="float">
            <text:p>159</text:p>
          </table:table-cell>
          <table:table-cell table:formula="of:=[.AJ80]/3" office:value-type="float" office:value="2.5" calcext:value-type="float">
            <text:p>2,5</text:p>
          </table:table-cell>
          <table:table-cell table:formula="of:=ROUND([.AN81])" office:value-type="float" office:value="3" calcext:value-type="float">
            <text:p>3</text:p>
          </table:table-cell>
          <table:table-cell table:style-name="ce1" table:formula="of:=[.AM80]-[.AM79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J81]*[.$K$62]" office:value-type="float" office:value="39600" calcext:value-type="float">
            <text:p>39600</text:p>
          </table:table-cell>
          <table:table-cell table:style-name="ce47" table:formula="of:=[.K81]+ 240 + 240" office:value-type="float" office:value="40080" calcext:value-type="float">
            <text:p>40080</text:p>
          </table:table-cell>
          <table:table-cell table:formula="of:=[.K81]+[.AI81]" office:value-type="float" office:value="40056" calcext:value-type="float">
            <text:p>40056</text:p>
          </table:table-cell>
          <table:table-cell table:formula="of:=[.L81]/240" office:value-type="float" office:value="167" calcext:value-type="float">
            <text:p>167</text:p>
          </table:table-cell>
          <table:table-cell table:formula="of:=[.M81]/240" office:value-type="float" office:value="166.9" calcext:value-type="float">
            <text:p>166,9</text:p>
          </table:table-cell>
          <table:table-cell table:formula="of:=ROUNDUP([.O81])" office:value-type="float" office:value="167" calcext:value-type="float">
            <text:p>167</text:p>
          </table:table-cell>
          <table:table-cell table:style-name="ce48" table:formula="of:=[.P81]*240" office:value-type="float" office:value="40080" calcext:value-type="float">
            <text:p>40080</text:p>
          </table:table-cell>
          <table:table-cell table:formula="of:=[.Q81]-[.L81]" office:value-type="float" office:value="0" calcext:value-type="float">
            <text:p>0</text:p>
          </table:table-cell>
          <table:table-cell table:formula="of:=[.L81]/6" office:value-type="float" office:value="6680" calcext:value-type="float">
            <text:p>6680</text:p>
          </table:table-cell>
          <table:table-cell table:formula="of:=[.S81]*90000" office:value-type="float" office:value="601200000" calcext:value-type="float">
            <text:p>601200000</text:p>
          </table:table-cell>
          <table:table-cell table:formula="of:=[.T81]/44100" office:value-type="float" office:value="13632.6530612245" calcext:value-type="float">
            <text:p>13632,6530612245</text:p>
          </table:table-cell>
          <table:table-cell table:formula="of:=ROUND([.U81])" office:value-type="float" office:value="13633" calcext:value-type="float">
            <text:p>13633</text:p>
          </table:table-cell>
          <table:table-cell table:formula="of:=[.V81]-[.$V$62]" office:value-type="float" office:value="12898" calcext:value-type="float">
            <text:p>12898</text:p>
          </table:table-cell>
          <table:table-cell table:number-columns-repeated="3"/>
          <table:table-cell table:formula="of:=ROUND([.$Z$69]+[.$Y$93]*[.J81])" office:value-type="float" office:value="13674" calcext:value-type="float">
            <text:p>13674</text:p>
          </table:table-cell>
          <table:table-cell table:formula="of:=[.V81]-[.AA81]" office:value-type="float" office:value="-41" calcext:value-type="float">
            <text:p>-41</text:p>
          </table:table-cell>
          <table:table-cell table:formula="of:=30.81+682.41*[.J81]" office:value-type="float" office:value="13679.01" calcext:value-type="float">
            <text:p>13679,01</text:p>
          </table:table-cell>
          <table:table-cell table:formula="of:=ROUND([.AC81]-[.V81])" office:value-type="float" office:value="46" calcext:value-type="float">
            <text:p>46</text:p>
          </table:table-cell>
          <table:table-cell table:formula="of:=[.V81]-[.AC81]" office:value-type="float" office:value="-46.0099999999984" calcext:value-type="float">
            <text:p>-46,0099999999984</text:p>
          </table:table-cell>
          <table:table-cell table:formula="of:=[.V81]-[.V80]" office:value-type="float" office:value="653" calcext:value-type="float">
            <text:p>653</text:p>
          </table:table-cell>
          <table:table-cell table:formula="of:=[.AI81]/240" office:value-type="float" office:value="1.9" calcext:value-type="float">
            <text:p>1,9</text:p>
          </table:table-cell>
          <table:table-cell office:value-type="float" office:value="24" calcext:value-type="float">
            <text:p>24</text:p>
          </table:table-cell>
          <table:table-cell table:formula="of:=SUM([.AH$63:.$AH81])" office:value-type="float" office:value="456" calcext:value-type="float">
            <text:p>456</text:p>
          </table:table-cell>
          <table:table-cell table:formula="of:=SUM([.$AK$62:.AK81])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style-name="ce1" table:formula="of:=[.K81]/(5*2*24)" office:value-type="float" office:value="165" calcext:value-type="float">
            <text:p>165</text:p>
          </table:table-cell>
          <table:table-cell table:style-name="ce1" table:formula="of:=[.L81]/240" office:value-type="float" office:value="167" calcext:value-type="float">
            <text:p>167</text:p>
          </table:table-cell>
          <table:table-cell table:formula="of:=[.AJ81]/3" office:value-type="float" office:value="2.5" calcext:value-type="float">
            <text:p>2,5</text:p>
          </table:table-cell>
          <table:table-cell table:formula="of:=ROUND([.AN82])" office:value-type="float" office:value="3" calcext:value-type="float">
            <text:p>3</text:p>
          </table:table-cell>
          <table:table-cell table:style-name="ce1" table:formula="of:=[.AM81]-[.AM80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J82]*[.$K$62]" office:value-type="float" office:value="41580" calcext:value-type="float">
            <text:p>41580</text:p>
          </table:table-cell>
          <table:table-cell table:style-name="ce47" table:formula="of:=[.K82]+180 + 240 + 240" office:value-type="float" office:value="42240" calcext:value-type="float">
            <text:p>42240</text:p>
          </table:table-cell>
          <table:table-cell table:formula="of:=[.K82]+[.AI82]" office:value-type="float" office:value="42060" calcext:value-type="float">
            <text:p>42060</text:p>
          </table:table-cell>
          <table:table-cell table:formula="of:=[.L82]/240" office:value-type="float" office:value="176" calcext:value-type="float">
            <text:p>176</text:p>
          </table:table-cell>
          <table:table-cell table:formula="of:=[.M82]/240" office:value-type="float" office:value="175.25" calcext:value-type="float">
            <text:p>175,25</text:p>
          </table:table-cell>
          <table:table-cell table:formula="of:=ROUNDUP([.O82])" office:value-type="float" office:value="176" calcext:value-type="float">
            <text:p>176</text:p>
          </table:table-cell>
          <table:table-cell table:style-name="ce48" table:formula="of:=[.P82]*240" office:value-type="float" office:value="42240" calcext:value-type="float">
            <text:p>42240</text:p>
          </table:table-cell>
          <table:table-cell table:formula="of:=[.Q82]-[.L82]" office:value-type="float" office:value="0" calcext:value-type="float">
            <text:p>0</text:p>
          </table:table-cell>
          <table:table-cell table:formula="of:=[.L82]/6" office:value-type="float" office:value="7040" calcext:value-type="float">
            <text:p>7040</text:p>
          </table:table-cell>
          <table:table-cell table:formula="of:=[.S82]*90000" office:value-type="float" office:value="633600000" calcext:value-type="float">
            <text:p>633600000</text:p>
          </table:table-cell>
          <table:table-cell table:formula="of:=[.T82]/44100" office:value-type="float" office:value="14367.3469387755" calcext:value-type="float">
            <text:p>14367,3469387755</text:p>
          </table:table-cell>
          <table:table-cell table:formula="of:=ROUND([.U82])" office:value-type="float" office:value="14367" calcext:value-type="float">
            <text:p>14367</text:p>
          </table:table-cell>
          <table:table-cell table:formula="of:=[.V82]-[.$V$62]" office:value-type="float" office:value="13632" calcext:value-type="float">
            <text:p>13632</text:p>
          </table:table-cell>
          <table:table-cell table:number-columns-repeated="3"/>
          <table:table-cell table:formula="of:=ROUND([.$Z$69]+[.$Y$93]*[.J82])" office:value-type="float" office:value="14357" calcext:value-type="float">
            <text:p>14357</text:p>
          </table:table-cell>
          <table:table-cell table:formula="of:=[.V82]-[.AA82]" office:value-type="float" office:value="10" calcext:value-type="float">
            <text:p>10</text:p>
          </table:table-cell>
          <table:table-cell table:formula="of:=30.81+682.41*[.J82]" office:value-type="float" office:value="14361.42" calcext:value-type="float">
            <text:p>14361,42</text:p>
          </table:table-cell>
          <table:table-cell table:formula="of:=ROUND([.AC82]-[.V82])" office:value-type="float" office:value="-6" calcext:value-type="float">
            <text:p>-6</text:p>
          </table:table-cell>
          <table:table-cell table:formula="of:=[.V82]-[.AC82]" office:value-type="float" office:value="5.58000000000175" calcext:value-type="float">
            <text:p>5,58000000000175</text:p>
          </table:table-cell>
          <table:table-cell table:formula="of:=[.V82]-[.V81]" office:value-type="float" office:value="734" calcext:value-type="float">
            <text:p>734</text:p>
          </table:table-cell>
          <table:table-cell table:formula="of:=[.AI82]/2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([.AH$63:.$AH82])" office:value-type="float" office:value="480" calcext:value-type="float">
            <text:p>480</text:p>
          </table:table-cell>
          <table:table-cell table:formula="of:=SUM([.$AK$62:.AK82])" office:value-type="float" office:value="8.25" calcext:value-type="float">
            <text:p>8,25</text:p>
          </table:table-cell>
          <table:table-cell table:formula="of:=1-([.AL82]-ROUNDDOWN([.AL82]))" office:value-type="float" office:value="0.75" calcext:value-type="float">
            <text:p>0,75</text:p>
          </table:table-cell>
          <table:table-cell table:style-name="ce1" table:formula="of:=[.K82]/(5*2*24)" office:value-type="float" office:value="173.25" calcext:value-type="float">
            <text:p>173,25</text:p>
          </table:table-cell>
          <table:table-cell table:style-name="ce1" table:formula="of:=[.L82]/240" office:value-type="float" office:value="176" calcext:value-type="float">
            <text:p>176</text:p>
          </table:table-cell>
          <table:table-cell table:formula="of:=[.AJ82]/3" office:value-type="float" office:value="2.75" calcext:value-type="float">
            <text:p>2,75</text:p>
          </table:table-cell>
          <table:table-cell table:formula="of:=ROUND([.AN83])" office:value-type="float" office:value="3" calcext:value-type="float">
            <text:p>3</text:p>
          </table:table-cell>
          <table:table-cell table:style-name="ce1" table:formula="of:=[.AM82]-[.AM81]" office:value-type="float" office:value="9" calcext:value-type="float">
            <text:p>9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J83]*[.$K$62]" office:value-type="float" office:value="43560" calcext:value-type="float">
            <text:p>43560</text:p>
          </table:table-cell>
          <table:table-cell table:style-name="ce47" table:formula="of:=[.K83]+120 + 240 + 240" office:value-type="float" office:value="44160" calcext:value-type="float">
            <text:p>44160</text:p>
          </table:table-cell>
          <table:table-cell table:formula="of:=[.K83]+[.AI83]" office:value-type="float" office:value="44064" calcext:value-type="float">
            <text:p>44064</text:p>
          </table:table-cell>
          <table:table-cell table:formula="of:=[.L83]/240" office:value-type="float" office:value="184" calcext:value-type="float">
            <text:p>184</text:p>
          </table:table-cell>
          <table:table-cell table:formula="of:=[.M83]/240" office:value-type="float" office:value="183.6" calcext:value-type="float">
            <text:p>183,6</text:p>
          </table:table-cell>
          <table:table-cell table:formula="of:=ROUNDUP([.O83])" office:value-type="float" office:value="184" calcext:value-type="float">
            <text:p>184</text:p>
          </table:table-cell>
          <table:table-cell table:style-name="ce48" table:formula="of:=[.P83]*240" office:value-type="float" office:value="44160" calcext:value-type="float">
            <text:p>44160</text:p>
          </table:table-cell>
          <table:table-cell table:formula="of:=[.Q83]-[.L83]" office:value-type="float" office:value="0" calcext:value-type="float">
            <text:p>0</text:p>
          </table:table-cell>
          <table:table-cell table:formula="of:=[.L83]/6" office:value-type="float" office:value="7360" calcext:value-type="float">
            <text:p>7360</text:p>
          </table:table-cell>
          <table:table-cell table:formula="of:=[.S83]*90000" office:value-type="float" office:value="662400000" calcext:value-type="float">
            <text:p>662400000</text:p>
          </table:table-cell>
          <table:table-cell table:formula="of:=[.T83]/44100" office:value-type="float" office:value="15020.4081632653" calcext:value-type="float">
            <text:p>15020,4081632653</text:p>
          </table:table-cell>
          <table:table-cell table:formula="of:=ROUND([.U83])" office:value-type="float" office:value="15020" calcext:value-type="float">
            <text:p>15020</text:p>
          </table:table-cell>
          <table:table-cell table:formula="of:=[.V83]-[.$V$62]" office:value-type="float" office:value="14285" calcext:value-type="float">
            <text:p>14285</text:p>
          </table:table-cell>
          <table:table-cell table:number-columns-repeated="3"/>
          <table:table-cell table:formula="of:=ROUND([.$Z$69]+[.$Y$93]*[.J83])" office:value-type="float" office:value="15041" calcext:value-type="float">
            <text:p>15041</text:p>
          </table:table-cell>
          <table:table-cell table:formula="of:=[.V83]-[.AA83]" office:value-type="float" office:value="-21" calcext:value-type="float">
            <text:p>-21</text:p>
          </table:table-cell>
          <table:table-cell table:formula="of:=30.81+682.41*[.J83]" office:value-type="float" office:value="15043.83" calcext:value-type="float">
            <text:p>15043,83</text:p>
          </table:table-cell>
          <table:table-cell table:formula="of:=ROUND([.AC83]-[.V83])" office:value-type="float" office:value="24" calcext:value-type="float">
            <text:p>24</text:p>
          </table:table-cell>
          <table:table-cell table:formula="of:=[.V83]-[.AC83]" office:value-type="float" office:value="-23.8299999999981" calcext:value-type="float">
            <text:p>-23,8299999999981</text:p>
          </table:table-cell>
          <table:table-cell table:formula="of:=[.V83]-[.V82]" office:value-type="float" office:value="653" calcext:value-type="float">
            <text:p>653</text:p>
          </table:table-cell>
          <table:table-cell table:formula="of:=[.AI83]/240" office:value-type="float" office:value="2.1" calcext:value-type="float">
            <text:p>2,1</text:p>
          </table:table-cell>
          <table:table-cell office:value-type="float" office:value="24" calcext:value-type="float">
            <text:p>24</text:p>
          </table:table-cell>
          <table:table-cell table:formula="of:=SUM([.AH$63:.$AH83])" office:value-type="float" office:value="504" calcext:value-type="float">
            <text:p>504</text:p>
          </table:table-cell>
          <table:table-cell table:formula="of:=SUM([.$AK$62:.AK83])" office:value-type="float" office:value="8.75" calcext:value-type="float">
            <text:p>8,75</text:p>
          </table:table-cell>
          <table:table-cell table:formula="of:=1-([.AL83]-ROUNDDOWN([.AL83]))" office:value-type="float" office:value="0.5" calcext:value-type="float">
            <text:p>0,5</text:p>
          </table:table-cell>
          <table:table-cell table:style-name="ce1" table:formula="of:=[.K83]/(5*2*24)" office:value-type="float" office:value="181.5" calcext:value-type="float">
            <text:p>181,5</text:p>
          </table:table-cell>
          <table:table-cell table:style-name="ce1" table:formula="of:=[.L83]/240" office:value-type="float" office:value="184" calcext:value-type="float">
            <text:p>184</text:p>
          </table:table-cell>
          <table:table-cell table:formula="of:=[.AJ83]/3" office:value-type="float" office:value="2.91666666666667" calcext:value-type="float">
            <text:p>2,91666666666667</text:p>
          </table:table-cell>
          <table:table-cell table:formula="of:=ROUND([.AN84])" office:value-type="float" office:value="3" calcext:value-type="float">
            <text:p>3</text:p>
          </table:table-cell>
          <table:table-cell table:style-name="ce1" table:formula="of:=[.AM83]-[.AM82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J84]*[.$K$62]" office:value-type="float" office:value="45540" calcext:value-type="float">
            <text:p>45540</text:p>
          </table:table-cell>
          <table:table-cell table:style-name="ce47" table:formula="of:=[.K84]+60 + 240 + 240" office:value-type="float" office:value="46080" calcext:value-type="float">
            <text:p>46080</text:p>
          </table:table-cell>
          <table:table-cell table:formula="of:=[.K84]+[.AI84]" office:value-type="float" office:value="46068" calcext:value-type="float">
            <text:p>46068</text:p>
          </table:table-cell>
          <table:table-cell table:formula="of:=[.L84]/240" office:value-type="float" office:value="192" calcext:value-type="float">
            <text:p>192</text:p>
          </table:table-cell>
          <table:table-cell table:formula="of:=[.M84]/240" office:value-type="float" office:value="191.95" calcext:value-type="float">
            <text:p>191,95</text:p>
          </table:table-cell>
          <table:table-cell table:formula="of:=ROUNDUP([.O84])" office:value-type="float" office:value="192" calcext:value-type="float">
            <text:p>192</text:p>
          </table:table-cell>
          <table:table-cell table:style-name="ce48" table:formula="of:=[.P84]*240" office:value-type="float" office:value="46080" calcext:value-type="float">
            <text:p>46080</text:p>
          </table:table-cell>
          <table:table-cell table:formula="of:=[.Q84]-[.L84]" office:value-type="float" office:value="0" calcext:value-type="float">
            <text:p>0</text:p>
          </table:table-cell>
          <table:table-cell table:formula="of:=[.L84]/6" office:value-type="float" office:value="7680" calcext:value-type="float">
            <text:p>7680</text:p>
          </table:table-cell>
          <table:table-cell table:formula="of:=[.S84]*90000" office:value-type="float" office:value="691200000" calcext:value-type="float">
            <text:p>691200000</text:p>
          </table:table-cell>
          <table:table-cell table:formula="of:=[.T84]/44100" office:value-type="float" office:value="15673.4693877551" calcext:value-type="float">
            <text:p>15673,4693877551</text:p>
          </table:table-cell>
          <table:table-cell table:formula="of:=ROUND([.U84])" office:value-type="float" office:value="15673" calcext:value-type="float">
            <text:p>15673</text:p>
          </table:table-cell>
          <table:table-cell table:formula="of:=[.V84]-[.$V$62]" office:value-type="float" office:value="14938" calcext:value-type="float">
            <text:p>14938</text:p>
          </table:table-cell>
          <table:table-cell table:number-columns-repeated="3"/>
          <table:table-cell table:formula="of:=ROUND([.$Z$69]+[.$Y$93]*[.J84])" office:value-type="float" office:value="15725" calcext:value-type="float">
            <text:p>15725</text:p>
          </table:table-cell>
          <table:table-cell table:formula="of:=[.V84]-[.AA84]" office:value-type="float" office:value="-52" calcext:value-type="float">
            <text:p>-52</text:p>
          </table:table-cell>
          <table:table-cell table:formula="of:=30.81+682.41*[.J84]" office:value-type="float" office:value="15726.24" calcext:value-type="float">
            <text:p>15726,24</text:p>
          </table:table-cell>
          <table:table-cell table:formula="of:=ROUND([.AC84]-[.V84])" office:value-type="float" office:value="53" calcext:value-type="float">
            <text:p>53</text:p>
          </table:table-cell>
          <table:table-cell table:formula="of:=[.V84]-[.AC84]" office:value-type="float" office:value="-53.239999999998" calcext:value-type="float">
            <text:p>-53,239999999998</text:p>
          </table:table-cell>
          <table:table-cell table:formula="of:=[.V84]-[.V83]" office:value-type="float" office:value="653" calcext:value-type="float">
            <text:p>653</text:p>
          </table:table-cell>
          <table:table-cell table:formula="of:=[.AI84]/240" office:value-type="float" office:value="2.2" calcext:value-type="float">
            <text:p>2,2</text:p>
          </table:table-cell>
          <table:table-cell office:value-type="float" office:value="24" calcext:value-type="float">
            <text:p>24</text:p>
          </table:table-cell>
          <table:table-cell table:formula="of:=SUM([.AH$63:.$AH84])" office:value-type="float" office:value="528" calcext:value-type="float">
            <text:p>528</text:p>
          </table:table-cell>
          <table:table-cell table:formula="of:=SUM([.$AK$62:.AK84])" office:value-type="float" office:value="9" calcext:value-type="float">
            <text:p>9</text:p>
          </table:table-cell>
          <table:table-cell table:formula="of:=1-([.AL84]-ROUNDDOWN([.AL84]))" office:value-type="float" office:value="0.25" calcext:value-type="float">
            <text:p>0,25</text:p>
          </table:table-cell>
          <table:table-cell table:style-name="ce1" table:formula="of:=[.K84]/(5*2*24)" office:value-type="float" office:value="189.75" calcext:value-type="float">
            <text:p>189,75</text:p>
          </table:table-cell>
          <table:table-cell table:style-name="ce1" table:formula="of:=[.L84]/240" office:value-type="float" office:value="192" calcext:value-type="float">
            <text:p>192</text:p>
          </table:table-cell>
          <table:table-cell table:formula="of:=[.AJ84]/3" office:value-type="float" office:value="3" calcext:value-type="float">
            <text:p>3</text:p>
          </table:table-cell>
          <table:table-cell table:formula="of:=ROUND([.AN85])" office:value-type="float" office:value="3" calcext:value-type="float">
            <text:p>3</text:p>
          </table:table-cell>
          <table:table-cell table:style-name="ce1" table:formula="of:=[.AM84]-[.AM83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J85]*[.$K$62]" office:value-type="float" office:value="47520" calcext:value-type="float">
            <text:p>47520</text:p>
          </table:table-cell>
          <table:table-cell table:style-name="ce47" table:formula="of:=[.K85]+240 + 240 + 240" office:value-type="float" office:value="48240" calcext:value-type="float">
            <text:p>48240</text:p>
          </table:table-cell>
          <table:table-cell table:formula="of:=[.K85]+[.AI85]" office:value-type="float" office:value="48072" calcext:value-type="float">
            <text:p>48072</text:p>
          </table:table-cell>
          <table:table-cell table:formula="of:=[.L85]/240" office:value-type="float" office:value="201" calcext:value-type="float">
            <text:p>201</text:p>
          </table:table-cell>
          <table:table-cell table:formula="of:=[.M85]/240" office:value-type="float" office:value="200.3" calcext:value-type="float">
            <text:p>200,3</text:p>
          </table:table-cell>
          <table:table-cell table:formula="of:=ROUNDUP([.O85])" office:value-type="float" office:value="201" calcext:value-type="float">
            <text:p>201</text:p>
          </table:table-cell>
          <table:table-cell table:style-name="ce48" table:formula="of:=[.P85]*240" office:value-type="float" office:value="48240" calcext:value-type="float">
            <text:p>48240</text:p>
          </table:table-cell>
          <table:table-cell table:formula="of:=[.Q85]-[.L85]" office:value-type="float" office:value="0" calcext:value-type="float">
            <text:p>0</text:p>
          </table:table-cell>
          <table:table-cell table:formula="of:=[.L85]/6" office:value-type="float" office:value="8040" calcext:value-type="float">
            <text:p>8040</text:p>
          </table:table-cell>
          <table:table-cell table:formula="of:=[.S85]*90000" office:value-type="float" office:value="723600000" calcext:value-type="float">
            <text:p>723600000</text:p>
          </table:table-cell>
          <table:table-cell table:formula="of:=[.T85]/44100" office:value-type="float" office:value="16408.1632653061" calcext:value-type="float">
            <text:p>16408,1632653061</text:p>
          </table:table-cell>
          <table:table-cell table:formula="of:=ROUND([.U85])" office:value-type="float" office:value="16408" calcext:value-type="float">
            <text:p>16408</text:p>
          </table:table-cell>
          <table:table-cell table:formula="of:=[.V85]-[.$V$62]" office:value-type="float" office:value="15673" calcext:value-type="float">
            <text:p>15673</text:p>
          </table:table-cell>
          <table:table-cell table:number-columns-repeated="3"/>
          <table:table-cell table:formula="of:=ROUND([.$Z$69]+[.$Y$93]*[.J85])" office:value-type="float" office:value="16408" calcext:value-type="float">
            <text:p>16408</text:p>
          </table:table-cell>
          <table:table-cell table:formula="of:=[.V85]-[.AA85]" office:value-type="float" office:value="0" calcext:value-type="float">
            <text:p>0</text:p>
          </table:table-cell>
          <table:table-cell table:formula="of:=30.81+682.41*[.J85]" office:value-type="float" office:value="16408.65" calcext:value-type="float">
            <text:p>16408,65</text:p>
          </table:table-cell>
          <table:table-cell table:formula="of:=ROUND([.AC85]-[.V85])" office:value-type="float" office:value="1" calcext:value-type="float">
            <text:p>1</text:p>
          </table:table-cell>
          <table:table-cell table:formula="of:=[.V85]-[.AC85]" office:value-type="float" office:value="-0.650000000001455" calcext:value-type="float">
            <text:p>-0,650000000001455</text:p>
          </table:table-cell>
          <table:table-cell table:formula="of:=[.V85]-[.V84]" office:value-type="float" office:value="735" calcext:value-type="float">
            <text:p>735</text:p>
          </table:table-cell>
          <table:table-cell table:formula="of:=[.AI85]/240" office:value-type="float" office:value="2.3" calcext:value-type="float">
            <text:p>2,3</text:p>
          </table:table-cell>
          <table:table-cell office:value-type="float" office:value="24" calcext:value-type="float">
            <text:p>24</text:p>
          </table:table-cell>
          <table:table-cell table:formula="of:=SUM([.AH$63:.$AH85])" office:value-type="float" office:value="552" calcext:value-type="float">
            <text:p>552</text:p>
          </table:table-cell>
          <table:table-cell table:formula="of:=SUM([.$AK$62:.AK8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table:formula="of:=[.K85]/(5*2*24)" office:value-type="float" office:value="198" calcext:value-type="float">
            <text:p>198</text:p>
          </table:table-cell>
          <table:table-cell table:style-name="ce1" table:formula="of:=[.L85]/240" office:value-type="float" office:value="201" calcext:value-type="float">
            <text:p>201</text:p>
          </table:table-cell>
          <table:table-cell table:formula="of:=[.AJ85]/3" office:value-type="float" office:value="3" calcext:value-type="float">
            <text:p>3</text:p>
          </table:table-cell>
          <table:table-cell table:formula="of:=ROUND([.AN86])" office:value-type="float" office:value="3" calcext:value-type="float">
            <text:p>3</text:p>
          </table:table-cell>
          <table:table-cell table:style-name="ce1" table:formula="of:=[.AM85]-[.AM84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J86]*[.$K$62]" office:value-type="float" office:value="49500" calcext:value-type="float">
            <text:p>49500</text:p>
          </table:table-cell>
          <table:table-cell table:style-name="ce47" table:formula="of:=[.K86]+180 + 240 + 240" office:value-type="float" office:value="50160" calcext:value-type="float">
            <text:p>50160</text:p>
          </table:table-cell>
          <table:table-cell table:formula="of:=[.K86]+[.AI86]" office:value-type="float" office:value="50076" calcext:value-type="float">
            <text:p>50076</text:p>
          </table:table-cell>
          <table:table-cell table:formula="of:=[.L86]/240" office:value-type="float" office:value="209" calcext:value-type="float">
            <text:p>209</text:p>
          </table:table-cell>
          <table:table-cell table:formula="of:=[.M86]/240" office:value-type="float" office:value="208.65" calcext:value-type="float">
            <text:p>208,65</text:p>
          </table:table-cell>
          <table:table-cell table:formula="of:=ROUNDUP([.O86])" office:value-type="float" office:value="209" calcext:value-type="float">
            <text:p>209</text:p>
          </table:table-cell>
          <table:table-cell table:style-name="ce48" table:formula="of:=[.P86]*240" office:value-type="float" office:value="50160" calcext:value-type="float">
            <text:p>50160</text:p>
          </table:table-cell>
          <table:table-cell table:formula="of:=[.Q86]-[.L86]" office:value-type="float" office:value="0" calcext:value-type="float">
            <text:p>0</text:p>
          </table:table-cell>
          <table:table-cell table:formula="of:=[.L86]/6" office:value-type="float" office:value="8360" calcext:value-type="float">
            <text:p>8360</text:p>
          </table:table-cell>
          <table:table-cell table:formula="of:=[.S86]*90000" office:value-type="float" office:value="752400000" calcext:value-type="float">
            <text:p>752400000</text:p>
          </table:table-cell>
          <table:table-cell table:formula="of:=[.T86]/44100" office:value-type="float" office:value="17061.2244897959" calcext:value-type="float">
            <text:p>17061,2244897959</text:p>
          </table:table-cell>
          <table:table-cell table:formula="of:=ROUND([.U86])" office:value-type="float" office:value="17061" calcext:value-type="float">
            <text:p>17061</text:p>
          </table:table-cell>
          <table:table-cell table:formula="of:=[.V86]-[.$V$62]" office:value-type="float" office:value="16326" calcext:value-type="float">
            <text:p>16326</text:p>
          </table:table-cell>
          <table:table-cell table:number-columns-repeated="3"/>
          <table:table-cell table:formula="of:=ROUND([.$Z$69]+[.$Y$93]*[.J86])" office:value-type="float" office:value="17092" calcext:value-type="float">
            <text:p>17092</text:p>
          </table:table-cell>
          <table:table-cell table:formula="of:=[.V86]-[.AA86]" office:value-type="float" office:value="-31" calcext:value-type="float">
            <text:p>-31</text:p>
          </table:table-cell>
          <table:table-cell table:formula="of:=30.81+682.41*[.J86]" office:value-type="float" office:value="17091.06" calcext:value-type="float">
            <text:p>17091,06</text:p>
          </table:table-cell>
          <table:table-cell table:formula="of:=ROUND([.AC86]-[.V86])" office:value-type="float" office:value="30" calcext:value-type="float">
            <text:p>30</text:p>
          </table:table-cell>
          <table:table-cell table:formula="of:=[.V86]-[.AC86]" office:value-type="float" office:value="-30.0600000000013" calcext:value-type="float">
            <text:p>-30,0600000000013</text:p>
          </table:table-cell>
          <table:table-cell table:formula="of:=[.V86]-[.V85]" office:value-type="float" office:value="653" calcext:value-type="float">
            <text:p>653</text:p>
          </table:table-cell>
          <table:table-cell table:formula="of:=[.AI86]/240"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table:formula="of:=SUM([.AH$63:.$AH86])" office:value-type="float" office:value="576" calcext:value-type="float">
            <text:p>576</text:p>
          </table:table-cell>
          <table:table-cell table:formula="of:=SUM([.$AK$62:.AK86])" office:value-type="float" office:value="9.75" calcext:value-type="float">
            <text:p>9,75</text:p>
          </table:table-cell>
          <table:table-cell table:formula="of:=1-([.AL86]-ROUNDDOWN([.AL86]))" office:value-type="float" office:value="0.75" calcext:value-type="float">
            <text:p>0,75</text:p>
          </table:table-cell>
          <table:table-cell table:style-name="ce1" table:formula="of:=[.K86]/(5*2*24)" office:value-type="float" office:value="206.25" calcext:value-type="float">
            <text:p>206,25</text:p>
          </table:table-cell>
          <table:table-cell table:style-name="ce1" table:formula="of:=[.L86]/240" office:value-type="float" office:value="209" calcext:value-type="float">
            <text:p>209</text:p>
          </table:table-cell>
          <table:table-cell table:formula="of:=[.AJ86]/3" office:value-type="float" office:value="3.25" calcext:value-type="float">
            <text:p>3,25</text:p>
          </table:table-cell>
          <table:table-cell table:formula="of:=ROUND([.AN87])" office:value-type="float" office:value="3" calcext:value-type="float">
            <text:p>3</text:p>
          </table:table-cell>
          <table:table-cell table:style-name="ce1" table:formula="of:=[.AM86]-[.AM85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J87]*[.$K$62]" office:value-type="float" office:value="51480" calcext:value-type="float">
            <text:p>51480</text:p>
          </table:table-cell>
          <table:table-cell table:style-name="ce47" table:formula="of:=[.K87]+120 + 240 + 240" office:value-type="float" office:value="52080" calcext:value-type="float">
            <text:p>52080</text:p>
          </table:table-cell>
          <table:table-cell table:formula="of:=[.K87]+[.AI87]" office:value-type="float" office:value="52080" calcext:value-type="float">
            <text:p>52080</text:p>
          </table:table-cell>
          <table:table-cell table:formula="of:=[.L87]/240" office:value-type="float" office:value="217" calcext:value-type="float">
            <text:p>217</text:p>
          </table:table-cell>
          <table:table-cell table:formula="of:=[.M87]/240" office:value-type="float" office:value="217" calcext:value-type="float">
            <text:p>217</text:p>
          </table:table-cell>
          <table:table-cell table:formula="of:=ROUNDUP([.O87])" office:value-type="float" office:value="217" calcext:value-type="float">
            <text:p>217</text:p>
          </table:table-cell>
          <table:table-cell table:style-name="ce48" table:formula="of:=[.P87]*240" office:value-type="float" office:value="52080" calcext:value-type="float">
            <text:p>52080</text:p>
          </table:table-cell>
          <table:table-cell table:formula="of:=[.Q87]-[.L87]" office:value-type="float" office:value="0" calcext:value-type="float">
            <text:p>0</text:p>
          </table:table-cell>
          <table:table-cell table:formula="of:=[.L87]/6" office:value-type="float" office:value="8680" calcext:value-type="float">
            <text:p>8680</text:p>
          </table:table-cell>
          <table:table-cell table:formula="of:=[.S87]*90000" office:value-type="float" office:value="781200000" calcext:value-type="float">
            <text:p>781200000</text:p>
          </table:table-cell>
          <table:table-cell table:formula="of:=[.T87]/44100" office:value-type="float" office:value="17714.2857142857" calcext:value-type="float">
            <text:p>17714,2857142857</text:p>
          </table:table-cell>
          <table:table-cell table:formula="of:=ROUND([.U87])" office:value-type="float" office:value="17714" calcext:value-type="float">
            <text:p>17714</text:p>
          </table:table-cell>
          <table:table-cell table:formula="of:=[.V87]-[.$V$62]" office:value-type="float" office:value="16979" calcext:value-type="float">
            <text:p>16979</text:p>
          </table:table-cell>
          <table:table-cell table:number-columns-repeated="3"/>
          <table:table-cell table:formula="of:=ROUND([.$Z$69]+[.$Y$93]*[.J87])" office:value-type="float" office:value="17776" calcext:value-type="float">
            <text:p>17776</text:p>
          </table:table-cell>
          <table:table-cell table:formula="of:=[.V87]-[.AA87]" office:value-type="float" office:value="-62" calcext:value-type="float">
            <text:p>-62</text:p>
          </table:table-cell>
          <table:table-cell table:formula="of:=30.81+682.41*[.J87]" office:value-type="float" office:value="17773.47" calcext:value-type="float">
            <text:p>17773,47</text:p>
          </table:table-cell>
          <table:table-cell table:formula="of:=ROUND([.AC87]-[.V87])" office:value-type="float" office:value="59" calcext:value-type="float">
            <text:p>59</text:p>
          </table:table-cell>
          <table:table-cell table:formula="of:=[.V87]-[.AC87]" office:value-type="float" office:value="-59.4700000000012" calcext:value-type="float">
            <text:p>-59,4700000000012</text:p>
          </table:table-cell>
          <table:table-cell table:formula="of:=[.V87]-[.V86]" office:value-type="float" office:value="653" calcext:value-type="float">
            <text:p>653</text:p>
          </table:table-cell>
          <table:table-cell table:formula="of:=[.AI87]/240" office:value-type="float" office:value="2.5" calcext:value-type="float">
            <text:p>2,5</text:p>
          </table:table-cell>
          <table:table-cell office:value-type="float" office:value="24" calcext:value-type="float">
            <text:p>24</text:p>
          </table:table-cell>
          <table:table-cell table:formula="of:=SUM([.AH$63:.$AH87])" office:value-type="float" office:value="600" calcext:value-type="float">
            <text:p>600</text:p>
          </table:table-cell>
          <table:table-cell table:formula="of:=SUM([.$AK$62:.AK87])" office:value-type="float" office:value="10.25" calcext:value-type="float">
            <text:p>10,25</text:p>
          </table:table-cell>
          <table:table-cell table:formula="of:=1-([.AL87]-ROUNDDOWN([.AL87]))" office:value-type="float" office:value="0.5" calcext:value-type="float">
            <text:p>0,5</text:p>
          </table:table-cell>
          <table:table-cell table:style-name="ce1" table:formula="of:=[.K87]/(5*2*24)" office:value-type="float" office:value="214.5" calcext:value-type="float">
            <text:p>214,5</text:p>
          </table:table-cell>
          <table:table-cell table:style-name="ce1" table:formula="of:=[.L87]/240" office:value-type="float" office:value="217" calcext:value-type="float">
            <text:p>217</text:p>
          </table:table-cell>
          <table:table-cell table:formula="of:=[.AJ87]/3" office:value-type="float" office:value="3.41666666666667" calcext:value-type="float">
            <text:p>3,41666666666667</text:p>
          </table:table-cell>
          <table:table-cell table:formula="of:=ROUND([.AN88])" office:value-type="float" office:value="4" calcext:value-type="float">
            <text:p>4</text:p>
          </table:table-cell>
          <table:table-cell table:style-name="ce1" table:formula="of:=[.AM87]-[.AM86]" office:value-type="float" office:value="8" calcext:value-type="float">
            <text:p>8</text:p>
          </table:table-cell>
          <table:table-cell table:style-name="ce1" office:value-type="string" calcext:value-type="string">
            <text:p>// 2 more fram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J88]*[.$K$62]" office:value-type="float" office:value="53460" calcext:value-type="float">
            <text:p>53460</text:p>
          </table:table-cell>
          <table:table-cell table:style-name="ce47" table:formula="of:=[.K88]+60 + 240 + 240 +240" office:value-type="float" office:value="54240" calcext:value-type="float">
            <text:p>54240</text:p>
          </table:table-cell>
          <table:table-cell table:formula="of:=[.K88]+[.AI88]" office:value-type="float" office:value="54084" calcext:value-type="float">
            <text:p>54084</text:p>
          </table:table-cell>
          <table:table-cell table:formula="of:=[.L88]/240" office:value-type="float" office:value="226" calcext:value-type="float">
            <text:p>226</text:p>
          </table:table-cell>
          <table:table-cell table:formula="of:=[.M88]/240" office:value-type="float" office:value="225.35" calcext:value-type="float">
            <text:p>225,35</text:p>
          </table:table-cell>
          <table:table-cell table:formula="of:=ROUNDUP([.O88])" office:value-type="float" office:value="226" calcext:value-type="float">
            <text:p>226</text:p>
          </table:table-cell>
          <table:table-cell table:style-name="ce48" table:formula="of:=[.P88]*240" office:value-type="float" office:value="54240" calcext:value-type="float">
            <text:p>54240</text:p>
          </table:table-cell>
          <table:table-cell table:formula="of:=[.Q88]-[.L88]" office:value-type="float" office:value="0" calcext:value-type="float">
            <text:p>0</text:p>
          </table:table-cell>
          <table:table-cell table:formula="of:=[.L88]/6" office:value-type="float" office:value="9040" calcext:value-type="float">
            <text:p>9040</text:p>
          </table:table-cell>
          <table:table-cell table:formula="of:=[.S88]*90000" office:value-type="float" office:value="813600000" calcext:value-type="float">
            <text:p>813600000</text:p>
          </table:table-cell>
          <table:table-cell table:formula="of:=[.T88]/44100" office:value-type="float" office:value="18448.9795918367" calcext:value-type="float">
            <text:p>18448,9795918367</text:p>
          </table:table-cell>
          <table:table-cell table:formula="of:=ROUND([.U88])" office:value-type="float" office:value="18449" calcext:value-type="float">
            <text:p>18449</text:p>
          </table:table-cell>
          <table:table-cell table:formula="of:=[.V88]-[.$V$62]" office:value-type="float" office:value="17714" calcext:value-type="float">
            <text:p>17714</text:p>
          </table:table-cell>
          <table:table-cell table:number-columns-repeated="3"/>
          <table:table-cell table:formula="of:=ROUND([.$Z$69]+[.$Y$93]*[.J88])" office:value-type="float" office:value="18459" calcext:value-type="float">
            <text:p>18459</text:p>
          </table:table-cell>
          <table:table-cell table:formula="of:=[.V88]-[.AA88]" office:value-type="float" office:value="-10" calcext:value-type="float">
            <text:p>-10</text:p>
          </table:table-cell>
          <table:table-cell table:formula="of:=30.81+682.41*[.J88]" office:value-type="float" office:value="18455.88" calcext:value-type="float">
            <text:p>18455,88</text:p>
          </table:table-cell>
          <table:table-cell table:formula="of:=ROUND([.AC88]-[.V88])" office:value-type="float" office:value="7" calcext:value-type="float">
            <text:p>7</text:p>
          </table:table-cell>
          <table:table-cell table:formula="of:=[.V88]-[.AC88]" office:value-type="float" office:value="-6.88000000000102" calcext:value-type="float">
            <text:p>-6,88000000000102</text:p>
          </table:table-cell>
          <table:table-cell table:formula="of:=[.V88]-[.V87]" office:value-type="float" office:value="735" calcext:value-type="float">
            <text:p>735</text:p>
          </table:table-cell>
          <table:table-cell table:formula="of:=[.AI88]/240" office:value-type="float" office:value="2.6" calcext:value-type="float">
            <text:p>2,6</text:p>
          </table:table-cell>
          <table:table-cell office:value-type="float" office:value="24" calcext:value-type="float">
            <text:p>24</text:p>
          </table:table-cell>
          <table:table-cell table:formula="of:=SUM([.AH$63:.$AH88])" office:value-type="float" office:value="624" calcext:value-type="float">
            <text:p>624</text:p>
          </table:table-cell>
          <table:table-cell table:formula="of:=SUM([.$AK$62:.AK88])" office:value-type="float" office:value="10.5" calcext:value-type="float">
            <text:p>10,5</text:p>
          </table:table-cell>
          <table:table-cell table:formula="of:=1-([.AL88]-ROUNDDOWN([.AL88]))" office:value-type="float" office:value="0.25" calcext:value-type="float">
            <text:p>0,25</text:p>
          </table:table-cell>
          <table:table-cell table:style-name="ce1" table:formula="of:=[.K88]/(5*2*24)" office:value-type="float" office:value="222.75" calcext:value-type="float">
            <text:p>222,75</text:p>
          </table:table-cell>
          <table:table-cell table:style-name="ce1" table:formula="of:=[.L88]/240" office:value-type="float" office:value="226" calcext:value-type="float">
            <text:p>226</text:p>
          </table:table-cell>
          <table:table-cell table:formula="of:=[.AJ88]/3" office:value-type="float" office:value="3.5" calcext:value-type="float">
            <text:p>3,5</text:p>
          </table:table-cell>
          <table:table-cell table:formula="of:=ROUND([.AN89])" office:value-type="float" office:value="4" calcext:value-type="float">
            <text:p>4</text:p>
          </table:table-cell>
          <table:table-cell table:style-name="ce1" table:formula="of:=[.AM88]-[.AM87]" office:value-type="float" office:value="9" calcext:value-type="float">
            <text:p>9</text:p>
          </table:table-cell>
          <table:table-cell table:style-name="ce1" office:value-type="string" calcext:value-type="string">
            <text:p>// 3 more fram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J89]*[.$K$62]" office:value-type="float" office:value="55440" calcext:value-type="float">
            <text:p>55440</text:p>
          </table:table-cell>
          <table:table-cell table:style-name="ce47" table:formula="of:=[.K89]+240 + 240 +240" office:value-type="float" office:value="56160" calcext:value-type="float">
            <text:p>56160</text:p>
          </table:table-cell>
          <table:table-cell table:formula="of:=[.K89]+[.AI89]" office:value-type="float" office:value="56088" calcext:value-type="float">
            <text:p>56088</text:p>
          </table:table-cell>
          <table:table-cell table:formula="of:=[.L89]/240" office:value-type="float" office:value="234" calcext:value-type="float">
            <text:p>234</text:p>
          </table:table-cell>
          <table:table-cell table:formula="of:=[.M89]/240" office:value-type="float" office:value="233.7" calcext:value-type="float">
            <text:p>233,7</text:p>
          </table:table-cell>
          <table:table-cell table:formula="of:=ROUNDUP([.O89])" office:value-type="float" office:value="234" calcext:value-type="float">
            <text:p>234</text:p>
          </table:table-cell>
          <table:table-cell table:style-name="ce48" table:formula="of:=[.P89]*240" office:value-type="float" office:value="56160" calcext:value-type="float">
            <text:p>56160</text:p>
          </table:table-cell>
          <table:table-cell table:formula="of:=[.Q89]-[.L89]" office:value-type="float" office:value="0" calcext:value-type="float">
            <text:p>0</text:p>
          </table:table-cell>
          <table:table-cell table:formula="of:=[.L89]/6" office:value-type="float" office:value="9360" calcext:value-type="float">
            <text:p>9360</text:p>
          </table:table-cell>
          <table:table-cell table:formula="of:=[.S89]*90000" office:value-type="float" office:value="842400000" calcext:value-type="float">
            <text:p>842400000</text:p>
          </table:table-cell>
          <table:table-cell table:formula="of:=[.T89]/44100" office:value-type="float" office:value="19102.0408163265" calcext:value-type="float">
            <text:p>19102,0408163265</text:p>
          </table:table-cell>
          <table:table-cell table:formula="of:=ROUND([.U89])" office:value-type="float" office:value="19102" calcext:value-type="float">
            <text:p>19102</text:p>
          </table:table-cell>
          <table:table-cell table:formula="of:=[.V89]-[.$V$62]" office:value-type="float" office:value="18367" calcext:value-type="float">
            <text:p>18367</text:p>
          </table:table-cell>
          <table:table-cell table:number-columns-repeated="3"/>
          <table:table-cell table:formula="of:=ROUND([.$Z$69]+[.$Y$93]*[.J89])" office:value-type="float" office:value="19143" calcext:value-type="float">
            <text:p>19143</text:p>
          </table:table-cell>
          <table:table-cell table:formula="of:=[.V89]-[.AA89]" office:value-type="float" office:value="-41" calcext:value-type="float">
            <text:p>-41</text:p>
          </table:table-cell>
          <table:table-cell table:formula="of:=30.81+682.41*[.J89]" office:value-type="float" office:value="19138.29" calcext:value-type="float">
            <text:p>19138,29</text:p>
          </table:table-cell>
          <table:table-cell table:formula="of:=ROUND([.AC89]-[.V89])" office:value-type="float" office:value="36" calcext:value-type="float">
            <text:p>36</text:p>
          </table:table-cell>
          <table:table-cell table:formula="of:=[.V89]-[.AC89]" office:value-type="float" office:value="-36.2900000000009" calcext:value-type="float">
            <text:p>-36,2900000000009</text:p>
          </table:table-cell>
          <table:table-cell table:formula="of:=[.V89]-[.V88]" office:value-type="float" office:value="653" calcext:value-type="float">
            <text:p>653</text:p>
          </table:table-cell>
          <table:table-cell table:formula="of:=[.AI89]/240" office:value-type="float" office:value="2.7" calcext:value-type="float">
            <text:p>2,7</text:p>
          </table:table-cell>
          <table:table-cell office:value-type="float" office:value="24" calcext:value-type="float">
            <text:p>24</text:p>
          </table:table-cell>
          <table:table-cell table:formula="of:=SUM([.AH$63:.$AH89])" office:value-type="float" office:value="648" calcext:value-type="float">
            <text:p>648</text:p>
          </table:table-cell>
          <table:table-cell table:formula="of:=SUM([.$AK$62:.AK89])"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style-name="ce1" table:formula="of:=[.K89]/(5*2*24)" office:value-type="float" office:value="231" calcext:value-type="float">
            <text:p>231</text:p>
          </table:table-cell>
          <table:table-cell table:style-name="ce1" table:formula="of:=[.L89]/240" office:value-type="float" office:value="234" calcext:value-type="float">
            <text:p>234</text:p>
          </table:table-cell>
          <table:table-cell table:formula="of:=[.AJ89]/3" office:value-type="float" office:value="3.5" calcext:value-type="float">
            <text:p>3,5</text:p>
          </table:table-cell>
          <table:table-cell table:formula="of:=ROUND([.AN9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J90]*[.$K$62]" office:value-type="float" office:value="57420" calcext:value-type="float">
            <text:p>57420</text:p>
          </table:table-cell>
          <table:table-cell table:style-name="ce47" table:formula="of:=[.K90]+180 + 240 + 240 +240" office:value-type="float" office:value="58320" calcext:value-type="float">
            <text:p>58320</text:p>
          </table:table-cell>
          <table:table-cell table:formula="of:=[.K90]+[.AI90]" office:value-type="float" office:value="58092" calcext:value-type="float">
            <text:p>58092</text:p>
          </table:table-cell>
          <table:table-cell table:formula="of:=[.L90]/240" office:value-type="float" office:value="243" calcext:value-type="float">
            <text:p>243</text:p>
          </table:table-cell>
          <table:table-cell table:formula="of:=[.M90]/240" office:value-type="float" office:value="242.05" calcext:value-type="float">
            <text:p>242,05</text:p>
          </table:table-cell>
          <table:table-cell table:formula="of:=ROUNDUP([.O90])" office:value-type="float" office:value="243" calcext:value-type="float">
            <text:p>243</text:p>
          </table:table-cell>
          <table:table-cell table:style-name="ce48" table:formula="of:=[.P90]*240" office:value-type="float" office:value="58320" calcext:value-type="float">
            <text:p>58320</text:p>
          </table:table-cell>
          <table:table-cell table:formula="of:=[.Q90]-[.L90]" office:value-type="float" office:value="0" calcext:value-type="float">
            <text:p>0</text:p>
          </table:table-cell>
          <table:table-cell table:formula="of:=[.L90]/6" office:value-type="float" office:value="9720" calcext:value-type="float">
            <text:p>9720</text:p>
          </table:table-cell>
          <table:table-cell table:formula="of:=[.S90]*90000" office:value-type="float" office:value="874800000" calcext:value-type="float">
            <text:p>874800000</text:p>
          </table:table-cell>
          <table:table-cell table:formula="of:=[.T90]/44100" office:value-type="float" office:value="19836.7346938776" calcext:value-type="float">
            <text:p>19836,7346938776</text:p>
          </table:table-cell>
          <table:table-cell table:formula="of:=ROUND([.U90])" office:value-type="float" office:value="19837" calcext:value-type="float">
            <text:p>19837</text:p>
          </table:table-cell>
          <table:table-cell table:formula="of:=[.V90]-[.$V$62]" office:value-type="float" office:value="19102" calcext:value-type="float">
            <text:p>19102</text:p>
          </table:table-cell>
          <table:table-cell table:number-columns-repeated="3"/>
          <table:table-cell table:formula="of:=ROUND([.$Z$69]+[.$Y$93]*[.J90])" office:value-type="float" office:value="19827" calcext:value-type="float">
            <text:p>19827</text:p>
          </table:table-cell>
          <table:table-cell table:formula="of:=[.V90]-[.AA90]" office:value-type="float" office:value="10" calcext:value-type="float">
            <text:p>10</text:p>
          </table:table-cell>
          <table:table-cell table:formula="of:=30.81+682.41*[.J90]" office:value-type="float" office:value="19820.7" calcext:value-type="float">
            <text:p>19820,7</text:p>
          </table:table-cell>
          <table:table-cell table:formula="of:=ROUND([.AC90]-[.V90])" office:value-type="float" office:value="-16" calcext:value-type="float">
            <text:p>-16</text:p>
          </table:table-cell>
          <table:table-cell table:formula="of:=[.V90]-[.AC90]" office:value-type="float" office:value="16.2999999999993" calcext:value-type="float">
            <text:p>16,2999999999993</text:p>
          </table:table-cell>
          <table:table-cell table:formula="of:=[.V90]-[.V89]" office:value-type="float" office:value="735" calcext:value-type="float">
            <text:p>735</text:p>
          </table:table-cell>
          <table:table-cell table:formula="of:=[.AI90]/240" office:value-type="float" office:value="2.8" calcext:value-type="float">
            <text:p>2,8</text:p>
          </table:table-cell>
          <table:table-cell office:value-type="float" office:value="24" calcext:value-type="float">
            <text:p>24</text:p>
          </table:table-cell>
          <table:table-cell table:formula="of:=SUM([.AH$63:.$AH90])" office:value-type="float" office:value="672" calcext:value-type="float">
            <text:p>672</text:p>
          </table:table-cell>
          <table:table-cell table:formula="of:=SUM([.$AK$62:.AK90])" office:value-type="float" office:value="11.25" calcext:value-type="float">
            <text:p>11,25</text:p>
          </table:table-cell>
          <table:table-cell table:formula="of:=1-([.AL90]-ROUNDDOWN([.AL90]))" office:value-type="float" office:value="0.75" calcext:value-type="float">
            <text:p>0,75</text:p>
          </table:table-cell>
          <table:table-cell table:style-name="ce1" table:formula="of:=[.K90]/(5*2*24)" office:value-type="float" office:value="239.25" calcext:value-type="float">
            <text:p>239,25</text:p>
          </table:table-cell>
          <table:table-cell table:style-name="ce1" table:formula="of:=[.L90]/240" office:value-type="float" office:value="243" calcext:value-type="float">
            <text:p>243</text:p>
          </table:table-cell>
          <table:table-cell table:formula="of:=[.AJ90]/3" office:value-type="float" office:value="3.75" calcext:value-type="float">
            <text:p>3,75</text:p>
          </table:table-cell>
          <table:table-cell table:formula="of:=ROUND([.AN9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J91]*[.$K$62]" office:value-type="float" office:value="59400" calcext:value-type="float">
            <text:p>59400</text:p>
          </table:table-cell>
          <table:table-cell table:style-name="ce47" table:formula="of:=[.K91]+120 + 240 + 240 +240" office:value-type="float" office:value="60240" calcext:value-type="float">
            <text:p>60240</text:p>
          </table:table-cell>
          <table:table-cell table:formula="of:=[.K91]+[.AI91]" office:value-type="float" office:value="60096" calcext:value-type="float">
            <text:p>60096</text:p>
          </table:table-cell>
          <table:table-cell table:formula="of:=[.L91]/240" office:value-type="float" office:value="251" calcext:value-type="float">
            <text:p>251</text:p>
          </table:table-cell>
          <table:table-cell table:formula="of:=[.M91]/240" office:value-type="float" office:value="250.4" calcext:value-type="float">
            <text:p>250,4</text:p>
          </table:table-cell>
          <table:table-cell table:formula="of:=ROUNDUP([.O91])" office:value-type="float" office:value="251" calcext:value-type="float">
            <text:p>251</text:p>
          </table:table-cell>
          <table:table-cell table:style-name="ce48" table:formula="of:=[.P91]*240" office:value-type="float" office:value="60240" calcext:value-type="float">
            <text:p>60240</text:p>
          </table:table-cell>
          <table:table-cell table:formula="of:=[.Q91]-[.L91]" office:value-type="float" office:value="0" calcext:value-type="float">
            <text:p>0</text:p>
          </table:table-cell>
          <table:table-cell table:formula="of:=[.L91]/6" office:value-type="float" office:value="10040" calcext:value-type="float">
            <text:p>10040</text:p>
          </table:table-cell>
          <table:table-cell table:formula="of:=[.S91]*90000" office:value-type="float" office:value="903600000" calcext:value-type="float">
            <text:p>903600000</text:p>
          </table:table-cell>
          <table:table-cell table:formula="of:=[.T91]/44100" office:value-type="float" office:value="20489.7959183673" calcext:value-type="float">
            <text:p>20489,7959183673</text:p>
          </table:table-cell>
          <table:table-cell table:formula="of:=ROUND([.U91])" office:value-type="float" office:value="20490" calcext:value-type="float">
            <text:p>20490</text:p>
          </table:table-cell>
          <table:table-cell table:formula="of:=[.V91]-[.$V$62]" office:value-type="float" office:value="19755" calcext:value-type="float">
            <text:p>19755</text:p>
          </table:table-cell>
          <table:table-cell table:number-columns-repeated="3"/>
          <table:table-cell table:formula="of:=ROUND([.$Z$69]+[.$Y$93]*[.J91])" office:value-type="float" office:value="20511" calcext:value-type="float">
            <text:p>20511</text:p>
          </table:table-cell>
          <table:table-cell table:formula="of:=[.V91]-[.AA91]" office:value-type="float" office:value="-21" calcext:value-type="float">
            <text:p>-21</text:p>
          </table:table-cell>
          <table:table-cell table:formula="of:=30.81+682.41*[.J91]" office:value-type="float" office:value="20503.11" calcext:value-type="float">
            <text:p>20503,11</text:p>
          </table:table-cell>
          <table:table-cell table:formula="of:=ROUND([.AC91]-[.V91])" office:value-type="float" office:value="13" calcext:value-type="float">
            <text:p>13</text:p>
          </table:table-cell>
          <table:table-cell table:formula="of:=[.V91]-[.AC91]" office:value-type="float" office:value="-13.1100000000006" calcext:value-type="float">
            <text:p>-13,1100000000006</text:p>
          </table:table-cell>
          <table:table-cell table:formula="of:=[.V91]-[.V90]" office:value-type="float" office:value="653" calcext:value-type="float">
            <text:p>653</text:p>
          </table:table-cell>
          <table:table-cell table:formula="of:=[.AI91]/240" office:value-type="float" office:value="2.9" calcext:value-type="float">
            <text:p>2,9</text:p>
          </table:table-cell>
          <table:table-cell office:value-type="float" office:value="24" calcext:value-type="float">
            <text:p>24</text:p>
          </table:table-cell>
          <table:table-cell table:formula="of:=SUM([.AH$63:.$AH91])" office:value-type="float" office:value="696" calcext:value-type="float">
            <text:p>696</text:p>
          </table:table-cell>
          <table:table-cell table:formula="of:=SUM([.$AK$62:.AK91])" office:value-type="float" office:value="11.75" calcext:value-type="float">
            <text:p>11,75</text:p>
          </table:table-cell>
          <table:table-cell table:formula="of:=1-([.AL91]-ROUNDDOWN([.AL91]))" office:value-type="float" office:value="0.5" calcext:value-type="float">
            <text:p>0,5</text:p>
          </table:table-cell>
          <table:table-cell table:style-name="ce1" table:formula="of:=[.K91]/(5*2*24)" office:value-type="float" office:value="247.5" calcext:value-type="float">
            <text:p>247,5</text:p>
          </table:table-cell>
          <table:table-cell table:style-name="ce1" table:formula="of:=[.L91]/240" office:value-type="float" office:value="251" calcext:value-type="float">
            <text:p>251</text:p>
          </table:table-cell>
          <table:table-cell table:formula="of:=[.AJ91]/3" office:value-type="float" office:value="3.91666666666667" calcext:value-type="float">
            <text:p>3,91666666666667</text:p>
          </table:table-cell>
          <table:table-cell table:formula="of:=ROUND([.AN9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J92]*[.$K$62]" office:value-type="float" office:value="61380" calcext:value-type="float">
            <text:p>61380</text:p>
          </table:table-cell>
          <table:table-cell table:style-name="ce47" table:formula="of:=[.K92]+60 + 240 + 240 +240" office:value-type="float" office:value="62160" calcext:value-type="float">
            <text:p>62160</text:p>
          </table:table-cell>
          <table:table-cell table:formula="of:=[.K92]+[.AI92]" office:value-type="float" office:value="62100" calcext:value-type="float">
            <text:p>62100</text:p>
          </table:table-cell>
          <table:table-cell table:formula="of:=[.L92]/240" office:value-type="float" office:value="259" calcext:value-type="float">
            <text:p>259</text:p>
          </table:table-cell>
          <table:table-cell table:formula="of:=[.M92]/240" office:value-type="float" office:value="258.75" calcext:value-type="float">
            <text:p>258,75</text:p>
          </table:table-cell>
          <table:table-cell table:formula="of:=ROUNDUP([.O92])" office:value-type="float" office:value="259" calcext:value-type="float">
            <text:p>259</text:p>
          </table:table-cell>
          <table:table-cell table:style-name="ce48" table:formula="of:=[.P92]*240" office:value-type="float" office:value="62160" calcext:value-type="float">
            <text:p>62160</text:p>
          </table:table-cell>
          <table:table-cell table:formula="of:=[.Q92]-[.L92]" office:value-type="float" office:value="0" calcext:value-type="float">
            <text:p>0</text:p>
          </table:table-cell>
          <table:table-cell table:formula="of:=[.L92]/6" office:value-type="float" office:value="10360" calcext:value-type="float">
            <text:p>10360</text:p>
          </table:table-cell>
          <table:table-cell table:formula="of:=[.S92]*90000" office:value-type="float" office:value="932400000" calcext:value-type="float">
            <text:p>932400000</text:p>
          </table:table-cell>
          <table:table-cell table:formula="of:=[.T92]/44100" office:value-type="float" office:value="21142.8571428571" calcext:value-type="float">
            <text:p>21142,8571428571</text:p>
          </table:table-cell>
          <table:table-cell table:formula="of:=ROUND([.U92])" office:value-type="float" office:value="21143" calcext:value-type="float">
            <text:p>21143</text:p>
          </table:table-cell>
          <table:table-cell table:formula="of:=[.V92]-[.$V$62]" office:value-type="float" office:value="20408" calcext:value-type="float">
            <text:p>20408</text:p>
          </table:table-cell>
          <table:table-cell table:number-columns-repeated="3"/>
          <table:table-cell table:formula="of:=ROUND([.$Z$69]+[.$Y$93]*[.J92])" office:value-type="float" office:value="21194" calcext:value-type="float">
            <text:p>21194</text:p>
          </table:table-cell>
          <table:table-cell table:formula="of:=[.V92]-[.AA92]" office:value-type="float" office:value="-51" calcext:value-type="float">
            <text:p>-51</text:p>
          </table:table-cell>
          <table:table-cell table:formula="of:=30.81+682.41*[.J92]" office:value-type="float" office:value="21185.52" calcext:value-type="float">
            <text:p>21185,52</text:p>
          </table:table-cell>
          <table:table-cell table:formula="of:=ROUND([.AC92]-[.V92])" office:value-type="float" office:value="43" calcext:value-type="float">
            <text:p>43</text:p>
          </table:table-cell>
          <table:table-cell table:formula="of:=[.V92]-[.AC92]" office:value-type="float" office:value="-42.5200000000004" calcext:value-type="float">
            <text:p>-42,5200000000004</text:p>
          </table:table-cell>
          <table:table-cell table:formula="of:=[.V92]-[.V91]" office:value-type="float" office:value="653" calcext:value-type="float">
            <text:p>653</text:p>
          </table:table-cell>
          <table:table-cell table:formula="of:=[.AI92]/240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([.AH$63:.$AH92])" office:value-type="float" office:value="720" calcext:value-type="float">
            <text:p>720</text:p>
          </table:table-cell>
          <table:table-cell table:formula="of:=SUM([.$AK$62:.AK92])" office:value-type="float" office:value="12" calcext:value-type="float">
            <text:p>12</text:p>
          </table:table-cell>
          <table:table-cell table:formula="of:=1-([.AL92]-ROUNDDOWN([.AL92]))" office:value-type="float" office:value="0.25" calcext:value-type="float">
            <text:p>0,25</text:p>
          </table:table-cell>
          <table:table-cell table:style-name="ce1" table:formula="of:=[.K92]/(5*2*24)" office:value-type="float" office:value="255.75" calcext:value-type="float">
            <text:p>255,75</text:p>
          </table:table-cell>
          <table:table-cell table:style-name="ce1" table:formula="of:=[.L92]/240" office:value-type="float" office:value="259" calcext:value-type="float">
            <text:p>259</text:p>
          </table:table-cell>
          <table:table-cell table:formula="of:=[.AJ92]/3" office:value-type="float" office:value="4" calcext:value-type="float">
            <text:p>4</text:p>
          </table:table-cell>
          <table:table-cell table:formula="of:=ROUND([.AN9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J93]*[.$K$62]" office:value-type="float" office:value="63360" calcext:value-type="float">
            <text:p>63360</text:p>
          </table:table-cell>
          <table:table-cell table:style-name="ce47" table:formula="of:=[.K93]+240 + 240 + 240 +240" office:value-type="float" office:value="64320" calcext:value-type="float">
            <text:p>64320</text:p>
          </table:table-cell>
          <table:table-cell table:formula="of:=[.K93]+[.AI93]" office:value-type="float" office:value="64104" calcext:value-type="float">
            <text:p>64104</text:p>
          </table:table-cell>
          <table:table-cell table:formula="of:=[.L93]/240" office:value-type="float" office:value="268" calcext:value-type="float">
            <text:p>268</text:p>
          </table:table-cell>
          <table:table-cell table:formula="of:=[.M93]/240" office:value-type="float" office:value="267.1" calcext:value-type="float">
            <text:p>267,1</text:p>
          </table:table-cell>
          <table:table-cell table:formula="of:=ROUNDUP([.O93])" office:value-type="float" office:value="268" calcext:value-type="float">
            <text:p>268</text:p>
          </table:table-cell>
          <table:table-cell table:style-name="ce48" table:formula="of:=[.P93]*240" office:value-type="float" office:value="64320" calcext:value-type="float">
            <text:p>64320</text:p>
          </table:table-cell>
          <table:table-cell table:formula="of:=[.Q93]-[.L93]" office:value-type="float" office:value="0" calcext:value-type="float">
            <text:p>0</text:p>
          </table:table-cell>
          <table:table-cell table:formula="of:=[.L93]/6" office:value-type="float" office:value="10720" calcext:value-type="float">
            <text:p>10720</text:p>
          </table:table-cell>
          <table:table-cell table:formula="of:=[.S93]*90000" office:value-type="float" office:value="964800000" calcext:value-type="float">
            <text:p>964800000</text:p>
          </table:table-cell>
          <table:table-cell table:formula="of:=[.T93]/44100" office:value-type="float" office:value="21877.5510204082" calcext:value-type="float">
            <text:p>21877,5510204082</text:p>
          </table:table-cell>
          <table:table-cell table:formula="of:=ROUND([.U93])" office:value-type="float" office:value="21878" calcext:value-type="float">
            <text:p>21878</text:p>
          </table:table-cell>
          <table:table-cell table:formula="of:=[.V93]-[.$V$62]" office:value-type="float" office:value="21143" calcext:value-type="float">
            <text:p>21143</text:p>
          </table:table-cell>
          <table:table-cell table:formula="of:=[.V93]" office:value-type="float" office:value="21878" calcext:value-type="float">
            <text:p>21878</text:p>
          </table:table-cell>
          <table:table-cell table:formula="of:=([.X93]-[.X69])/24" office:value-type="float" office:value="683.708333333333" calcext:value-type="float">
            <text:p>683,708333333333</text:p>
          </table:table-cell>
          <table:table-cell/>
          <table:table-cell table:formula="of:=ROUND([.$Z$69]+[.$Y$93]*[.J93])" office:value-type="float" office:value="21878" calcext:value-type="float">
            <text:p>21878</text:p>
          </table:table-cell>
          <table:table-cell table:formula="of:=[.V93]-[.AA93]" office:value-type="float" office:value="0" calcext:value-type="float">
            <text:p>0</text:p>
          </table:table-cell>
          <table:table-cell table:formula="of:=30.81+682.41*[.J93]" office:value-type="float" office:value="21867.93" calcext:value-type="float">
            <text:p>21867,93</text:p>
          </table:table-cell>
          <table:table-cell table:formula="of:=ROUND([.AC93]-[.V93])" office:value-type="float" office:value="-10" calcext:value-type="float">
            <text:p>-10</text:p>
          </table:table-cell>
          <table:table-cell table:formula="of:=[.V93]-[.AC93]" office:value-type="float" office:value="10.0699999999997" calcext:value-type="float">
            <text:p>10,0699999999997</text:p>
          </table:table-cell>
          <table:table-cell table:formula="of:=[.V93]-[.V92]" office:value-type="float" office:value="735" calcext:value-type="float">
            <text:p>735</text:p>
          </table:table-cell>
          <table:table-cell table:formula="of:=[.AI93]/240" office:value-type="float" office:value="3.1" calcext:value-type="float">
            <text:p>3,1</text:p>
          </table:table-cell>
          <table:table-cell office:value-type="float" office:value="24" calcext:value-type="float">
            <text:p>24</text:p>
          </table:table-cell>
          <table:table-cell table:formula="of:=SUM([.AH$63:.$AH93])" office:value-type="float" office:value="744" calcext:value-type="float">
            <text:p>744</text:p>
          </table:table-cell>
          <table:table-cell table:formula="of:=SUM([.$AK$62:.AK93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table:formula="of:=[.K93]/(5*2*24)" office:value-type="float" office:value="264" calcext:value-type="float">
            <text:p>264</text:p>
          </table:table-cell>
          <table:table-cell table:style-name="ce1" table:formula="of:=[.L93]/240" office:value-type="float" office:value="268" calcext:value-type="float">
            <text:p>268</text:p>
          </table:table-cell>
          <table:table-cell table:formula="of:=[.AJ93]/3" office:value-type="float" office:value="4" calcext:value-type="float">
            <text:p>4</text:p>
          </table:table-cell>
          <table:table-cell table:formula="of:=ROUND([.AN9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94]*[.$K$62]" office:value-type="float" office:value="65340" calcext:value-type="float">
            <text:p>65340</text:p>
          </table:table-cell>
          <table:table-cell table:style-name="ce47" table:formula="of:=[.K94]+180 + 240 + 240 +240" office:value-type="float" office:value="66240" calcext:value-type="float">
            <text:p>66240</text:p>
          </table:table-cell>
          <table:table-cell table:formula="of:=[.K94]+[.AI94]" office:value-type="float" office:value="66108" calcext:value-type="float">
            <text:p>66108</text:p>
          </table:table-cell>
          <table:table-cell table:formula="of:=[.L94]/240" office:value-type="float" office:value="276" calcext:value-type="float">
            <text:p>276</text:p>
          </table:table-cell>
          <table:table-cell table:formula="of:=[.M94]/240" office:value-type="float" office:value="275.45" calcext:value-type="float">
            <text:p>275,45</text:p>
          </table:table-cell>
          <table:table-cell table:formula="of:=ROUNDUP([.O94])" office:value-type="float" office:value="276" calcext:value-type="float">
            <text:p>276</text:p>
          </table:table-cell>
          <table:table-cell table:style-name="ce48" table:formula="of:=[.P94]*240" office:value-type="float" office:value="66240" calcext:value-type="float">
            <text:p>66240</text:p>
          </table:table-cell>
          <table:table-cell table:formula="of:=[.Q94]-[.L94]" office:value-type="float" office:value="0" calcext:value-type="float">
            <text:p>0</text:p>
          </table:table-cell>
          <table:table-cell table:formula="of:=[.L94]/6" office:value-type="float" office:value="11040" calcext:value-type="float">
            <text:p>11040</text:p>
          </table:table-cell>
          <table:table-cell table:formula="of:=[.S94]*90000" office:value-type="float" office:value="993600000" calcext:value-type="float">
            <text:p>993600000</text:p>
          </table:table-cell>
          <table:table-cell table:formula="of:=[.T94]/44100" office:value-type="float" office:value="22530.612244898" calcext:value-type="float">
            <text:p>22530,612244898</text:p>
          </table:table-cell>
          <table:table-cell table:formula="of:=ROUND([.U94])" office:value-type="float" office:value="22531" calcext:value-type="float">
            <text:p>22531</text:p>
          </table:table-cell>
          <table:table-cell table:formula="of:=[.V94]-[.$V$62]" office:value-type="float" office:value="21796" calcext:value-type="float">
            <text:p>21796</text:p>
          </table:table-cell>
          <table:table-cell table:number-columns-repeated="3"/>
          <table:table-cell table:formula="of:=ROUND([.$Z$69]+[.$Y$93]*[.J94])" office:value-type="float" office:value="22562" calcext:value-type="float">
            <text:p>22562</text:p>
          </table:table-cell>
          <table:table-cell table:formula="of:=[.V94]-[.AA94]" office:value-type="float" office:value="-31" calcext:value-type="float">
            <text:p>-31</text:p>
          </table:table-cell>
          <table:table-cell table:formula="of:=30.81+682.41*[.J94]" office:value-type="float" office:value="22550.34" calcext:value-type="float">
            <text:p>22550,34</text:p>
          </table:table-cell>
          <table:table-cell table:formula="of:=ROUND([.AC94]-[.V94])" office:value-type="float" office:value="19" calcext:value-type="float">
            <text:p>19</text:p>
          </table:table-cell>
          <table:table-cell table:formula="of:=[.V94]-[.AC94]" office:value-type="float" office:value="-19.3400000000001" calcext:value-type="float">
            <text:p>-19,3400000000001</text:p>
          </table:table-cell>
          <table:table-cell table:formula="of:=[.V94]-[.V93]" office:value-type="float" office:value="653" calcext:value-type="float">
            <text:p>653</text:p>
          </table:table-cell>
          <table:table-cell table:formula="of:=[.AI94]/240" office:value-type="float" office:value="3.2" calcext:value-type="float">
            <text:p>3,2</text:p>
          </table:table-cell>
          <table:table-cell office:value-type="float" office:value="24" calcext:value-type="float">
            <text:p>24</text:p>
          </table:table-cell>
          <table:table-cell table:formula="of:=SUM([.AH$63:.$AH94])" office:value-type="float" office:value="768" calcext:value-type="float">
            <text:p>768</text:p>
          </table:table-cell>
          <table:table-cell table:formula="of:=SUM([.$AK$62:.AK94])" office:value-type="float" office:value="12.75" calcext:value-type="float">
            <text:p>12,75</text:p>
          </table:table-cell>
          <table:table-cell table:formula="of:=1-([.AL94]-ROUNDDOWN([.AL94]))" office:value-type="float" office:value="0.75" calcext:value-type="float">
            <text:p>0,75</text:p>
          </table:table-cell>
          <table:table-cell table:style-name="ce1" table:formula="of:=[.K94]/(5*2*24)" office:value-type="float" office:value="272.25" calcext:value-type="float">
            <text:p>272,25</text:p>
          </table:table-cell>
          <table:table-cell table:style-name="ce1" table:formula="of:=[.L94]/240" office:value-type="float" office:value="276" calcext:value-type="float">
            <text:p>276</text:p>
          </table:table-cell>
          <table:table-cell table:formula="of:=[.AJ94]/3" office:value-type="float" office:value="4.25" calcext:value-type="float">
            <text:p>4,25</text:p>
          </table:table-cell>
          <table:table-cell table:formula="of:=ROUND([.AN9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J95]*[.$K$62]" office:value-type="float" office:value="67320" calcext:value-type="float">
            <text:p>67320</text:p>
          </table:table-cell>
          <table:table-cell table:style-name="ce47" table:formula="of:=[.K95]+120 + 240 + 240 +240" office:value-type="float" office:value="68160" calcext:value-type="float">
            <text:p>68160</text:p>
          </table:table-cell>
          <table:table-cell table:formula="of:=[.K95]+[.AI95]" office:value-type="float" office:value="68112" calcext:value-type="float">
            <text:p>68112</text:p>
          </table:table-cell>
          <table:table-cell table:formula="of:=[.L95]/240" office:value-type="float" office:value="284" calcext:value-type="float">
            <text:p>284</text:p>
          </table:table-cell>
          <table:table-cell table:formula="of:=[.M95]/240" office:value-type="float" office:value="283.8" calcext:value-type="float">
            <text:p>283,8</text:p>
          </table:table-cell>
          <table:table-cell table:formula="of:=ROUNDUP([.O95])" office:value-type="float" office:value="284" calcext:value-type="float">
            <text:p>284</text:p>
          </table:table-cell>
          <table:table-cell table:style-name="ce48" table:formula="of:=[.P95]*240" office:value-type="float" office:value="68160" calcext:value-type="float">
            <text:p>68160</text:p>
          </table:table-cell>
          <table:table-cell table:formula="of:=[.Q95]-[.L95]" office:value-type="float" office:value="0" calcext:value-type="float">
            <text:p>0</text:p>
          </table:table-cell>
          <table:table-cell table:formula="of:=[.L95]/6" office:value-type="float" office:value="11360" calcext:value-type="float">
            <text:p>11360</text:p>
          </table:table-cell>
          <table:table-cell table:formula="of:=[.S95]*90000" office:value-type="float" office:value="1022400000" calcext:value-type="float">
            <text:p>1022400000</text:p>
          </table:table-cell>
          <table:table-cell table:formula="of:=[.T95]/44100" office:value-type="float" office:value="23183.6734693878" calcext:value-type="float">
            <text:p>23183,6734693878</text:p>
          </table:table-cell>
          <table:table-cell table:formula="of:=ROUND([.U95])" office:value-type="float" office:value="23184" calcext:value-type="float">
            <text:p>23184</text:p>
          </table:table-cell>
          <table:table-cell table:formula="of:=[.V95]-[.$V$62]" office:value-type="float" office:value="22449" calcext:value-type="float">
            <text:p>22449</text:p>
          </table:table-cell>
          <table:table-cell table:number-columns-repeated="3"/>
          <table:table-cell table:formula="of:=ROUND([.$Z$69]+[.$Y$93]*[.J95])" office:value-type="float" office:value="23245" calcext:value-type="float">
            <text:p>23245</text:p>
          </table:table-cell>
          <table:table-cell table:formula="of:=[.V95]-[.AA95]" office:value-type="float" office:value="-61" calcext:value-type="float">
            <text:p>-61</text:p>
          </table:table-cell>
          <table:table-cell table:formula="of:=30.81+682.41*[.J95]" office:value-type="float" office:value="23232.75" calcext:value-type="float">
            <text:p>23232,75</text:p>
          </table:table-cell>
          <table:table-cell table:formula="of:=ROUND([.AC95]-[.V95])" office:value-type="float" office:value="49" calcext:value-type="float">
            <text:p>49</text:p>
          </table:table-cell>
          <table:table-cell table:formula="of:=[.V95]-[.AC95]" office:value-type="float" office:value="-48.75" calcext:value-type="float">
            <text:p>-48,75</text:p>
          </table:table-cell>
          <table:table-cell table:formula="of:=[.V95]-[.V94]" office:value-type="float" office:value="653" calcext:value-type="float">
            <text:p>653</text:p>
          </table:table-cell>
          <table:table-cell table:formula="of:=[.AI95]/240" office:value-type="float" office:value="3.3" calcext:value-type="float">
            <text:p>3,3</text:p>
          </table:table-cell>
          <table:table-cell office:value-type="float" office:value="24" calcext:value-type="float">
            <text:p>24</text:p>
          </table:table-cell>
          <table:table-cell table:formula="of:=SUM([.AH$63:.$AH95])" office:value-type="float" office:value="792" calcext:value-type="float">
            <text:p>792</text:p>
          </table:table-cell>
          <table:table-cell table:formula="of:=SUM([.$AK$62:.AK95])" office:value-type="float" office:value="13.25" calcext:value-type="float">
            <text:p>13,25</text:p>
          </table:table-cell>
          <table:table-cell table:formula="of:=1-([.AL95]-ROUNDDOWN([.AL95]))" office:value-type="float" office:value="0.5" calcext:value-type="float">
            <text:p>0,5</text:p>
          </table:table-cell>
          <table:table-cell table:style-name="ce1" table:formula="of:=[.K95]/(5*2*24)" office:value-type="float" office:value="280.5" calcext:value-type="float">
            <text:p>280,5</text:p>
          </table:table-cell>
          <table:table-cell table:style-name="ce1" table:formula="of:=[.L95]/240" office:value-type="float" office:value="284" calcext:value-type="float">
            <text:p>284</text:p>
          </table:table-cell>
          <table:table-cell table:formula="of:=[.AJ95]/3" office:value-type="float" office:value="4.41666666666667" calcext:value-type="float">
            <text:p>4,41666666666667</text:p>
          </table:table-cell>
          <table:table-cell table:formula="of:=ROUND([.AN9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[.J96]*[.$K$62]" office:value-type="float" office:value="69300" calcext:value-type="float">
            <text:p>69300</text:p>
          </table:table-cell>
          <table:table-cell table:style-name="ce47" table:formula="of:=[.K96]+60 + 240 + 240 +240+240" office:value-type="float" office:value="70320" calcext:value-type="float">
            <text:p>70320</text:p>
          </table:table-cell>
          <table:table-cell table:formula="of:=[.K96]+[.AI96]" office:value-type="float" office:value="70116" calcext:value-type="float">
            <text:p>70116</text:p>
          </table:table-cell>
          <table:table-cell table:formula="of:=[.L96]/240" office:value-type="float" office:value="293" calcext:value-type="float">
            <text:p>293</text:p>
          </table:table-cell>
          <table:table-cell table:formula="of:=[.M96]/240" office:value-type="float" office:value="292.15" calcext:value-type="float">
            <text:p>292,15</text:p>
          </table:table-cell>
          <table:table-cell table:formula="of:=ROUNDUP([.O96])" office:value-type="float" office:value="293" calcext:value-type="float">
            <text:p>293</text:p>
          </table:table-cell>
          <table:table-cell table:style-name="ce48" table:formula="of:=[.P96]*240" office:value-type="float" office:value="70320" calcext:value-type="float">
            <text:p>70320</text:p>
          </table:table-cell>
          <table:table-cell table:formula="of:=[.Q96]-[.L96]" office:value-type="float" office:value="0" calcext:value-type="float">
            <text:p>0</text:p>
          </table:table-cell>
          <table:table-cell table:formula="of:=[.L96]/6" office:value-type="float" office:value="11720" calcext:value-type="float">
            <text:p>11720</text:p>
          </table:table-cell>
          <table:table-cell table:formula="of:=[.S96]*90000" office:value-type="float" office:value="1054800000" calcext:value-type="float">
            <text:p>1054800000</text:p>
          </table:table-cell>
          <table:table-cell table:formula="of:=[.T96]/44100" office:value-type="float" office:value="23918.3673469388" calcext:value-type="float">
            <text:p>23918,3673469388</text:p>
          </table:table-cell>
          <table:table-cell table:formula="of:=ROUND([.U96])" office:value-type="float" office:value="23918" calcext:value-type="float">
            <text:p>23918</text:p>
          </table:table-cell>
          <table:table-cell table:formula="of:=[.V96]-[.$V$62]" office:value-type="float" office:value="23183" calcext:value-type="float">
            <text:p>23183</text:p>
          </table:table-cell>
          <table:table-cell table:number-columns-repeated="3"/>
          <table:table-cell table:formula="of:=ROUND([.$Z$69]+[.$Y$93]*[.J96])" office:value-type="float" office:value="23929" calcext:value-type="float">
            <text:p>23929</text:p>
          </table:table-cell>
          <table:table-cell table:formula="of:=[.V96]-[.AA96]" office:value-type="float" office:value="-11" calcext:value-type="float">
            <text:p>-11</text:p>
          </table:table-cell>
          <table:table-cell table:formula="of:=30.81+682.41*[.J96]" office:value-type="float" office:value="23915.16" calcext:value-type="float">
            <text:p>23915,16</text:p>
          </table:table-cell>
          <table:table-cell table:formula="of:=ROUND([.AC96]-[.V96])" office:value-type="float" office:value="-3" calcext:value-type="float">
            <text:p>-3</text:p>
          </table:table-cell>
          <table:table-cell table:formula="of:=[.V96]-[.AC96]" office:value-type="float" office:value="2.84000000000015" calcext:value-type="float">
            <text:p>2,84000000000015</text:p>
          </table:table-cell>
          <table:table-cell table:formula="of:=[.V96]-[.V95]" office:value-type="float" office:value="734" calcext:value-type="float">
            <text:p>734</text:p>
          </table:table-cell>
          <table:table-cell table:formula="of:=[.AI96]/240"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table:formula="of:=SUM([.AH$63:.$AH96])" office:value-type="float" office:value="816" calcext:value-type="float">
            <text:p>816</text:p>
          </table:table-cell>
          <table:table-cell table:formula="of:=SUM([.$AK$62:.AK96])" office:value-type="float" office:value="13.5" calcext:value-type="float">
            <text:p>13,5</text:p>
          </table:table-cell>
          <table:table-cell table:formula="of:=1-([.AL96]-ROUNDDOWN([.AL96]))" office:value-type="float" office:value="0.25" calcext:value-type="float">
            <text:p>0,25</text:p>
          </table:table-cell>
          <table:table-cell table:style-name="ce1" table:formula="of:=[.K96]/(5*2*24)" office:value-type="float" office:value="288.75" calcext:value-type="float">
            <text:p>288,75</text:p>
          </table:table-cell>
          <table:table-cell table:style-name="ce1" table:formula="of:=[.L96]/240" office:value-type="float" office:value="293" calcext:value-type="float">
            <text:p>293</text:p>
          </table:table-cell>
          <table:table-cell table:formula="of:=[.AJ96]/3" office:value-type="float" office:value="4.5" calcext:value-type="float">
            <text:p>4,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J97]*[.$K$62]" office:value-type="float" office:value="71280" calcext:value-type="float">
            <text:p>71280</text:p>
          </table:table-cell>
          <table:table-cell table:style-name="ce47" table:formula="of:=[.K97]+  240 + 240 +240+240" office:value-type="float" office:value="72240" calcext:value-type="float">
            <text:p>72240</text:p>
          </table:table-cell>
          <table:table-cell table:formula="of:=[.K97]+[.AI97]" office:value-type="float" office:value="72120" calcext:value-type="float">
            <text:p>72120</text:p>
          </table:table-cell>
          <table:table-cell table:formula="of:=[.L97]/240" office:value-type="float" office:value="301" calcext:value-type="float">
            <text:p>301</text:p>
          </table:table-cell>
          <table:table-cell table:formula="of:=[.M97]/240" office:value-type="float" office:value="300.5" calcext:value-type="float">
            <text:p>300,5</text:p>
          </table:table-cell>
          <table:table-cell table:formula="of:=ROUNDUP([.O97])" office:value-type="float" office:value="301" calcext:value-type="float">
            <text:p>301</text:p>
          </table:table-cell>
          <table:table-cell table:style-name="ce48" table:formula="of:=[.P97]*240" office:value-type="float" office:value="72240" calcext:value-type="float">
            <text:p>72240</text:p>
          </table:table-cell>
          <table:table-cell table:formula="of:=[.Q97]-[.L97]" office:value-type="float" office:value="0" calcext:value-type="float">
            <text:p>0</text:p>
          </table:table-cell>
          <table:table-cell table:formula="of:=[.L97]/6" office:value-type="float" office:value="12040" calcext:value-type="float">
            <text:p>12040</text:p>
          </table:table-cell>
          <table:table-cell table:formula="of:=[.S97]*90000" office:value-type="float" office:value="1083600000" calcext:value-type="float">
            <text:p>1083600000</text:p>
          </table:table-cell>
          <table:table-cell table:formula="of:=[.T97]/44100" office:value-type="float" office:value="24571.4285714286" calcext:value-type="float">
            <text:p>24571,4285714286</text:p>
          </table:table-cell>
          <table:table-cell office:value-type="float" office:value="24571" calcext:value-type="float">
            <text:p>24571</text:p>
          </table:table-cell>
          <table:table-cell table:formula="of:=[.V97]-[.$V$62]" office:value-type="float" office:value="23836" calcext:value-type="float">
            <text:p>23836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formula="of:=SUM([.AH$63:.$AH97])"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formula="of:=[.J98]*[.$K$62]" office:value-type="float" office:value="73260" calcext:value-type="float">
            <text:p>73260</text:p>
          </table:table-cell>
          <table:table-cell table:style-name="ce47" table:formula="of:=[.K98]+  180 + 240 +240+240" office:value-type="float" office:value="74160" calcext:value-type="float">
            <text:p>74160</text:p>
          </table:table-cell>
          <table:table-cell table:formula="of:=[.K98]+[.AI98]" office:value-type="float" office:value="74124" calcext:value-type="float">
            <text:p>74124</text:p>
          </table:table-cell>
          <table:table-cell table:formula="of:=[.L98]/240" office:value-type="float" office:value="309" calcext:value-type="float">
            <text:p>309</text:p>
          </table:table-cell>
          <table:table-cell table:formula="of:=[.M98]/240" office:value-type="float" office:value="308.85" calcext:value-type="float">
            <text:p>308,85</text:p>
          </table:table-cell>
          <table:table-cell table:formula="of:=ROUNDUP([.O98])" office:value-type="float" office:value="309" calcext:value-type="float">
            <text:p>309</text:p>
          </table:table-cell>
          <table:table-cell table:style-name="ce48" table:formula="of:=[.P98]*240" office:value-type="float" office:value="74160" calcext:value-type="float">
            <text:p>74160</text:p>
          </table:table-cell>
          <table:table-cell table:formula="of:=[.Q98]-[.L98]" office:value-type="float" office:value="0" calcext:value-type="float">
            <text:p>0</text:p>
          </table:table-cell>
          <table:table-cell table:formula="of:=[.L98]/6" office:value-type="float" office:value="12360" calcext:value-type="float">
            <text:p>12360</text:p>
          </table:table-cell>
          <table:table-cell table:formula="of:=[.S98]*90000" office:value-type="float" office:value="1112400000" calcext:value-type="float">
            <text:p>1112400000</text:p>
          </table:table-cell>
          <table:table-cell table:formula="of:=[.T98]/44100" office:value-type="float" office:value="25224.4897959184" calcext:value-type="float">
            <text:p>25224,489795918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98])"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formula="of:=[.J99]*[.$K$62]" office:value-type="float" office:value="75240" calcext:value-type="float">
            <text:p>75240</text:p>
          </table:table-cell>
          <table:table-cell table:style-name="ce47" table:formula="of:=[.K99]+  240 + 240 +240+240+120" office:value-type="float" office:value="76320" calcext:value-type="float">
            <text:p>76320</text:p>
          </table:table-cell>
          <table:table-cell table:formula="of:=[.K99]+[.AI99]" office:value-type="float" office:value="76128" calcext:value-type="float">
            <text:p>76128</text:p>
          </table:table-cell>
          <table:table-cell table:formula="of:=[.L99]/240" office:value-type="float" office:value="318" calcext:value-type="float">
            <text:p>318</text:p>
          </table:table-cell>
          <table:table-cell table:formula="of:=[.M99]/240" office:value-type="float" office:value="317.2" calcext:value-type="float">
            <text:p>317,2</text:p>
          </table:table-cell>
          <table:table-cell table:formula="of:=ROUNDUP([.O99])" office:value-type="float" office:value="318" calcext:value-type="float">
            <text:p>318</text:p>
          </table:table-cell>
          <table:table-cell table:style-name="ce48" table:formula="of:=[.P99]*240" office:value-type="float" office:value="76320" calcext:value-type="float">
            <text:p>76320</text:p>
          </table:table-cell>
          <table:table-cell table:formula="of:=[.Q99]-[.L99]" office:value-type="float" office:value="0" calcext:value-type="float">
            <text:p>0</text:p>
          </table:table-cell>
          <table:table-cell table:formula="of:=[.L99]/6" office:value-type="float" office:value="12720" calcext:value-type="float">
            <text:p>12720</text:p>
          </table:table-cell>
          <table:table-cell table:formula="of:=[.S99]*90000" office:value-type="float" office:value="1144800000" calcext:value-type="float">
            <text:p>1144800000</text:p>
          </table:table-cell>
          <table:table-cell table:formula="of:=[.T99]/44100" office:value-type="float" office:value="25959.1836734694" calcext:value-type="float">
            <text:p>25959,1836734694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99])" office:value-type="float" office:value="888" calcext:value-type="float">
            <text:p>88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formula="of:=[.J100]*[.$K$62]" office:value-type="float" office:value="77220" calcext:value-type="float">
            <text:p>77220</text:p>
          </table:table-cell>
          <table:table-cell table:style-name="ce47" table:formula="of:=[.K100]+  240+ 240 +240+240+60" office:value-type="float" office:value="78240" calcext:value-type="float">
            <text:p>78240</text:p>
          </table:table-cell>
          <table:table-cell table:formula="of:=[.K100]+[.AI100]" office:value-type="float" office:value="78132" calcext:value-type="float">
            <text:p>78132</text:p>
          </table:table-cell>
          <table:table-cell table:formula="of:=[.L100]/240" office:value-type="float" office:value="326" calcext:value-type="float">
            <text:p>326</text:p>
          </table:table-cell>
          <table:table-cell table:formula="of:=[.M100]/240" office:value-type="float" office:value="325.55" calcext:value-type="float">
            <text:p>325,55</text:p>
          </table:table-cell>
          <table:table-cell table:formula="of:=ROUNDUP([.O100])" office:value-type="float" office:value="326" calcext:value-type="float">
            <text:p>326</text:p>
          </table:table-cell>
          <table:table-cell table:style-name="ce48" table:formula="of:=[.P100]*240" office:value-type="float" office:value="78240" calcext:value-type="float">
            <text:p>78240</text:p>
          </table:table-cell>
          <table:table-cell table:formula="of:=[.Q100]-[.L100]" office:value-type="float" office:value="0" calcext:value-type="float">
            <text:p>0</text:p>
          </table:table-cell>
          <table:table-cell table:formula="of:=[.L100]/6" office:value-type="float" office:value="13040" calcext:value-type="float">
            <text:p>13040</text:p>
          </table:table-cell>
          <table:table-cell table:formula="of:=[.S100]*90000" office:value-type="float" office:value="1173600000" calcext:value-type="float">
            <text:p>1173600000</text:p>
          </table:table-cell>
          <table:table-cell table:formula="of:=[.T100]/44100" office:value-type="float" office:value="26612.2448979592" calcext:value-type="float">
            <text:p>26612,2448979592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100])" office:value-type="float" office:value="912" calcext:value-type="float">
            <text:p>91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formula="of:=[.J101]*[.$K$62]" office:value-type="float" office:value="79200" calcext:value-type="float">
            <text:p>79200</text:p>
          </table:table-cell>
          <table:table-cell table:style-name="ce47" table:formula="of:=[.K101]+   240 +240+240+240" office:value-type="float" office:value="80160" calcext:value-type="float">
            <text:p>80160</text:p>
          </table:table-cell>
          <table:table-cell table:formula="of:=[.K101]+[.AI101]" office:value-type="float" office:value="80136" calcext:value-type="float">
            <text:p>80136</text:p>
          </table:table-cell>
          <table:table-cell table:formula="of:=[.L101]/240" office:value-type="float" office:value="334" calcext:value-type="float">
            <text:p>334</text:p>
          </table:table-cell>
          <table:table-cell table:formula="of:=[.M101]/240" office:value-type="float" office:value="333.9" calcext:value-type="float">
            <text:p>333,9</text:p>
          </table:table-cell>
          <table:table-cell table:formula="of:=ROUNDUP([.O101])" office:value-type="float" office:value="334" calcext:value-type="float">
            <text:p>334</text:p>
          </table:table-cell>
          <table:table-cell table:style-name="ce48" table:formula="of:=[.P101]*240" office:value-type="float" office:value="80160" calcext:value-type="float">
            <text:p>80160</text:p>
          </table:table-cell>
          <table:table-cell table:formula="of:=[.Q101]-[.L101]" office:value-type="float" office:value="0" calcext:value-type="float">
            <text:p>0</text:p>
          </table:table-cell>
          <table:table-cell table:formula="of:=[.L101]/6" office:value-type="float" office:value="13360" calcext:value-type="float">
            <text:p>13360</text:p>
          </table:table-cell>
          <table:table-cell table:formula="of:=[.S101]*90000" office:value-type="float" office:value="1202400000" calcext:value-type="float">
            <text:p>1202400000</text:p>
          </table:table-cell>
          <table:table-cell table:formula="of:=[.T101]/44100" office:value-type="float" office:value="27265.306122449" calcext:value-type="float">
            <text:p>27265,306122449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101])"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formula="of:=[.J102]*[.$K$62]" office:value-type="float" office:value="81180" calcext:value-type="float">
            <text:p>81180</text:p>
          </table:table-cell>
          <table:table-cell table:style-name="ce47" table:formula="of:=[.K102]+  240 + 240 +240+240+180" office:value-type="float" office:value="82320" calcext:value-type="float">
            <text:p>82320</text:p>
          </table:table-cell>
          <table:table-cell table:formula="of:=[.K102]+[.AI102]" office:value-type="float" office:value="82140" calcext:value-type="float">
            <text:p>82140</text:p>
          </table:table-cell>
          <table:table-cell table:formula="of:=[.L102]/240" office:value-type="float" office:value="343" calcext:value-type="float">
            <text:p>343</text:p>
          </table:table-cell>
          <table:table-cell table:formula="of:=[.M102]/240" office:value-type="float" office:value="342.25" calcext:value-type="float">
            <text:p>342,25</text:p>
          </table:table-cell>
          <table:table-cell table:formula="of:=ROUNDUP([.O102])" office:value-type="float" office:value="343" calcext:value-type="float">
            <text:p>343</text:p>
          </table:table-cell>
          <table:table-cell table:style-name="ce48" table:formula="of:=[.P102]*240" office:value-type="float" office:value="82320" calcext:value-type="float">
            <text:p>82320</text:p>
          </table:table-cell>
          <table:table-cell table:formula="of:=[.Q102]-[.L102]" office:value-type="float" office:value="0" calcext:value-type="float">
            <text:p>0</text:p>
          </table:table-cell>
          <table:table-cell table:formula="of:=[.L102]/6" office:value-type="float" office:value="13720" calcext:value-type="float">
            <text:p>13720</text:p>
          </table:table-cell>
          <table:table-cell table:formula="of:=[.S102]*90000" office:value-type="float" office:value="1234800000" calcext:value-type="float">
            <text:p>1234800000</text:p>
          </table:table-cell>
          <table:table-cell table:formula="of:=[.T102]/44100" office:value-type="float" office:value="28000" calcext:value-type="float">
            <text:p>28000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formula="of:=SUM([.AH$63:.$AH102])"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7"/>
          <table:table-cell table:number-columns-repeated="2"/>
          <table:table-cell table:formula="of:=[.M103]/240" office:value-type="float" office:value="0" calcext:value-type="float">
            <text:p>0</text:p>
          </table:table-cell>
          <table:table-cell table:formula="of:=ROUNDUP([.O103])" office:value-type="float" office:value="0" calcext:value-type="float">
            <text:p>0</text:p>
          </table:table-cell>
          <table:table-cell table:style-name="ce48" table:formula="of:=[.P103]*240" office:value-type="float" office:value="0" calcext:value-type="float">
            <text:p>0</text:p>
          </table:table-cell>
          <table:table-cell table:formula="of:=[.Q103]-[.L103]" office:value-type="float" office:value="0" calcext:value-type="float">
            <text:p>0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formula="of:=SUM([.AH$63:.$AH103])" office:value-type="float" office:value="984" calcext:value-type="float">
            <text:p>984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7"/>
          <table:table-cell table:number-columns-repeated="2"/>
          <table:table-cell table:formula="of:=[.M104]/240" office:value-type="float" office:value="0" calcext:value-type="float">
            <text:p>0</text:p>
          </table:table-cell>
          <table:table-cell table:formula="of:=ROUNDUP([.O104])" office:value-type="float" office:value="0" calcext:value-type="float">
            <text:p>0</text:p>
          </table:table-cell>
          <table:table-cell table:style-name="ce48" table:formula="of:=[.P104]*240" office:value-type="float" office:value="0" calcext:value-type="float">
            <text:p>0</text:p>
          </table:table-cell>
          <table:table-cell table:formula="of:=[.Q104]-[.L104]" office:value-type="float" office:value="0" calcext:value-type="float">
            <text:p>0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formula="of:=SUM([.AH$63:.$AH104])" office:value-type="float" office:value="1008" calcext:value-type="float">
            <text:p>100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formula="of:=[.J105]*[.$K$62]" office:value-type="float" office:value="87120" calcext:value-type="float">
            <text:p>87120</text:p>
          </table:table-cell>
          <table:table-cell table:style-name="ce47" table:formula="of:=[.K105]+  240 + 240 +240+240+240" office:value-type="float" office:value="88320" calcext:value-type="float">
            <text:p>88320</text:p>
          </table:table-cell>
          <table:table-cell table:formula="of:=[.K105]+[.AI105]" office:value-type="float" office:value="87120" calcext:value-type="float">
            <text:p>87120</text:p>
          </table:table-cell>
          <table:table-cell table:formula="of:=[.L105]/240" office:value-type="float" office:value="368" calcext:value-type="float">
            <text:p>368</text:p>
          </table:table-cell>
          <table:table-cell table:formula="of:=[.M105]/240" office:value-type="float" office:value="363" calcext:value-type="float">
            <text:p>363</text:p>
          </table:table-cell>
          <table:table-cell table:formula="of:=ROUNDUP([.O105])" office:value-type="float" office:value="363" calcext:value-type="float">
            <text:p>363</text:p>
          </table:table-cell>
          <table:table-cell table:style-name="ce48" table:formula="of:=[.P105]*240" office:value-type="float" office:value="87120" calcext:value-type="float">
            <text:p>87120</text:p>
          </table:table-cell>
          <table:table-cell table:formula="of:=[.Q105]-[.L105]" office:value-type="float" office:value="-1200" calcext:value-type="float">
            <text:p>-1200</text:p>
          </table:table-cell>
          <table:table-cell table:formula="of:=[.L105]/6" office:value-type="float" office:value="14720" calcext:value-type="float">
            <text:p>14720</text:p>
          </table:table-cell>
          <table:table-cell table:formula="of:=[.S105]*90000" office:value-type="float" office:value="1324800000" calcext:value-type="float">
            <text:p>1324800000</text:p>
          </table:table-cell>
          <table:table-cell table:formula="of:=[.T105]/44100" office:value-type="float" office:value="30040.8163265306" calcext:value-type="float">
            <text:p>30040,8163265306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7"/>
          <table:table-cell table:number-columns-repeated="4"/>
          <table:table-cell table:style-name="ce48"/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table:formula="of:=240/6*90000/44100" office:value-type="float" office:value="81.6326530612245" calcext:value-type="float">
            <text:p>81,632653061224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style-name="ce13" table:number-columns-repeated="14"/>
          <table:table-cell table:style-name="ce22"/>
          <table:table-cell table:number-columns-repeated="2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ok </text:p>
          </table:table-cell>
          <table:table-cell table:style-name="ce41" table:number-columns-repeated="10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8"/>
          <table:table-cell table:style-name="ce41" office:value-type="string" calcext:value-type="string">
            <text:p>Add not only 1980 but the true PCM payload taking into account the special case of sector 0 with first packk decrement. Divide by 240 (frame bytes) and round UP to next integer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office:value-type="string" calcext:value-type="string">
            <text:p>Then multiply by frame bytes to get size.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office:value-type="string" calcext:value-type="string">
            <text:p>PTS is normally rounded (to inferior integer if decimal &lt; 0.5)</text:p>
          </table:table-cell>
          <table:table-cell table:style-name="ce44" table:number-columns-repeated="9"/>
          <table:table-cell table:style-name="ce41"/>
          <table:table-cell table:style-name="ce2" table:number-columns-repeated="3"/>
          <table:table-cell table:style-name="ce23"/>
          <table:table-cell/>
          <table:table-cell office:value-type="string" calcext:value-type="string">
            <text:p>Unexplained behviour of frame add. Seems to be persistent and predictable at round frames with +1 at each 8 sector (minimum of bytes befor payload = 1920)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8"/>
          <table:table-cell table:style-name="ce41" table:number-columns-repeated="11"/>
          <table:table-cell table:style-name="ce2" table:number-columns-repeated="3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8"/>
          <table:table-cell table:style-name="ce2" table:number-columns-repeated="14"/>
          <table:table-cell table:style-name="ce23"/>
          <table:table-cell table:number-columns-repeated="2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"/>
          <table:table-cell table:style-name="ce21" table:number-columns-repeated="14"/>
          <table:table-cell table:style-name="ce24"/>
          <table:table-cell table:number-columns-repeated="2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 table:number-rows-repeated="1048453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GRAPHS" table:style-name="ta1">
        <table:shapes>
          <draw:frame draw:z-index="0" draw:style-name="gr1" draw:text-style-name="P1" svg:width="325.18mm" svg:height="220.2mm" svg:x="267.9mm" svg:y="90.84mm">
            <draw:object draw:notify-on-update-of-ranges="GRAPHS.E24:GRAPHS.E58 GRAPHS.F24:GRAPHS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3.67mm" svg:height="298.29mm" svg:x="384.65mm" svg:y="319.81mm">
            <draw:object draw:notify-on-update-of-ranges="GRAPHS.N87:GRAPHS.N121 GRAPHS.O87:GRAPHS.O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 table:number-rows-repeated="23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388" calcext:value-type="float">
            <text:p>138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41" calcext:value-type="float">
            <text:p>204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776" calcext:value-type="float">
            <text:p>27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429" calcext:value-type="float">
            <text:p>342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816" calcext:value-type="float">
            <text:p>481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69" calcext:value-type="float">
            <text:p>546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204" calcext:value-type="float">
            <text:p>620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857" calcext:value-type="float">
            <text:p>685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510" calcext:value-type="float">
            <text:p>751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245" calcext:value-type="float">
            <text:p>824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898" calcext:value-type="float">
            <text:p>88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9551" calcext:value-type="float">
            <text:p>955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286" calcext:value-type="float">
            <text:p>1028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0939" calcext:value-type="float">
            <text:p>1093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1592" calcext:value-type="float">
            <text:p>115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2327" calcext:value-type="float">
            <text:p>1232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2980" calcext:value-type="float">
            <text:p>1298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3633" calcext:value-type="float">
            <text:p>1363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4367" calcext:value-type="float">
            <text:p>143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5020" calcext:value-type="float">
            <text:p>1502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5673" calcext:value-type="float">
            <text:p>1567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6408" calcext:value-type="float">
            <text:p>1640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7061" calcext:value-type="float">
            <text:p>1706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7714" calcext:value-type="float">
            <text:p>1771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449" calcext:value-type="float">
            <text:p>1844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9102" calcext:value-type="float">
            <text:p>1910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9837" calcext:value-type="float">
            <text:p>1983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490" calcext:value-type="float">
            <text:p>2049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1143" calcext:value-type="float">
            <text:p>2114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1878" calcext:value-type="float">
            <text:p>2187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2531" calcext:value-type="float">
            <text:p>2253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3184" calcext:value-type="float">
            <text:p>2318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3918" calcext:value-type="float">
            <text:p>23918</text:p>
          </table:table-cell>
          <table:table-cell table:number-columns-repeated="9"/>
        </table:table-row>
        <table:table-row table:style-name="ro1" table:number-rows-repeated="28"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formula="of:=[.F87]+180" office:value-type="float" office:value="2160" calcext:value-type="float">
            <text:p>2160</text:p>
          </table:table-cell>
          <table:table-cell table:formula="of:=[.G87]/6" office:value-type="float" office:value="360" calcext:value-type="float">
            <text:p>360</text:p>
          </table:table-cell>
          <table:table-cell table:formula="of:=[.H87]*90000" office:value-type="float" office:value="32400000" calcext:value-type="float">
            <text:p>32400000</text:p>
          </table:table-cell>
          <table:table-cell table:formula="of:=[.I87]/44100" office:value-type="float" office:value="734.69387755102" calcext:value-type="float">
            <text:p>734,69387755102</text:p>
          </table:table-cell>
          <table:table-cell table:formula="of:=ROUND([.J87])" office:value-type="float" office:value="735" calcext:value-type="float">
            <text:p>7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F87]+1980" office:value-type="float" office:value="3960" calcext:value-type="float">
            <text:p>3960</text:p>
          </table:table-cell>
          <table:table-cell table:formula="of:=[.F88]+120" office:value-type="float" office:value="4080" calcext:value-type="float">
            <text:p>4080</text:p>
          </table:table-cell>
          <table:table-cell table:formula="of:=[.G88]/6" office:value-type="float" office:value="680" calcext:value-type="float">
            <text:p>680</text:p>
          </table:table-cell>
          <table:table-cell table:formula="of:=[.H88]*90000" office:value-type="float" office:value="61200000" calcext:value-type="float">
            <text:p>61200000</text:p>
          </table:table-cell>
          <table:table-cell table:formula="of:=[.I88]/44100" office:value-type="float" office:value="1387.75510204082" calcext:value-type="float">
            <text:p>1387,75510204082</text:p>
          </table:table-cell>
          <table:table-cell table:formula="of:=ROUND([.J88])" office:value-type="float" office:value="1388" calcext:value-type="float">
            <text:p>13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88]+1980" office:value-type="float" office:value="5940" calcext:value-type="float">
            <text:p>5940</text:p>
          </table:table-cell>
          <table:table-cell table:formula="of:=[.F89]+60" office:value-type="float" office:value="6000" calcext:value-type="float">
            <text:p>6000</text:p>
          </table:table-cell>
          <table:table-cell table:formula="of:=[.G89]/6" office:value-type="float" office:value="1000" calcext:value-type="float">
            <text:p>1000</text:p>
          </table:table-cell>
          <table:table-cell table:formula="of:=[.H89]*90000" office:value-type="float" office:value="90000000" calcext:value-type="float">
            <text:p>90000000</text:p>
          </table:table-cell>
          <table:table-cell table:formula="of:=[.I89]/44100" office:value-type="float" office:value="2040.81632653061" calcext:value-type="float">
            <text:p>2040,81632653061</text:p>
          </table:table-cell>
          <table:table-cell table:formula="of:=ROUND([.J89])" office:value-type="float" office:value="2041" calcext:value-type="float">
            <text:p>20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89]+1980" office:value-type="float" office:value="7920" calcext:value-type="float">
            <text:p>7920</text:p>
          </table:table-cell>
          <table:table-cell table:formula="of:=[.F90]" office:value-type="float" office:value="7920" calcext:value-type="float">
            <text:p>7920</text:p>
          </table:table-cell>
          <table:table-cell table:formula="of:=[.G90]/6" office:value-type="float" office:value="1320" calcext:value-type="float">
            <text:p>1320</text:p>
          </table:table-cell>
          <table:table-cell table:formula="of:=[.H90]*90000" office:value-type="float" office:value="118800000" calcext:value-type="float">
            <text:p>118800000</text:p>
          </table:table-cell>
          <table:table-cell table:formula="of:=[.I90]/44100" office:value-type="float" office:value="2693.87755102041" calcext:value-type="float">
            <text:p>2693,87755102041</text:p>
          </table:table-cell>
          <table:table-cell table:formula="of:=ROUND([.J90])" office:value-type="float" office:value="2694" calcext:value-type="float">
            <text:p>2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90]+1980" office:value-type="float" office:value="9900" calcext:value-type="float">
            <text:p>9900</text:p>
          </table:table-cell>
          <table:table-cell table:formula="of:=[.F91]+180" office:value-type="float" office:value="10080" calcext:value-type="float">
            <text:p>10080</text:p>
          </table:table-cell>
          <table:table-cell table:formula="of:=[.G91]/6" office:value-type="float" office:value="1680" calcext:value-type="float">
            <text:p>1680</text:p>
          </table:table-cell>
          <table:table-cell table:formula="of:=[.H91]*90000" office:value-type="float" office:value="151200000" calcext:value-type="float">
            <text:p>151200000</text:p>
          </table:table-cell>
          <table:table-cell table:formula="of:=[.I91]/44100" office:value-type="float" office:value="3428.57142857143" calcext:value-type="float">
            <text:p>3428,57142857143</text:p>
          </table:table-cell>
          <table:table-cell table:formula="of:=ROUND([.J91])" office:value-type="float" office:value="3429" calcext:value-type="float">
            <text:p>34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91]+1980" office:value-type="float" office:value="11880" calcext:value-type="float">
            <text:p>11880</text:p>
          </table:table-cell>
          <table:table-cell table:formula="of:=[.F92]+120" office:value-type="float" office:value="12000" calcext:value-type="float">
            <text:p>12000</text:p>
          </table:table-cell>
          <table:table-cell table:formula="of:=[.G92]/6" office:value-type="float" office:value="2000" calcext:value-type="float">
            <text:p>2000</text:p>
          </table:table-cell>
          <table:table-cell table:formula="of:=[.H92]*90000" office:value-type="float" office:value="180000000" calcext:value-type="float">
            <text:p>180000000</text:p>
          </table:table-cell>
          <table:table-cell table:formula="of:=[.I92]/44100" office:value-type="float" office:value="4081.63265306122" calcext:value-type="float">
            <text:p>4081,63265306122</text:p>
          </table:table-cell>
          <table:table-cell table:formula="of:=ROUND([.J92])" office:value-type="float" office:value="4082" calcext:value-type="float">
            <text:p>40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92]+1980" office:value-type="float" office:value="13860" calcext:value-type="float">
            <text:p>13860</text:p>
          </table:table-cell>
          <table:table-cell table:formula="of:=[.F93]+60" office:value-type="float" office:value="13920" calcext:value-type="float">
            <text:p>13920</text:p>
          </table:table-cell>
          <table:table-cell table:formula="of:=[.G93]/6" office:value-type="float" office:value="2320" calcext:value-type="float">
            <text:p>2320</text:p>
          </table:table-cell>
          <table:table-cell table:formula="of:=[.H93]*90000" office:value-type="float" office:value="208800000" calcext:value-type="float">
            <text:p>208800000</text:p>
          </table:table-cell>
          <table:table-cell table:formula="of:=[.I93]/44100" office:value-type="float" office:value="4734.69387755102" calcext:value-type="float">
            <text:p>4734,69387755102</text:p>
          </table:table-cell>
          <table:table-cell table:formula="of:=ROUND([.J93])" office:value-type="float" office:value="4735" calcext:value-type="float">
            <text:p>473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93]+1980" office:value-type="float" office:value="15840" calcext:value-type="float">
            <text:p>15840</text:p>
          </table:table-cell>
          <table:table-cell table:formula="of:=[.F94]" office:value-type="float" office:value="15840" calcext:value-type="float">
            <text:p>15840</text:p>
          </table:table-cell>
          <table:table-cell table:formula="of:=[.G94]/6" office:value-type="float" office:value="2640" calcext:value-type="float">
            <text:p>2640</text:p>
          </table:table-cell>
          <table:table-cell table:formula="of:=[.H94]*90000" office:value-type="float" office:value="237600000" calcext:value-type="float">
            <text:p>237600000</text:p>
          </table:table-cell>
          <table:table-cell table:formula="of:=[.I94]/44100" office:value-type="float" office:value="5387.75510204082" calcext:value-type="float">
            <text:p>5387,75510204082</text:p>
          </table:table-cell>
          <table:table-cell table:formula="of:=ROUND([.J94])" office:value-type="float" office:value="5388" calcext:value-type="float">
            <text:p>53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840" calcext:value-type="float">
            <text:p>1584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94]+1980" office:value-type="float" office:value="17820" calcext:value-type="float">
            <text:p>17820</text:p>
          </table:table-cell>
          <table:table-cell table:formula="of:=[.F95]+180" office:value-type="float" office:value="18000" calcext:value-type="float">
            <text:p>18000</text:p>
          </table:table-cell>
          <table:table-cell table:formula="of:=[.G95]/6" office:value-type="float" office:value="3000" calcext:value-type="float">
            <text:p>3000</text:p>
          </table:table-cell>
          <table:table-cell table:formula="of:=[.H95]*90000" office:value-type="float" office:value="270000000" calcext:value-type="float">
            <text:p>270000000</text:p>
          </table:table-cell>
          <table:table-cell table:formula="of:=[.I95]/44100" office:value-type="float" office:value="6122.44897959184" calcext:value-type="float">
            <text:p>6122,44897959184</text:p>
          </table:table-cell>
          <table:table-cell table:formula="of:=ROUND([.J95])" office:value-type="float" office:value="6122" calcext:value-type="float">
            <text:p>61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95]+1980" office:value-type="float" office:value="19800" calcext:value-type="float">
            <text:p>19800</text:p>
          </table:table-cell>
          <table:table-cell table:formula="of:=[.F96]+120" office:value-type="float" office:value="19920" calcext:value-type="float">
            <text:p>19920</text:p>
          </table:table-cell>
          <table:table-cell table:formula="of:=[.G96]/6" office:value-type="float" office:value="3320" calcext:value-type="float">
            <text:p>3320</text:p>
          </table:table-cell>
          <table:table-cell table:formula="of:=[.H96]*90000" office:value-type="float" office:value="298800000" calcext:value-type="float">
            <text:p>298800000</text:p>
          </table:table-cell>
          <table:table-cell table:formula="of:=[.I96]/44100" office:value-type="float" office:value="6775.51020408163" calcext:value-type="float">
            <text:p>6775,51020408163</text:p>
          </table:table-cell>
          <table:table-cell table:formula="of:=ROUND([.J96])" office:value-type="float" office:value="6776" calcext:value-type="float">
            <text:p>67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20" calcext:value-type="float">
            <text:p>1992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96]+1980" office:value-type="float" office:value="21780" calcext:value-type="float">
            <text:p>21780</text:p>
          </table:table-cell>
          <table:table-cell table:formula="of:=[.F97]+60" office:value-type="float" office:value="21840" calcext:value-type="float">
            <text:p>21840</text:p>
          </table:table-cell>
          <table:table-cell table:formula="of:=[.G97]/6" office:value-type="float" office:value="3640" calcext:value-type="float">
            <text:p>3640</text:p>
          </table:table-cell>
          <table:table-cell table:formula="of:=[.H97]*90000" office:value-type="float" office:value="327600000" calcext:value-type="float">
            <text:p>327600000</text:p>
          </table:table-cell>
          <table:table-cell table:formula="of:=[.I97]/44100" office:value-type="float" office:value="7428.57142857143" calcext:value-type="float">
            <text:p>7428,57142857143</text:p>
          </table:table-cell>
          <table:table-cell table:formula="of:=ROUND([.J97])" office:value-type="float" office:value="7429" calcext:value-type="float">
            <text:p>74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840" calcext:value-type="float">
            <text:p>2184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97]+1980" office:value-type="float" office:value="23760" calcext:value-type="float">
            <text:p>23760</text:p>
          </table:table-cell>
          <table:table-cell table:formula="of:=[.F98]" office:value-type="float" office:value="23760" calcext:value-type="float">
            <text:p>23760</text:p>
          </table:table-cell>
          <table:table-cell table:formula="of:=[.G98]/6" office:value-type="float" office:value="3960" calcext:value-type="float">
            <text:p>3960</text:p>
          </table:table-cell>
          <table:table-cell table:formula="of:=[.H98]*90000" office:value-type="float" office:value="356400000" calcext:value-type="float">
            <text:p>356400000</text:p>
          </table:table-cell>
          <table:table-cell table:formula="of:=[.I98]/44100" office:value-type="float" office:value="8081.63265306122" calcext:value-type="float">
            <text:p>8081,63265306122</text:p>
          </table:table-cell>
          <table:table-cell table:formula="of:=ROUND([.J98])" office:value-type="float" office:value="8082" calcext:value-type="float">
            <text:p>808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760" calcext:value-type="float">
            <text:p>2376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98]+1980" office:value-type="float" office:value="25740" calcext:value-type="float">
            <text:p>25740</text:p>
          </table:table-cell>
          <table:table-cell table:formula="of:=[.F99]+180" office:value-type="float" office:value="25920" calcext:value-type="float">
            <text:p>25920</text:p>
          </table:table-cell>
          <table:table-cell table:formula="of:=[.G99]/6" office:value-type="float" office:value="4320" calcext:value-type="float">
            <text:p>4320</text:p>
          </table:table-cell>
          <table:table-cell table:formula="of:=[.H99]*90000" office:value-type="float" office:value="388800000" calcext:value-type="float">
            <text:p>388800000</text:p>
          </table:table-cell>
          <table:table-cell table:formula="of:=[.I99]/44100" office:value-type="float" office:value="8816.32653061224" calcext:value-type="float">
            <text:p>8816,32653061224</text:p>
          </table:table-cell>
          <table:table-cell table:formula="of:=ROUND([.J99])" office:value-type="float" office:value="8816" calcext:value-type="float">
            <text:p>88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920" calcext:value-type="float">
            <text:p>2592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F99]+1980" office:value-type="float" office:value="27720" calcext:value-type="float">
            <text:p>27720</text:p>
          </table:table-cell>
          <table:table-cell table:formula="of:=[.F100]+120" office:value-type="float" office:value="27840" calcext:value-type="float">
            <text:p>27840</text:p>
          </table:table-cell>
          <table:table-cell table:formula="of:=[.G100]/6" office:value-type="float" office:value="4640" calcext:value-type="float">
            <text:p>4640</text:p>
          </table:table-cell>
          <table:table-cell table:formula="of:=[.H100]*90000" office:value-type="float" office:value="417600000" calcext:value-type="float">
            <text:p>417600000</text:p>
          </table:table-cell>
          <table:table-cell table:formula="of:=[.I100]/44100" office:value-type="float" office:value="9469.38775510204" calcext:value-type="float">
            <text:p>9469,38775510204</text:p>
          </table:table-cell>
          <table:table-cell table:formula="of:=ROUND([.J100])" office:value-type="float" office:value="9469" calcext:value-type="float">
            <text:p>946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840" calcext:value-type="float">
            <text:p>2784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F100]+1980" office:value-type="float" office:value="29700" calcext:value-type="float">
            <text:p>29700</text:p>
          </table:table-cell>
          <table:table-cell table:formula="of:=[.F101]+60" office:value-type="float" office:value="29760" calcext:value-type="float">
            <text:p>29760</text:p>
          </table:table-cell>
          <table:table-cell table:formula="of:=[.G101]/6" office:value-type="float" office:value="4960" calcext:value-type="float">
            <text:p>4960</text:p>
          </table:table-cell>
          <table:table-cell table:formula="of:=[.H101]*90000" office:value-type="float" office:value="446400000" calcext:value-type="float">
            <text:p>446400000</text:p>
          </table:table-cell>
          <table:table-cell table:formula="of:=[.I101]/44100" office:value-type="float" office:value="10122.4489795918" calcext:value-type="float">
            <text:p>10122,4489795918</text:p>
          </table:table-cell>
          <table:table-cell table:formula="of:=ROUND([.J101])" office:value-type="float" office:value="10122" calcext:value-type="float">
            <text:p>101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760" calcext:value-type="float">
            <text:p>2976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F101]+1980" office:value-type="float" office:value="31680" calcext:value-type="float">
            <text:p>31680</text:p>
          </table:table-cell>
          <table:table-cell table:formula="of:=[.F102]" office:value-type="float" office:value="31680" calcext:value-type="float">
            <text:p>31680</text:p>
          </table:table-cell>
          <table:table-cell table:formula="of:=[.G102]/6" office:value-type="float" office:value="5280" calcext:value-type="float">
            <text:p>5280</text:p>
          </table:table-cell>
          <table:table-cell table:formula="of:=[.H102]*90000" office:value-type="float" office:value="475200000" calcext:value-type="float">
            <text:p>475200000</text:p>
          </table:table-cell>
          <table:table-cell table:formula="of:=[.I102]/44100" office:value-type="float" office:value="10775.5102040816" calcext:value-type="float">
            <text:p>10775,5102040816</text:p>
          </table:table-cell>
          <table:table-cell table:formula="of:=ROUND([.J102])" office:value-type="float" office:value="10776" calcext:value-type="float">
            <text:p>107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F102]+1980" office:value-type="float" office:value="33660" calcext:value-type="float">
            <text:p>33660</text:p>
          </table:table-cell>
          <table:table-cell table:formula="of:=[.F103]+180" office:value-type="float" office:value="33840" calcext:value-type="float">
            <text:p>33840</text:p>
          </table:table-cell>
          <table:table-cell table:formula="of:=[.G103]/6" office:value-type="float" office:value="5640" calcext:value-type="float">
            <text:p>5640</text:p>
          </table:table-cell>
          <table:table-cell table:formula="of:=[.H103]*90000" office:value-type="float" office:value="507600000" calcext:value-type="float">
            <text:p>507600000</text:p>
          </table:table-cell>
          <table:table-cell table:formula="of:=[.I103]/44100" office:value-type="float" office:value="11510.2040816327" calcext:value-type="float">
            <text:p>11510,2040816327</text:p>
          </table:table-cell>
          <table:table-cell table:formula="of:=ROUND([.J103])" office:value-type="float" office:value="11510" calcext:value-type="float">
            <text:p>115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840" calcext:value-type="float">
            <text:p>3384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F103]+1980" office:value-type="float" office:value="35640" calcext:value-type="float">
            <text:p>35640</text:p>
          </table:table-cell>
          <table:table-cell table:formula="of:=[.F104]+120" office:value-type="float" office:value="35760" calcext:value-type="float">
            <text:p>35760</text:p>
          </table:table-cell>
          <table:table-cell table:formula="of:=[.G104]/6" office:value-type="float" office:value="5960" calcext:value-type="float">
            <text:p>5960</text:p>
          </table:table-cell>
          <table:table-cell table:formula="of:=[.H104]*90000" office:value-type="float" office:value="536400000" calcext:value-type="float">
            <text:p>536400000</text:p>
          </table:table-cell>
          <table:table-cell table:formula="of:=[.I104]/44100" office:value-type="float" office:value="12163.2653061224" calcext:value-type="float">
            <text:p>12163,2653061224</text:p>
          </table:table-cell>
          <table:table-cell table:formula="of:=ROUND([.J104])" office:value-type="float" office:value="12163" calcext:value-type="float">
            <text:p>1216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60" calcext:value-type="float">
            <text:p>3576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104]+1980" office:value-type="float" office:value="37620" calcext:value-type="float">
            <text:p>37620</text:p>
          </table:table-cell>
          <table:table-cell table:formula="of:=[.F105]+60" office:value-type="float" office:value="37680" calcext:value-type="float">
            <text:p>37680</text:p>
          </table:table-cell>
          <table:table-cell table:formula="of:=[.G105]/6" office:value-type="float" office:value="6280" calcext:value-type="float">
            <text:p>6280</text:p>
          </table:table-cell>
          <table:table-cell table:formula="of:=[.H105]*90000" office:value-type="float" office:value="565200000" calcext:value-type="float">
            <text:p>565200000</text:p>
          </table:table-cell>
          <table:table-cell table:formula="of:=[.I105]/44100" office:value-type="float" office:value="12816.3265306122" calcext:value-type="float">
            <text:p>12816,3265306122</text:p>
          </table:table-cell>
          <table:table-cell table:formula="of:=ROUND([.J105])" office:value-type="float" office:value="12816" calcext:value-type="float">
            <text:p>128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680" calcext:value-type="float">
            <text:p>3768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F105]+1980" office:value-type="float" office:value="39600" calcext:value-type="float">
            <text:p>39600</text:p>
          </table:table-cell>
          <table:table-cell table:formula="of:=[.F106]" office:value-type="float" office:value="39600" calcext:value-type="float">
            <text:p>39600</text:p>
          </table:table-cell>
          <table:table-cell table:formula="of:=[.G106]/6" office:value-type="float" office:value="6600" calcext:value-type="float">
            <text:p>6600</text:p>
          </table:table-cell>
          <table:table-cell table:formula="of:=[.H106]*90000" office:value-type="float" office:value="594000000" calcext:value-type="float">
            <text:p>594000000</text:p>
          </table:table-cell>
          <table:table-cell table:formula="of:=[.I106]/44100" office:value-type="float" office:value="13469.387755102" calcext:value-type="float">
            <text:p>13469,387755102</text:p>
          </table:table-cell>
          <table:table-cell table:formula="of:=ROUND([.J106])" office:value-type="float" office:value="13469" calcext:value-type="float">
            <text:p>134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F106]+1980" office:value-type="float" office:value="41580" calcext:value-type="float">
            <text:p>41580</text:p>
          </table:table-cell>
          <table:table-cell table:formula="of:=[.F107]+180" office:value-type="float" office:value="41760" calcext:value-type="float">
            <text:p>41760</text:p>
          </table:table-cell>
          <table:table-cell table:formula="of:=[.G107]/6" office:value-type="float" office:value="6960" calcext:value-type="float">
            <text:p>6960</text:p>
          </table:table-cell>
          <table:table-cell table:formula="of:=[.H107]*90000" office:value-type="float" office:value="626400000" calcext:value-type="float">
            <text:p>626400000</text:p>
          </table:table-cell>
          <table:table-cell table:formula="of:=[.I107]/44100" office:value-type="float" office:value="14204.0816326531" calcext:value-type="float">
            <text:p>14204,0816326531</text:p>
          </table:table-cell>
          <table:table-cell table:formula="of:=ROUND([.J107])" office:value-type="float" office:value="14204" calcext:value-type="float">
            <text:p>1420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760" calcext:value-type="float">
            <text:p>4176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107]+1980" office:value-type="float" office:value="43560" calcext:value-type="float">
            <text:p>43560</text:p>
          </table:table-cell>
          <table:table-cell table:formula="of:=[.F108]+120" office:value-type="float" office:value="43680" calcext:value-type="float">
            <text:p>43680</text:p>
          </table:table-cell>
          <table:table-cell table:formula="of:=[.G108]/6" office:value-type="float" office:value="7280" calcext:value-type="float">
            <text:p>7280</text:p>
          </table:table-cell>
          <table:table-cell table:formula="of:=[.H108]*90000" office:value-type="float" office:value="655200000" calcext:value-type="float">
            <text:p>655200000</text:p>
          </table:table-cell>
          <table:table-cell table:formula="of:=[.I108]/44100" office:value-type="float" office:value="14857.1428571429" calcext:value-type="float">
            <text:p>14857,1428571429</text:p>
          </table:table-cell>
          <table:table-cell table:formula="of:=ROUND([.J108])" office:value-type="float" office:value="14857" calcext:value-type="float">
            <text:p>1485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3680" calcext:value-type="float">
            <text:p>4368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108]+1980" office:value-type="float" office:value="45540" calcext:value-type="float">
            <text:p>45540</text:p>
          </table:table-cell>
          <table:table-cell table:formula="of:=[.F109]+60" office:value-type="float" office:value="45600" calcext:value-type="float">
            <text:p>45600</text:p>
          </table:table-cell>
          <table:table-cell table:formula="of:=[.G109]/6" office:value-type="float" office:value="7600" calcext:value-type="float">
            <text:p>7600</text:p>
          </table:table-cell>
          <table:table-cell table:formula="of:=[.H109]*90000" office:value-type="float" office:value="684000000" calcext:value-type="float">
            <text:p>684000000</text:p>
          </table:table-cell>
          <table:table-cell table:formula="of:=[.I109]/44100" office:value-type="float" office:value="15510.2040816327" calcext:value-type="float">
            <text:p>15510,2040816327</text:p>
          </table:table-cell>
          <table:table-cell table:formula="of:=ROUND([.J109])" office:value-type="float" office:value="15510" calcext:value-type="float">
            <text:p>155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109]+1980" office:value-type="float" office:value="47520" calcext:value-type="float">
            <text:p>47520</text:p>
          </table:table-cell>
          <table:table-cell table:formula="of:=[.F110]" office:value-type="float" office:value="47520" calcext:value-type="float">
            <text:p>47520</text:p>
          </table:table-cell>
          <table:table-cell table:formula="of:=[.G110]/6" office:value-type="float" office:value="7920" calcext:value-type="float">
            <text:p>7920</text:p>
          </table:table-cell>
          <table:table-cell table:formula="of:=[.H110]*90000" office:value-type="float" office:value="712800000" calcext:value-type="float">
            <text:p>712800000</text:p>
          </table:table-cell>
          <table:table-cell table:formula="of:=[.I110]/44100" office:value-type="float" office:value="16163.2653061224" calcext:value-type="float">
            <text:p>16163,2653061224</text:p>
          </table:table-cell>
          <table:table-cell table:formula="of:=ROUND([.J110])" office:value-type="float" office:value="16163" calcext:value-type="float">
            <text:p>1616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7520" calcext:value-type="float">
            <text:p>4752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110]+1980" office:value-type="float" office:value="49500" calcext:value-type="float">
            <text:p>49500</text:p>
          </table:table-cell>
          <table:table-cell table:formula="of:=[.F111]+180" office:value-type="float" office:value="49680" calcext:value-type="float">
            <text:p>49680</text:p>
          </table:table-cell>
          <table:table-cell table:formula="of:=[.G111]/6" office:value-type="float" office:value="8280" calcext:value-type="float">
            <text:p>8280</text:p>
          </table:table-cell>
          <table:table-cell table:formula="of:=[.H111]*90000" office:value-type="float" office:value="745200000" calcext:value-type="float">
            <text:p>745200000</text:p>
          </table:table-cell>
          <table:table-cell table:formula="of:=[.I111]/44100" office:value-type="float" office:value="16897.9591836735" calcext:value-type="float">
            <text:p>16897,9591836735</text:p>
          </table:table-cell>
          <table:table-cell table:formula="of:=ROUND([.J111])" office:value-type="float" office:value="16898" calcext:value-type="float">
            <text:p>1689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680" calcext:value-type="float">
            <text:p>49680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F111]+1980" office:value-type="float" office:value="51480" calcext:value-type="float">
            <text:p>51480</text:p>
          </table:table-cell>
          <table:table-cell table:formula="of:=[.F112]+120" office:value-type="float" office:value="51600" calcext:value-type="float">
            <text:p>51600</text:p>
          </table:table-cell>
          <table:table-cell table:formula="of:=[.G112]/6" office:value-type="float" office:value="8600" calcext:value-type="float">
            <text:p>8600</text:p>
          </table:table-cell>
          <table:table-cell table:formula="of:=[.H112]*90000" office:value-type="float" office:value="774000000" calcext:value-type="float">
            <text:p>774000000</text:p>
          </table:table-cell>
          <table:table-cell table:formula="of:=[.I112]/44100" office:value-type="float" office:value="17551.0204081633" calcext:value-type="float">
            <text:p>17551,0204081633</text:p>
          </table:table-cell>
          <table:table-cell table:formula="of:=ROUND([.J112])" office:value-type="float" office:value="17551" calcext:value-type="float">
            <text:p>1755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1600" calcext:value-type="float">
            <text:p>51600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F112]+1980" office:value-type="float" office:value="53460" calcext:value-type="float">
            <text:p>53460</text:p>
          </table:table-cell>
          <table:table-cell table:formula="of:=[.F113]+60" office:value-type="float" office:value="53520" calcext:value-type="float">
            <text:p>53520</text:p>
          </table:table-cell>
          <table:table-cell table:formula="of:=[.G113]/6" office:value-type="float" office:value="8920" calcext:value-type="float">
            <text:p>8920</text:p>
          </table:table-cell>
          <table:table-cell table:formula="of:=[.H113]*90000" office:value-type="float" office:value="802800000" calcext:value-type="float">
            <text:p>802800000</text:p>
          </table:table-cell>
          <table:table-cell table:formula="of:=[.I113]/44100" office:value-type="float" office:value="18204.0816326531" calcext:value-type="float">
            <text:p>18204,0816326531</text:p>
          </table:table-cell>
          <table:table-cell table:formula="of:=ROUND([.J113])" office:value-type="float" office:value="18204" calcext:value-type="float">
            <text:p>182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3520" calcext:value-type="float">
            <text:p>53520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F113]+1980" office:value-type="float" office:value="55440" calcext:value-type="float">
            <text:p>55440</text:p>
          </table:table-cell>
          <table:table-cell table:formula="of:=[.F114]" office:value-type="float" office:value="55440" calcext:value-type="float">
            <text:p>55440</text:p>
          </table:table-cell>
          <table:table-cell table:formula="of:=[.G114]/6" office:value-type="float" office:value="9240" calcext:value-type="float">
            <text:p>9240</text:p>
          </table:table-cell>
          <table:table-cell table:formula="of:=[.H114]*90000" office:value-type="float" office:value="831600000" calcext:value-type="float">
            <text:p>831600000</text:p>
          </table:table-cell>
          <table:table-cell table:formula="of:=[.I114]/44100" office:value-type="float" office:value="18857.1428571429" calcext:value-type="float">
            <text:p>18857,1428571429</text:p>
          </table:table-cell>
          <table:table-cell table:formula="of:=ROUND([.J114])" office:value-type="float" office:value="18857" calcext:value-type="float">
            <text:p>1885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5440" calcext:value-type="float">
            <text:p>55440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F114]+1980" office:value-type="float" office:value="57420" calcext:value-type="float">
            <text:p>57420</text:p>
          </table:table-cell>
          <table:table-cell table:formula="of:=[.F115]+180" office:value-type="float" office:value="57600" calcext:value-type="float">
            <text:p>57600</text:p>
          </table:table-cell>
          <table:table-cell table:formula="of:=[.G115]/6" office:value-type="float" office:value="9600" calcext:value-type="float">
            <text:p>9600</text:p>
          </table:table-cell>
          <table:table-cell table:formula="of:=[.H115]*90000" office:value-type="float" office:value="864000000" calcext:value-type="float">
            <text:p>864000000</text:p>
          </table:table-cell>
          <table:table-cell table:formula="of:=[.I115]/44100" office:value-type="float" office:value="19591.8367346939" calcext:value-type="float">
            <text:p>19591,8367346939</text:p>
          </table:table-cell>
          <table:table-cell table:formula="of:=ROUND([.J115])" office:value-type="float" office:value="19592" calcext:value-type="float">
            <text:p>1959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7600" calcext:value-type="float">
            <text:p>5760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115]+1980" office:value-type="float" office:value="59400" calcext:value-type="float">
            <text:p>59400</text:p>
          </table:table-cell>
          <table:table-cell table:formula="of:=[.F116]+120 + 240 + 240 +240" office:value-type="float" office:value="60240" calcext:value-type="float">
            <text:p>60240</text:p>
          </table:table-cell>
          <table:table-cell table:formula="of:=[.G116]/6" office:value-type="float" office:value="10040" calcext:value-type="float">
            <text:p>10040</text:p>
          </table:table-cell>
          <table:table-cell table:formula="of:=[.H116]*90000" office:value-type="float" office:value="903600000" calcext:value-type="float">
            <text:p>903600000</text:p>
          </table:table-cell>
          <table:table-cell table:formula="of:=[.I116]/44100" office:value-type="float" office:value="20489.7959183673" calcext:value-type="float">
            <text:p>20489,7959183673</text:p>
          </table:table-cell>
          <table:table-cell table:formula="of:=ROUND([.J116])" office:value-type="float" office:value="20490" calcext:value-type="float">
            <text:p>2049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240" calcext:value-type="float">
            <text:p>6024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116]+1980" office:value-type="float" office:value="61380" calcext:value-type="float">
            <text:p>61380</text:p>
          </table:table-cell>
          <table:table-cell table:formula="of:=[.F117]+60 + 240 + 240 +240" office:value-type="float" office:value="62160" calcext:value-type="float">
            <text:p>62160</text:p>
          </table:table-cell>
          <table:table-cell table:formula="of:=[.G117]/6" office:value-type="float" office:value="10360" calcext:value-type="float">
            <text:p>10360</text:p>
          </table:table-cell>
          <table:table-cell table:formula="of:=[.H117]*90000" office:value-type="float" office:value="932400000" calcext:value-type="float">
            <text:p>932400000</text:p>
          </table:table-cell>
          <table:table-cell table:formula="of:=[.I117]/44100" office:value-type="float" office:value="21142.8571428571" calcext:value-type="float">
            <text:p>21142,8571428571</text:p>
          </table:table-cell>
          <table:table-cell table:formula="of:=ROUND([.J117])" office:value-type="float" office:value="21143" calcext:value-type="float">
            <text:p>2114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2160" calcext:value-type="float">
            <text:p>62160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117]+1980" office:value-type="float" office:value="63360" calcext:value-type="float">
            <text:p>63360</text:p>
          </table:table-cell>
          <table:table-cell table:formula="of:=[.F118]+240 + 240 + 240 +240" office:value-type="float" office:value="64320" calcext:value-type="float">
            <text:p>64320</text:p>
          </table:table-cell>
          <table:table-cell table:formula="of:=[.G118]/6" office:value-type="float" office:value="10720" calcext:value-type="float">
            <text:p>10720</text:p>
          </table:table-cell>
          <table:table-cell table:formula="of:=[.H118]*90000" office:value-type="float" office:value="964800000" calcext:value-type="float">
            <text:p>964800000</text:p>
          </table:table-cell>
          <table:table-cell table:formula="of:=[.I118]/44100" office:value-type="float" office:value="21877.5510204082" calcext:value-type="float">
            <text:p>21877,5510204082</text:p>
          </table:table-cell>
          <table:table-cell table:formula="of:=ROUND([.J118])" office:value-type="float" office:value="21878" calcext:value-type="float">
            <text:p>2187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320" calcext:value-type="float">
            <text:p>64320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118]+1980" office:value-type="float" office:value="65340" calcext:value-type="float">
            <text:p>65340</text:p>
          </table:table-cell>
          <table:table-cell table:formula="of:=[.F119]+180 + 240 + 240 +240" office:value-type="float" office:value="66240" calcext:value-type="float">
            <text:p>66240</text:p>
          </table:table-cell>
          <table:table-cell table:formula="of:=[.G119]/6" office:value-type="float" office:value="11040" calcext:value-type="float">
            <text:p>11040</text:p>
          </table:table-cell>
          <table:table-cell table:formula="of:=[.H119]*90000" office:value-type="float" office:value="993600000" calcext:value-type="float">
            <text:p>993600000</text:p>
          </table:table-cell>
          <table:table-cell table:formula="of:=[.I119]/44100" office:value-type="float" office:value="22530.612244898" calcext:value-type="float">
            <text:p>22530,612244898</text:p>
          </table:table-cell>
          <table:table-cell table:formula="of:=ROUND([.J119])" office:value-type="float" office:value="22531" calcext:value-type="float">
            <text:p>225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6240" calcext:value-type="float">
            <text:p>6624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119]+1980" office:value-type="float" office:value="67320" calcext:value-type="float">
            <text:p>67320</text:p>
          </table:table-cell>
          <table:table-cell table:formula="of:=[.F120]+120 + 240 + 240 +240" office:value-type="float" office:value="68160" calcext:value-type="float">
            <text:p>68160</text:p>
          </table:table-cell>
          <table:table-cell table:formula="of:=[.G120]/6" office:value-type="float" office:value="11360" calcext:value-type="float">
            <text:p>11360</text:p>
          </table:table-cell>
          <table:table-cell table:formula="of:=[.H120]*90000" office:value-type="float" office:value="1022400000" calcext:value-type="float">
            <text:p>1022400000</text:p>
          </table:table-cell>
          <table:table-cell table:formula="of:=[.I120]/44100" office:value-type="float" office:value="23183.6734693878" calcext:value-type="float">
            <text:p>23183,6734693878</text:p>
          </table:table-cell>
          <table:table-cell table:formula="of:=ROUND([.J120])" office:value-type="float" office:value="23184" calcext:value-type="float">
            <text:p>2318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8160" calcext:value-type="float">
            <text:p>6816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F120]+1980" office:value-type="float" office:value="69300" calcext:value-type="float">
            <text:p>69300</text:p>
          </table:table-cell>
          <table:table-cell table:formula="of:=[.F121]+60 + 240 + 240 +240+240" office:value-type="float" office:value="70320" calcext:value-type="float">
            <text:p>70320</text:p>
          </table:table-cell>
          <table:table-cell table:formula="of:=[.G121]/6" office:value-type="float" office:value="11720" calcext:value-type="float">
            <text:p>11720</text:p>
          </table:table-cell>
          <table:table-cell table:formula="of:=[.H121]*90000" office:value-type="float" office:value="1054800000" calcext:value-type="float">
            <text:p>1054800000</text:p>
          </table:table-cell>
          <table:table-cell table:formula="of:=[.I121]/44100" office:value-type="float" office:value="23918.3673469388" calcext:value-type="float">
            <text:p>23918,3673469388</text:p>
          </table:table-cell>
          <table:table-cell table:formula="of:=ROUND([.J121])" office:value-type="float" office:value="23918" calcext:value-type="float">
            <text:p>2391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320" calcext:value-type="float">
            <text:p>70320</text:p>
          </table:table-cell>
        </table:table-row>
      </table:table>
      <table:table table:name="SCR" table:style-name="ta1">
        <table:table-column table:style-name="co7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40" calcext:value-type="float">
            <text:p>202040</text:p>
          </table:table-cell>
          <table:table-cell office:value-type="float" office:value="1980" calcext:value-type="float">
            <text:p>1980</text:p>
          </table:table-cell>
          <table:table-cell table:formula="of:=[.C1]*300*90000" office:value-type="float" office:value="53460000000" calcext:value-type="float">
            <text:p>53460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]/[.E1]" office:value-type="float" office:value="202040.816326531" calcext:value-type="float">
            <text:p>202040,816326531</text:p>
          </table:table-cell>
          <table:table-cell table:formula="of:=ROUNDDOWN([.F1])" office:value-type="float" office:value="202040" calcext:value-type="float">
            <text:p>202040</text:p>
          </table:table-cell>
          <table:table-cell table:formula="of:=[.F1]" office:value-type="float" office:value="202040.816326531" calcext:value-type="float">
            <text:p>202040,816326531</text:p>
          </table:table-cell>
          <table:table-cell table:formula="of:=ROUNDDOWN([.H1])" office:value-type="float" office:value="202040" calcext:value-type="float">
            <text:p>202040</text:p>
          </table:table-cell>
          <table:table-cell table:formula="of:=[.I1]-[.B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530" calcext:value-type="float">
            <text:p>406530</text:p>
          </table:table-cell>
          <table:table-cell office:value-type="float" office:value="2004" calcext:value-type="float">
            <text:p>2004</text:p>
          </table:table-cell>
          <table:table-cell table:formula="of:=[.C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]/[.E2]" office:value-type="float" office:value="204489.795918367" calcext:value-type="float">
            <text:p>204489,795918367</text:p>
          </table:table-cell>
          <table:table-cell table:formula="of:=ROUND([.F2])" office:value-type="float" office:value="204490" calcext:value-type="float">
            <text:p>204490</text:p>
          </table:table-cell>
          <table:table-cell table:formula="of:=[.F2]+[.H1]" office:value-type="float" office:value="406530.612244898" calcext:value-type="float">
            <text:p>406530,612244898</text:p>
          </table:table-cell>
          <table:table-cell table:formula="of:=ROUNDDOWN([.H2])" office:value-type="float" office:value="406530" calcext:value-type="float">
            <text:p>406530</text:p>
          </table:table-cell>
          <table:table-cell table:formula="of:=[.I2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1020" calcext:value-type="float">
            <text:p>611020</text:p>
          </table:table-cell>
          <table:table-cell office:value-type="float" office:value="2004" calcext:value-type="float">
            <text:p>2004</text:p>
          </table:table-cell>
          <table:table-cell table:formula="of:=[.C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]/[.E3]" office:value-type="float" office:value="204489.795918367" calcext:value-type="float">
            <text:p>204489,795918367</text:p>
          </table:table-cell>
          <table:table-cell table:formula="of:=ROUND([.F3])" office:value-type="float" office:value="204490" calcext:value-type="float">
            <text:p>204490</text:p>
          </table:table-cell>
          <table:table-cell table:formula="of:=[.F3]+[.H2]" office:value-type="float" office:value="611020.408163265" calcext:value-type="float">
            <text:p>611020,408163265</text:p>
          </table:table-cell>
          <table:table-cell table:formula="of:=ROUNDDOWN([.H3])" office:value-type="float" office:value="611020" calcext:value-type="float">
            <text:p>611020</text:p>
          </table:table-cell>
          <table:table-cell table:formula="of:=[.I3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5510" calcext:value-type="float">
            <text:p>815510</text:p>
          </table:table-cell>
          <table:table-cell office:value-type="float" office:value="2004" calcext:value-type="float">
            <text:p>2004</text:p>
          </table:table-cell>
          <table:table-cell table:formula="of:=[.C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]/[.E4]" office:value-type="float" office:value="204489.795918367" calcext:value-type="float">
            <text:p>204489,795918367</text:p>
          </table:table-cell>
          <table:table-cell table:formula="of:=ROUND([.F4])" office:value-type="float" office:value="204490" calcext:value-type="float">
            <text:p>204490</text:p>
          </table:table-cell>
          <table:table-cell table:formula="of:=[.F4]+[.H3]" office:value-type="float" office:value="815510.204081633" calcext:value-type="float">
            <text:p>815510,204081633</text:p>
          </table:table-cell>
          <table:table-cell table:formula="of:=ROUNDDOWN([.H4])" office:value-type="float" office:value="815510" calcext:value-type="float">
            <text:p>815510</text:p>
          </table:table-cell>
          <table:table-cell table:formula="of:=[.I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2004" calcext:value-type="float">
            <text:p>2004</text:p>
          </table:table-cell>
          <table:table-cell table:formula="of:=[.C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5]/[.E5]" office:value-type="float" office:value="204489.795918367" calcext:value-type="float">
            <text:p>204489,795918367</text:p>
          </table:table-cell>
          <table:table-cell table:formula="of:=ROUND([.F5])" office:value-type="float" office:value="204490" calcext:value-type="float">
            <text:p>204490</text:p>
          </table:table-cell>
          <table:table-cell table:formula="of:=[.F5]+[.H4]" office:value-type="float" office:value="1020000" calcext:value-type="float">
            <text:p>1020000</text:p>
          </table:table-cell>
          <table:table-cell table:formula="of:=ROUNDDOWN([.H5])" office:value-type="float" office:value="1020000" calcext:value-type="float">
            <text:p>1020000</text:p>
          </table:table-cell>
          <table:table-cell table:formula="of:=[.I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4489" calcext:value-type="float">
            <text:p>1224489</text:p>
          </table:table-cell>
          <table:table-cell office:value-type="float" office:value="2004" calcext:value-type="float">
            <text:p>2004</text:p>
          </table:table-cell>
          <table:table-cell table:formula="of:=[.C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6]/[.E6]" office:value-type="float" office:value="204489.795918367" calcext:value-type="float">
            <text:p>204489,795918367</text:p>
          </table:table-cell>
          <table:table-cell table:formula="of:=ROUND([.F6])" office:value-type="float" office:value="204490" calcext:value-type="float">
            <text:p>204490</text:p>
          </table:table-cell>
          <table:table-cell table:formula="of:=[.F6]+[.H5]" office:value-type="float" office:value="1224489.79591837" calcext:value-type="float">
            <text:p>1224489,79591837</text:p>
          </table:table-cell>
          <table:table-cell table:formula="of:=ROUNDDOWN([.H6])" office:value-type="float" office:value="1224489" calcext:value-type="float">
            <text:p>1224489</text:p>
          </table:table-cell>
          <table:table-cell table:formula="of:=[.I6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8979" calcext:value-type="float">
            <text:p>1428979</text:p>
          </table:table-cell>
          <table:table-cell office:value-type="float" office:value="2004" calcext:value-type="float">
            <text:p>2004</text:p>
          </table:table-cell>
          <table:table-cell table:formula="of:=[.C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7]/[.E7]" office:value-type="float" office:value="204489.795918367" calcext:value-type="float">
            <text:p>204489,795918367</text:p>
          </table:table-cell>
          <table:table-cell table:formula="of:=ROUND([.F7])" office:value-type="float" office:value="204490" calcext:value-type="float">
            <text:p>204490</text:p>
          </table:table-cell>
          <table:table-cell table:formula="of:=[.F7]+[.H6]" office:value-type="float" office:value="1428979.59183673" calcext:value-type="float">
            <text:p>1428979,59183673</text:p>
          </table:table-cell>
          <table:table-cell table:formula="of:=ROUNDDOWN([.H7])" office:value-type="float" office:value="1428979" calcext:value-type="float">
            <text:p>1428979</text:p>
          </table:table-cell>
          <table:table-cell table:formula="of:=[.I7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3469" calcext:value-type="float">
            <text:p>1633469</text:p>
          </table:table-cell>
          <table:table-cell office:value-type="float" office:value="2004" calcext:value-type="float">
            <text:p>2004</text:p>
          </table:table-cell>
          <table:table-cell table:formula="of:=[.C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8]/[.E8]" office:value-type="float" office:value="204489.795918367" calcext:value-type="float">
            <text:p>204489,795918367</text:p>
          </table:table-cell>
          <table:table-cell table:formula="of:=ROUND([.F8])" office:value-type="float" office:value="204490" calcext:value-type="float">
            <text:p>204490</text:p>
          </table:table-cell>
          <table:table-cell table:formula="of:=[.F8]+[.H7]" office:value-type="float" office:value="1633469.3877551" calcext:value-type="float">
            <text:p>1633469,3877551</text:p>
          </table:table-cell>
          <table:table-cell table:formula="of:=ROUNDDOWN([.H8])" office:value-type="float" office:value="1633469" calcext:value-type="float">
            <text:p>1633469</text:p>
          </table:table-cell>
          <table:table-cell table:formula="of:=[.I8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7959" calcext:value-type="float">
            <text:p>1837959</text:p>
          </table:table-cell>
          <table:table-cell office:value-type="float" office:value="2004" calcext:value-type="float">
            <text:p>2004</text:p>
          </table:table-cell>
          <table:table-cell table:formula="of:=[.C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9]/[.E9]" office:value-type="float" office:value="204489.795918367" calcext:value-type="float">
            <text:p>204489,795918367</text:p>
          </table:table-cell>
          <table:table-cell table:formula="of:=ROUND([.F9])" office:value-type="float" office:value="204490" calcext:value-type="float">
            <text:p>204490</text:p>
          </table:table-cell>
          <table:table-cell table:formula="of:=[.F9]+[.H8]" office:value-type="float" office:value="1837959.18367347" calcext:value-type="float">
            <text:p>1837959,18367347</text:p>
          </table:table-cell>
          <table:table-cell table:formula="of:=ROUNDDOWN([.H9])" office:value-type="float" office:value="1837959" calcext:value-type="float">
            <text:p>1837959</text:p>
          </table:table-cell>
          <table:table-cell table:formula="of:=[.I9]-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2448" calcext:value-type="float">
            <text:p>2042448</text:p>
          </table:table-cell>
          <table:table-cell office:value-type="float" office:value="2004" calcext:value-type="float">
            <text:p>2004</text:p>
          </table:table-cell>
          <table:table-cell table:formula="of:=[.C1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0]/[.E10]" office:value-type="float" office:value="204489.795918367" calcext:value-type="float">
            <text:p>204489,795918367</text:p>
          </table:table-cell>
          <table:table-cell table:formula="of:=ROUND([.F10])" office:value-type="float" office:value="204490" calcext:value-type="float">
            <text:p>204490</text:p>
          </table:table-cell>
          <table:table-cell table:formula="of:=[.F10]+[.H9]" office:value-type="float" office:value="2042448.97959184" calcext:value-type="float">
            <text:p>2042448,97959184</text:p>
          </table:table-cell>
          <table:table-cell table:formula="of:=ROUNDDOWN([.H10])" office:value-type="float" office:value="2042448" calcext:value-type="float">
            <text:p>2042448</text:p>
          </table:table-cell>
          <table:table-cell table:formula="of:=[.I10]-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6938" calcext:value-type="float">
            <text:p>2246938</text:p>
          </table:table-cell>
          <table:table-cell office:value-type="float" office:value="2004" calcext:value-type="float">
            <text:p>2004</text:p>
          </table:table-cell>
          <table:table-cell table:formula="of:=[.C1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1]/[.E11]" office:value-type="float" office:value="204489.795918367" calcext:value-type="float">
            <text:p>204489,795918367</text:p>
          </table:table-cell>
          <table:table-cell table:formula="of:=ROUND([.F11])" office:value-type="float" office:value="204490" calcext:value-type="float">
            <text:p>204490</text:p>
          </table:table-cell>
          <table:table-cell table:formula="of:=[.F11]+[.H10]" office:value-type="float" office:value="2246938.7755102" calcext:value-type="float">
            <text:p>2246938,7755102</text:p>
          </table:table-cell>
          <table:table-cell table:formula="of:=ROUNDDOWN([.H11])" office:value-type="float" office:value="2246938" calcext:value-type="float">
            <text:p>2246938</text:p>
          </table:table-cell>
          <table:table-cell table:formula="of:=[.I11]-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51428" calcext:value-type="float">
            <text:p>2451428</text:p>
          </table:table-cell>
          <table:table-cell office:value-type="float" office:value="2004" calcext:value-type="float">
            <text:p>2004</text:p>
          </table:table-cell>
          <table:table-cell table:formula="of:=[.C1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2]/[.E12]" office:value-type="float" office:value="204489.795918367" calcext:value-type="float">
            <text:p>204489,795918367</text:p>
          </table:table-cell>
          <table:table-cell table:formula="of:=ROUND([.F12])" office:value-type="float" office:value="204490" calcext:value-type="float">
            <text:p>204490</text:p>
          </table:table-cell>
          <table:table-cell table:formula="of:=[.F12]+[.H11]" office:value-type="float" office:value="2451428.57142857" calcext:value-type="float">
            <text:p>2451428,57142857</text:p>
          </table:table-cell>
          <table:table-cell table:formula="of:=ROUNDDOWN([.H12])" office:value-type="float" office:value="2451428" calcext:value-type="float">
            <text:p>2451428</text:p>
          </table:table-cell>
          <table:table-cell table:formula="of:=[.I12]-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5918" calcext:value-type="float">
            <text:p>2655918</text:p>
          </table:table-cell>
          <table:table-cell office:value-type="float" office:value="2004" calcext:value-type="float">
            <text:p>2004</text:p>
          </table:table-cell>
          <table:table-cell table:formula="of:=[.C1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3]/[.E13]" office:value-type="float" office:value="204489.795918367" calcext:value-type="float">
            <text:p>204489,795918367</text:p>
          </table:table-cell>
          <table:table-cell table:formula="of:=ROUND([.F13])" office:value-type="float" office:value="204490" calcext:value-type="float">
            <text:p>204490</text:p>
          </table:table-cell>
          <table:table-cell table:formula="of:=[.F13]+[.H12]" office:value-type="float" office:value="2655918.36734694" calcext:value-type="float">
            <text:p>2655918,36734694</text:p>
          </table:table-cell>
          <table:table-cell table:formula="of:=ROUNDDOWN([.H13])" office:value-type="float" office:value="2655918" calcext:value-type="float">
            <text:p>2655918</text:p>
          </table:table-cell>
          <table:table-cell table:formula="of:=[.I13]-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60408" calcext:value-type="float">
            <text:p>2860408</text:p>
          </table:table-cell>
          <table:table-cell office:value-type="float" office:value="2004" calcext:value-type="float">
            <text:p>2004</text:p>
          </table:table-cell>
          <table:table-cell table:formula="of:=[.C1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4]/[.E14]" office:value-type="float" office:value="204489.795918367" calcext:value-type="float">
            <text:p>204489,795918367</text:p>
          </table:table-cell>
          <table:table-cell table:formula="of:=ROUND([.F14])" office:value-type="float" office:value="204490" calcext:value-type="float">
            <text:p>204490</text:p>
          </table:table-cell>
          <table:table-cell table:formula="of:=[.F14]+[.H13]" office:value-type="float" office:value="2860408.16326531" calcext:value-type="float">
            <text:p>2860408,16326531</text:p>
          </table:table-cell>
          <table:table-cell table:formula="of:=ROUNDDOWN([.H14])" office:value-type="float" office:value="2860408" calcext:value-type="float">
            <text:p>2860408</text:p>
          </table:table-cell>
          <table:table-cell table:formula="of:=[.I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4897" calcext:value-type="float">
            <text:p>3064897</text:p>
          </table:table-cell>
          <table:table-cell office:value-type="float" office:value="2004" calcext:value-type="float">
            <text:p>2004</text:p>
          </table:table-cell>
          <table:table-cell table:formula="of:=[.C1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5]/[.E15]" office:value-type="float" office:value="204489.795918367" calcext:value-type="float">
            <text:p>204489,795918367</text:p>
          </table:table-cell>
          <table:table-cell table:formula="of:=ROUND([.F15])" office:value-type="float" office:value="204490" calcext:value-type="float">
            <text:p>204490</text:p>
          </table:table-cell>
          <table:table-cell table:formula="of:=[.F15]+[.H14]" office:value-type="float" office:value="3064897.95918367" calcext:value-type="float">
            <text:p>3064897,95918367</text:p>
          </table:table-cell>
          <table:table-cell table:formula="of:=ROUNDDOWN([.H15])" office:value-type="float" office:value="3064897" calcext:value-type="float">
            <text:p>3064897</text:p>
          </table:table-cell>
          <table:table-cell table:formula="of:=[.I15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9387" calcext:value-type="float">
            <text:p>3269387</text:p>
          </table:table-cell>
          <table:table-cell office:value-type="float" office:value="2004" calcext:value-type="float">
            <text:p>2004</text:p>
          </table:table-cell>
          <table:table-cell table:formula="of:=[.C1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6]/[.E16]" office:value-type="float" office:value="204489.795918367" calcext:value-type="float">
            <text:p>204489,795918367</text:p>
          </table:table-cell>
          <table:table-cell table:formula="of:=ROUND([.F16])" office:value-type="float" office:value="204490" calcext:value-type="float">
            <text:p>204490</text:p>
          </table:table-cell>
          <table:table-cell table:formula="of:=[.F16]+[.H15]" office:value-type="float" office:value="3269387.75510204" calcext:value-type="float">
            <text:p>3269387,75510204</text:p>
          </table:table-cell>
          <table:table-cell table:formula="of:=ROUNDDOWN([.H16])" office:value-type="float" office:value="3269387" calcext:value-type="float">
            <text:p>3269387</text:p>
          </table:table-cell>
          <table:table-cell table:formula="of:=[.I16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73877" calcext:value-type="float">
            <text:p>3473877</text:p>
          </table:table-cell>
          <table:table-cell office:value-type="float" office:value="2004" calcext:value-type="float">
            <text:p>2004</text:p>
          </table:table-cell>
          <table:table-cell table:formula="of:=[.C1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7]/[.E17]" office:value-type="float" office:value="204489.795918367" calcext:value-type="float">
            <text:p>204489,795918367</text:p>
          </table:table-cell>
          <table:table-cell table:formula="of:=ROUND([.F17])" office:value-type="float" office:value="204490" calcext:value-type="float">
            <text:p>204490</text:p>
          </table:table-cell>
          <table:table-cell table:formula="of:=[.F17]+[.H16]" office:value-type="float" office:value="3473877.55102041" calcext:value-type="float">
            <text:p>3473877,55102041</text:p>
          </table:table-cell>
          <table:table-cell table:formula="of:=ROUNDDOWN([.H17])" office:value-type="float" office:value="3473877" calcext:value-type="float">
            <text:p>3473877</text:p>
          </table:table-cell>
          <table:table-cell table:formula="of:=[.I17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78367" calcext:value-type="float">
            <text:p>3678367</text:p>
          </table:table-cell>
          <table:table-cell office:value-type="float" office:value="2004" calcext:value-type="float">
            <text:p>2004</text:p>
          </table:table-cell>
          <table:table-cell table:formula="of:=[.C1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8]/[.E18]" office:value-type="float" office:value="204489.795918367" calcext:value-type="float">
            <text:p>204489,795918367</text:p>
          </table:table-cell>
          <table:table-cell table:formula="of:=ROUND([.F18])" office:value-type="float" office:value="204490" calcext:value-type="float">
            <text:p>204490</text:p>
          </table:table-cell>
          <table:table-cell table:formula="of:=[.F18]+[.H17]" office:value-type="float" office:value="3678367.34693878" calcext:value-type="float">
            <text:p>3678367,34693878</text:p>
          </table:table-cell>
          <table:table-cell table:formula="of:=ROUNDDOWN([.H18])" office:value-type="float" office:value="3678367" calcext:value-type="float">
            <text:p>3678367</text:p>
          </table:table-cell>
          <table:table-cell table:formula="of:=[.I18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82857" calcext:value-type="float">
            <text:p>3882857</text:p>
          </table:table-cell>
          <table:table-cell office:value-type="float" office:value="2004" calcext:value-type="float">
            <text:p>2004</text:p>
          </table:table-cell>
          <table:table-cell table:formula="of:=[.C1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19]/[.E19]" office:value-type="float" office:value="204489.795918367" calcext:value-type="float">
            <text:p>204489,795918367</text:p>
          </table:table-cell>
          <table:table-cell table:formula="of:=ROUND([.F19])" office:value-type="float" office:value="204490" calcext:value-type="float">
            <text:p>204490</text:p>
          </table:table-cell>
          <table:table-cell table:formula="of:=[.F19]+[.H18]" office:value-type="float" office:value="3882857.14285714" calcext:value-type="float">
            <text:p>3882857,14285714</text:p>
          </table:table-cell>
          <table:table-cell table:formula="of:=ROUNDDOWN([.H19])" office:value-type="float" office:value="3882857" calcext:value-type="float">
            <text:p>3882857</text:p>
          </table:table-cell>
          <table:table-cell table:formula="of:=[.I19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87346" calcext:value-type="float">
            <text:p>4087346</text:p>
          </table:table-cell>
          <table:table-cell office:value-type="float" office:value="2004" calcext:value-type="float">
            <text:p>2004</text:p>
          </table:table-cell>
          <table:table-cell table:formula="of:=[.C2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0]/[.E20]" office:value-type="float" office:value="204489.795918367" calcext:value-type="float">
            <text:p>204489,795918367</text:p>
          </table:table-cell>
          <table:table-cell table:formula="of:=ROUND([.F20])" office:value-type="float" office:value="204490" calcext:value-type="float">
            <text:p>204490</text:p>
          </table:table-cell>
          <table:table-cell table:formula="of:=[.F20]+[.H19]" office:value-type="float" office:value="4087346.93877551" calcext:value-type="float">
            <text:p>4087346,93877551</text:p>
          </table:table-cell>
          <table:table-cell table:formula="of:=ROUNDDOWN([.H20])" office:value-type="float" office:value="4087346" calcext:value-type="float">
            <text:p>4087346</text:p>
          </table:table-cell>
          <table:table-cell table:formula="of:=[.I20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91836" calcext:value-type="float">
            <text:p>4291836</text:p>
          </table:table-cell>
          <table:table-cell office:value-type="float" office:value="2004" calcext:value-type="float">
            <text:p>2004</text:p>
          </table:table-cell>
          <table:table-cell table:formula="of:=[.C2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1]/[.E21]" office:value-type="float" office:value="204489.795918367" calcext:value-type="float">
            <text:p>204489,795918367</text:p>
          </table:table-cell>
          <table:table-cell table:formula="of:=ROUND([.F21])" office:value-type="float" office:value="204490" calcext:value-type="float">
            <text:p>204490</text:p>
          </table:table-cell>
          <table:table-cell table:formula="of:=[.F21]+[.H20]" office:value-type="float" office:value="4291836.73469388" calcext:value-type="float">
            <text:p>4291836,73469388</text:p>
          </table:table-cell>
          <table:table-cell table:formula="of:=ROUNDDOWN([.H21])" office:value-type="float" office:value="4291836" calcext:value-type="float">
            <text:p>4291836</text:p>
          </table:table-cell>
          <table:table-cell table:formula="of:=[.I21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96326" calcext:value-type="float">
            <text:p>4496326</text:p>
          </table:table-cell>
          <table:table-cell office:value-type="float" office:value="2004" calcext:value-type="float">
            <text:p>2004</text:p>
          </table:table-cell>
          <table:table-cell table:formula="of:=[.C2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2]/[.E22]" office:value-type="float" office:value="204489.795918367" calcext:value-type="float">
            <text:p>204489,795918367</text:p>
          </table:table-cell>
          <table:table-cell table:formula="of:=ROUND([.F22])" office:value-type="float" office:value="204490" calcext:value-type="float">
            <text:p>204490</text:p>
          </table:table-cell>
          <table:table-cell table:formula="of:=[.F22]+[.H21]" office:value-type="float" office:value="4496326.53061225" calcext:value-type="float">
            <text:p>4496326,53061225</text:p>
          </table:table-cell>
          <table:table-cell table:formula="of:=ROUNDDOWN([.H22])" office:value-type="float" office:value="4496326" calcext:value-type="float">
            <text:p>4496326</text:p>
          </table:table-cell>
          <table:table-cell table:formula="of:=[.I22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00816" calcext:value-type="float">
            <text:p>4700816</text:p>
          </table:table-cell>
          <table:table-cell office:value-type="float" office:value="2004" calcext:value-type="float">
            <text:p>2004</text:p>
          </table:table-cell>
          <table:table-cell table:formula="of:=[.C2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3]/[.E23]" office:value-type="float" office:value="204489.795918367" calcext:value-type="float">
            <text:p>204489,795918367</text:p>
          </table:table-cell>
          <table:table-cell table:formula="of:=ROUND([.F23])" office:value-type="float" office:value="204490" calcext:value-type="float">
            <text:p>204490</text:p>
          </table:table-cell>
          <table:table-cell table:formula="of:=[.F23]+[.H22]" office:value-type="float" office:value="4700816.32653061" calcext:value-type="float">
            <text:p>4700816,32653061</text:p>
          </table:table-cell>
          <table:table-cell table:formula="of:=ROUNDDOWN([.H23])" office:value-type="float" office:value="4700816" calcext:value-type="float">
            <text:p>4700816</text:p>
          </table:table-cell>
          <table:table-cell table:formula="of:=[.I23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5306" calcext:value-type="float">
            <text:p>4905306</text:p>
          </table:table-cell>
          <table:table-cell office:value-type="float" office:value="2004" calcext:value-type="float">
            <text:p>2004</text:p>
          </table:table-cell>
          <table:table-cell table:formula="of:=[.C2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4]/[.E24]" office:value-type="float" office:value="204489.795918367" calcext:value-type="float">
            <text:p>204489,795918367</text:p>
          </table:table-cell>
          <table:table-cell table:formula="of:=ROUND([.F24])" office:value-type="float" office:value="204490" calcext:value-type="float">
            <text:p>204490</text:p>
          </table:table-cell>
          <table:table-cell table:formula="of:=[.F24]+[.H23]" office:value-type="float" office:value="4905306.12244898" calcext:value-type="float">
            <text:p>4905306,12244898</text:p>
          </table:table-cell>
          <table:table-cell table:formula="of:=ROUNDDOWN([.H24])" office:value-type="float" office:value="4905306" calcext:value-type="float">
            <text:p>4905306</text:p>
          </table:table-cell>
          <table:table-cell table:formula="of:=[.I24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09795" calcext:value-type="float">
            <text:p>5109795</text:p>
          </table:table-cell>
          <table:table-cell office:value-type="float" office:value="2004" calcext:value-type="float">
            <text:p>2004</text:p>
          </table:table-cell>
          <table:table-cell table:formula="of:=[.C2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5]/[.E25]" office:value-type="float" office:value="204489.795918367" calcext:value-type="float">
            <text:p>204489,795918367</text:p>
          </table:table-cell>
          <table:table-cell table:formula="of:=ROUND([.F25])" office:value-type="float" office:value="204490" calcext:value-type="float">
            <text:p>204490</text:p>
          </table:table-cell>
          <table:table-cell table:formula="of:=[.F25]+[.H24]" office:value-type="float" office:value="5109795.91836735" calcext:value-type="float">
            <text:p>5109795,91836735</text:p>
          </table:table-cell>
          <table:table-cell table:formula="of:=ROUNDDOWN([.H25])" office:value-type="float" office:value="5109795" calcext:value-type="float">
            <text:p>5109795</text:p>
          </table:table-cell>
          <table:table-cell table:formula="of:=[.I25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14285" calcext:value-type="float">
            <text:p>5314285</text:p>
          </table:table-cell>
          <table:table-cell office:value-type="float" office:value="2004" calcext:value-type="float">
            <text:p>2004</text:p>
          </table:table-cell>
          <table:table-cell table:formula="of:=[.C2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6]/[.E26]" office:value-type="float" office:value="204489.795918367" calcext:value-type="float">
            <text:p>204489,795918367</text:p>
          </table:table-cell>
          <table:table-cell table:formula="of:=ROUND([.F26])" office:value-type="float" office:value="204490" calcext:value-type="float">
            <text:p>204490</text:p>
          </table:table-cell>
          <table:table-cell table:formula="of:=[.F26]+[.H25]" office:value-type="float" office:value="5314285.71428572" calcext:value-type="float">
            <text:p>5314285,71428572</text:p>
          </table:table-cell>
          <table:table-cell table:formula="of:=ROUNDDOWN([.H26])" office:value-type="float" office:value="5314285" calcext:value-type="float">
            <text:p>5314285</text:p>
          </table:table-cell>
          <table:table-cell table:formula="of:=[.I26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18775" calcext:value-type="float">
            <text:p>5518775</text:p>
          </table:table-cell>
          <table:table-cell office:value-type="float" office:value="2004" calcext:value-type="float">
            <text:p>2004</text:p>
          </table:table-cell>
          <table:table-cell table:formula="of:=[.C2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7]/[.E27]" office:value-type="float" office:value="204489.795918367" calcext:value-type="float">
            <text:p>204489,795918367</text:p>
          </table:table-cell>
          <table:table-cell table:formula="of:=ROUND([.F27])" office:value-type="float" office:value="204490" calcext:value-type="float">
            <text:p>204490</text:p>
          </table:table-cell>
          <table:table-cell table:formula="of:=[.F27]+[.H26]" office:value-type="float" office:value="5518775.51020408" calcext:value-type="float">
            <text:p>5518775,51020408</text:p>
          </table:table-cell>
          <table:table-cell table:formula="of:=ROUNDDOWN([.H27])" office:value-type="float" office:value="5518775" calcext:value-type="float">
            <text:p>5518775</text:p>
          </table:table-cell>
          <table:table-cell table:formula="of:=[.I27]-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23265" calcext:value-type="float">
            <text:p>5723265</text:p>
          </table:table-cell>
          <table:table-cell office:value-type="float" office:value="2004" calcext:value-type="float">
            <text:p>2004</text:p>
          </table:table-cell>
          <table:table-cell table:formula="of:=[.C2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8]/[.E28]" office:value-type="float" office:value="204489.795918367" calcext:value-type="float">
            <text:p>204489,795918367</text:p>
          </table:table-cell>
          <table:table-cell table:formula="of:=ROUND([.F28])" office:value-type="float" office:value="204490" calcext:value-type="float">
            <text:p>204490</text:p>
          </table:table-cell>
          <table:table-cell table:formula="of:=[.F28]+[.H27]" office:value-type="float" office:value="5723265.30612245" calcext:value-type="float">
            <text:p>5723265,30612245</text:p>
          </table:table-cell>
          <table:table-cell table:formula="of:=ROUNDDOWN([.H28])" office:value-type="float" office:value="5723265" calcext:value-type="float">
            <text:p>5723265</text:p>
          </table:table-cell>
          <table:table-cell table:formula="of:=[.I28]-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27755" calcext:value-type="float">
            <text:p>5927755</text:p>
          </table:table-cell>
          <table:table-cell office:value-type="float" office:value="2004" calcext:value-type="float">
            <text:p>2004</text:p>
          </table:table-cell>
          <table:table-cell table:formula="of:=[.C2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29]/[.E29]" office:value-type="float" office:value="204489.795918367" calcext:value-type="float">
            <text:p>204489,795918367</text:p>
          </table:table-cell>
          <table:table-cell table:formula="of:=ROUND([.F29])" office:value-type="float" office:value="204490" calcext:value-type="float">
            <text:p>204490</text:p>
          </table:table-cell>
          <table:table-cell table:formula="of:=[.F29]+[.H28]" office:value-type="float" office:value="5927755.10204082" calcext:value-type="float">
            <text:p>5927755,10204082</text:p>
          </table:table-cell>
          <table:table-cell table:formula="of:=ROUNDDOWN([.H29])" office:value-type="float" office:value="5927755" calcext:value-type="float">
            <text:p>5927755</text:p>
          </table:table-cell>
          <table:table-cell table:formula="of:=[.I29]-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32244" calcext:value-type="float">
            <text:p>6132244</text:p>
          </table:table-cell>
          <table:table-cell office:value-type="float" office:value="2004" calcext:value-type="float">
            <text:p>2004</text:p>
          </table:table-cell>
          <table:table-cell table:formula="of:=[.C3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0]/[.E30]" office:value-type="float" office:value="204489.795918367" calcext:value-type="float">
            <text:p>204489,795918367</text:p>
          </table:table-cell>
          <table:table-cell table:formula="of:=ROUND([.F30])" office:value-type="float" office:value="204490" calcext:value-type="float">
            <text:p>204490</text:p>
          </table:table-cell>
          <table:table-cell table:formula="of:=[.F30]+[.H29]" office:value-type="float" office:value="6132244.89795919" calcext:value-type="float">
            <text:p>6132244,89795919</text:p>
          </table:table-cell>
          <table:table-cell table:formula="of:=ROUNDDOWN([.H30])" office:value-type="float" office:value="6132244" calcext:value-type="float">
            <text:p>6132244</text:p>
          </table:table-cell>
          <table:table-cell table:formula="of:=[.I30]-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36734" calcext:value-type="float">
            <text:p>6336734</text:p>
          </table:table-cell>
          <table:table-cell office:value-type="float" office:value="2004" calcext:value-type="float">
            <text:p>2004</text:p>
          </table:table-cell>
          <table:table-cell table:formula="of:=[.C3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1]/[.E31]" office:value-type="float" office:value="204489.795918367" calcext:value-type="float">
            <text:p>204489,795918367</text:p>
          </table:table-cell>
          <table:table-cell table:formula="of:=ROUND([.F31])" office:value-type="float" office:value="204490" calcext:value-type="float">
            <text:p>204490</text:p>
          </table:table-cell>
          <table:table-cell table:formula="of:=[.F31]+[.H30]" office:value-type="float" office:value="6336734.69387756" calcext:value-type="float">
            <text:p>6336734,69387756</text:p>
          </table:table-cell>
          <table:table-cell table:formula="of:=ROUNDDOWN([.H31])" office:value-type="float" office:value="6336734" calcext:value-type="float">
            <text:p>6336734</text:p>
          </table:table-cell>
          <table:table-cell table:formula="of:=[.I31]-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41224" calcext:value-type="float">
            <text:p>6541224</text:p>
          </table:table-cell>
          <table:table-cell office:value-type="float" office:value="2004" calcext:value-type="float">
            <text:p>2004</text:p>
          </table:table-cell>
          <table:table-cell table:formula="of:=[.C3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2]/[.E32]" office:value-type="float" office:value="204489.795918367" calcext:value-type="float">
            <text:p>204489,795918367</text:p>
          </table:table-cell>
          <table:table-cell table:formula="of:=ROUND([.F32])" office:value-type="float" office:value="204490" calcext:value-type="float">
            <text:p>204490</text:p>
          </table:table-cell>
          <table:table-cell table:formula="of:=[.F32]+[.H31]" office:value-type="float" office:value="6541224.48979592" calcext:value-type="float">
            <text:p>6541224,48979592</text:p>
          </table:table-cell>
          <table:table-cell table:formula="of:=ROUNDDOWN([.H32])" office:value-type="float" office:value="6541224" calcext:value-type="float">
            <text:p>6541224</text:p>
          </table:table-cell>
          <table:table-cell table:formula="of:=[.I32]-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745714" calcext:value-type="float">
            <text:p>6745714</text:p>
          </table:table-cell>
          <table:table-cell office:value-type="float" office:value="2004" calcext:value-type="float">
            <text:p>2004</text:p>
          </table:table-cell>
          <table:table-cell table:formula="of:=[.C3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3]/[.E33]" office:value-type="float" office:value="204489.795918367" calcext:value-type="float">
            <text:p>204489,795918367</text:p>
          </table:table-cell>
          <table:table-cell table:formula="of:=ROUND([.F33])" office:value-type="float" office:value="204490" calcext:value-type="float">
            <text:p>204490</text:p>
          </table:table-cell>
          <table:table-cell table:formula="of:=[.F33]+[.H32]" office:value-type="float" office:value="6745714.28571429" calcext:value-type="float">
            <text:p>6745714,28571429</text:p>
          </table:table-cell>
          <table:table-cell table:formula="of:=ROUNDDOWN([.H33])" office:value-type="float" office:value="6745714" calcext:value-type="float">
            <text:p>6745714</text:p>
          </table:table-cell>
          <table:table-cell table:formula="of:=[.I33]-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50204" calcext:value-type="float">
            <text:p>6950204</text:p>
          </table:table-cell>
          <table:table-cell office:value-type="float" office:value="2004" calcext:value-type="float">
            <text:p>2004</text:p>
          </table:table-cell>
          <table:table-cell table:formula="of:=[.C3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4]/[.E34]" office:value-type="float" office:value="204489.795918367" calcext:value-type="float">
            <text:p>204489,795918367</text:p>
          </table:table-cell>
          <table:table-cell table:formula="of:=ROUND([.F34])" office:value-type="float" office:value="204490" calcext:value-type="float">
            <text:p>204490</text:p>
          </table:table-cell>
          <table:table-cell table:formula="of:=[.F34]+[.H33]" office:value-type="float" office:value="6950204.08163266" calcext:value-type="float">
            <text:p>6950204,08163266</text:p>
          </table:table-cell>
          <table:table-cell table:formula="of:=ROUNDDOWN([.H34])" office:value-type="float" office:value="6950204" calcext:value-type="float">
            <text:p>6950204</text:p>
          </table:table-cell>
          <table:table-cell table:formula="of:=[.I34]-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54693" calcext:value-type="float">
            <text:p>7154693</text:p>
          </table:table-cell>
          <table:table-cell office:value-type="float" office:value="2004" calcext:value-type="float">
            <text:p>2004</text:p>
          </table:table-cell>
          <table:table-cell table:formula="of:=[.C3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5]/[.E35]" office:value-type="float" office:value="204489.795918367" calcext:value-type="float">
            <text:p>204489,795918367</text:p>
          </table:table-cell>
          <table:table-cell table:formula="of:=ROUND([.F35])" office:value-type="float" office:value="204490" calcext:value-type="float">
            <text:p>204490</text:p>
          </table:table-cell>
          <table:table-cell table:formula="of:=[.F35]+[.H34]" office:value-type="float" office:value="7154693.87755103" calcext:value-type="float">
            <text:p>7154693,87755103</text:p>
          </table:table-cell>
          <table:table-cell table:formula="of:=ROUNDDOWN([.H35])" office:value-type="float" office:value="7154693" calcext:value-type="float">
            <text:p>7154693</text:p>
          </table:table-cell>
          <table:table-cell table:formula="of:=[.I35]-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59183" calcext:value-type="float">
            <text:p>7359183</text:p>
          </table:table-cell>
          <table:table-cell office:value-type="float" office:value="2004" calcext:value-type="float">
            <text:p>2004</text:p>
          </table:table-cell>
          <table:table-cell table:formula="of:=[.C3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6]/[.E36]" office:value-type="float" office:value="204489.795918367" calcext:value-type="float">
            <text:p>204489,795918367</text:p>
          </table:table-cell>
          <table:table-cell table:formula="of:=ROUND([.F36])" office:value-type="float" office:value="204490" calcext:value-type="float">
            <text:p>204490</text:p>
          </table:table-cell>
          <table:table-cell table:formula="of:=[.F36]+[.H35]" office:value-type="float" office:value="7359183.6734694" calcext:value-type="float">
            <text:p>7359183,6734694</text:p>
          </table:table-cell>
          <table:table-cell table:formula="of:=ROUNDDOWN([.H36])" office:value-type="float" office:value="7359183" calcext:value-type="float">
            <text:p>7359183</text:p>
          </table:table-cell>
          <table:table-cell table:formula="of:=[.I36]-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63673" calcext:value-type="float">
            <text:p>7563673</text:p>
          </table:table-cell>
          <table:table-cell office:value-type="float" office:value="2004" calcext:value-type="float">
            <text:p>2004</text:p>
          </table:table-cell>
          <table:table-cell table:formula="of:=[.C37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7]/[.E37]" office:value-type="float" office:value="204489.795918367" calcext:value-type="float">
            <text:p>204489,795918367</text:p>
          </table:table-cell>
          <table:table-cell table:formula="of:=ROUND([.F37])" office:value-type="float" office:value="204490" calcext:value-type="float">
            <text:p>204490</text:p>
          </table:table-cell>
          <table:table-cell table:formula="of:=[.F37]+[.H36]" office:value-type="float" office:value="7563673.46938776" calcext:value-type="float">
            <text:p>7563673,46938776</text:p>
          </table:table-cell>
          <table:table-cell table:formula="of:=ROUNDDOWN([.H37])" office:value-type="float" office:value="7563673" calcext:value-type="float">
            <text:p>7563673</text:p>
          </table:table-cell>
          <table:table-cell table:formula="of:=[.I37]-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68163" calcext:value-type="float">
            <text:p>7768163</text:p>
          </table:table-cell>
          <table:table-cell office:value-type="float" office:value="2004" calcext:value-type="float">
            <text:p>2004</text:p>
          </table:table-cell>
          <table:table-cell table:formula="of:=[.C38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8]/[.E38]" office:value-type="float" office:value="204489.795918367" calcext:value-type="float">
            <text:p>204489,795918367</text:p>
          </table:table-cell>
          <table:table-cell table:formula="of:=ROUND([.F38])" office:value-type="float" office:value="204490" calcext:value-type="float">
            <text:p>204490</text:p>
          </table:table-cell>
          <table:table-cell table:formula="of:=[.F38]+[.H37]" office:value-type="float" office:value="7768163.26530613" calcext:value-type="float">
            <text:p>7768163,26530613</text:p>
          </table:table-cell>
          <table:table-cell table:formula="of:=ROUNDDOWN([.H38])" office:value-type="float" office:value="7768163" calcext:value-type="float">
            <text:p>7768163</text:p>
          </table:table-cell>
          <table:table-cell table:formula="of:=[.I38]-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72653" calcext:value-type="float">
            <text:p>7972653</text:p>
          </table:table-cell>
          <table:table-cell office:value-type="float" office:value="2004" calcext:value-type="float">
            <text:p>2004</text:p>
          </table:table-cell>
          <table:table-cell table:formula="of:=[.C39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39]/[.E39]" office:value-type="float" office:value="204489.795918367" calcext:value-type="float">
            <text:p>204489,795918367</text:p>
          </table:table-cell>
          <table:table-cell table:formula="of:=ROUND([.F39])" office:value-type="float" office:value="204490" calcext:value-type="float">
            <text:p>204490</text:p>
          </table:table-cell>
          <table:table-cell table:formula="of:=[.F39]+[.H38]" office:value-type="float" office:value="7972653.0612245" calcext:value-type="float">
            <text:p>7972653,0612245</text:p>
          </table:table-cell>
          <table:table-cell table:formula="of:=ROUNDDOWN([.H39])" office:value-type="float" office:value="7972653" calcext:value-type="float">
            <text:p>7972653</text:p>
          </table:table-cell>
          <table:table-cell table:formula="of:=[.I39]-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77142" calcext:value-type="float">
            <text:p>8177142</text:p>
          </table:table-cell>
          <table:table-cell office:value-type="float" office:value="2004" calcext:value-type="float">
            <text:p>2004</text:p>
          </table:table-cell>
          <table:table-cell table:formula="of:=[.C40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0]/[.E40]" office:value-type="float" office:value="204489.795918367" calcext:value-type="float">
            <text:p>204489,795918367</text:p>
          </table:table-cell>
          <table:table-cell table:formula="of:=ROUND([.F40])" office:value-type="float" office:value="204490" calcext:value-type="float">
            <text:p>204490</text:p>
          </table:table-cell>
          <table:table-cell table:formula="of:=[.F40]+[.H39]" office:value-type="float" office:value="8177142.85714287" calcext:value-type="float">
            <text:p>8177142,85714287</text:p>
          </table:table-cell>
          <table:table-cell table:formula="of:=ROUNDDOWN([.H40])" office:value-type="float" office:value="8177142" calcext:value-type="float">
            <text:p>8177142</text:p>
          </table:table-cell>
          <table:table-cell table:formula="of:=[.I40]-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81632" calcext:value-type="float">
            <text:p>8381632</text:p>
          </table:table-cell>
          <table:table-cell office:value-type="float" office:value="2004" calcext:value-type="float">
            <text:p>2004</text:p>
          </table:table-cell>
          <table:table-cell table:formula="of:=[.C41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1]/[.E41]" office:value-type="float" office:value="204489.795918367" calcext:value-type="float">
            <text:p>204489,795918367</text:p>
          </table:table-cell>
          <table:table-cell table:formula="of:=ROUND([.F41])" office:value-type="float" office:value="204490" calcext:value-type="float">
            <text:p>204490</text:p>
          </table:table-cell>
          <table:table-cell table:formula="of:=[.F41]+[.H40]" office:value-type="float" office:value="8381632.65306123" calcext:value-type="float">
            <text:p>8381632,65306123</text:p>
          </table:table-cell>
          <table:table-cell table:formula="of:=ROUNDDOWN([.H41])" office:value-type="float" office:value="8381632" calcext:value-type="float">
            <text:p>8381632</text:p>
          </table:table-cell>
          <table:table-cell table:formula="of:=[.I41]-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86122" calcext:value-type="float">
            <text:p>8586122</text:p>
          </table:table-cell>
          <table:table-cell office:value-type="float" office:value="2004" calcext:value-type="float">
            <text:p>2004</text:p>
          </table:table-cell>
          <table:table-cell table:formula="of:=[.C42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2]/[.E42]" office:value-type="float" office:value="204489.795918367" calcext:value-type="float">
            <text:p>204489,795918367</text:p>
          </table:table-cell>
          <table:table-cell table:formula="of:=ROUND([.F42])" office:value-type="float" office:value="204490" calcext:value-type="float">
            <text:p>204490</text:p>
          </table:table-cell>
          <table:table-cell table:formula="of:=[.F42]+[.H41]" office:value-type="float" office:value="8586122.4489796" calcext:value-type="float">
            <text:p>8586122,4489796</text:p>
          </table:table-cell>
          <table:table-cell table:formula="of:=ROUNDDOWN([.H42])" office:value-type="float" office:value="8586122" calcext:value-type="float">
            <text:p>8586122</text:p>
          </table:table-cell>
          <table:table-cell table:formula="of:=[.I42]-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90612" calcext:value-type="float">
            <text:p>8790612</text:p>
          </table:table-cell>
          <table:table-cell office:value-type="float" office:value="2004" calcext:value-type="float">
            <text:p>2004</text:p>
          </table:table-cell>
          <table:table-cell table:formula="of:=[.C43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3]/[.E43]" office:value-type="float" office:value="204489.795918367" calcext:value-type="float">
            <text:p>204489,795918367</text:p>
          </table:table-cell>
          <table:table-cell table:formula="of:=ROUND([.F43])" office:value-type="float" office:value="204490" calcext:value-type="float">
            <text:p>204490</text:p>
          </table:table-cell>
          <table:table-cell table:formula="of:=[.F43]+[.H42]" office:value-type="float" office:value="8790612.24489797" calcext:value-type="float">
            <text:p>8790612,24489797</text:p>
          </table:table-cell>
          <table:table-cell table:formula="of:=ROUNDDOWN([.H43])" office:value-type="float" office:value="8790612" calcext:value-type="float">
            <text:p>8790612</text:p>
          </table:table-cell>
          <table:table-cell table:formula="of:=[.I43]-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95102" calcext:value-type="float">
            <text:p>8995102</text:p>
          </table:table-cell>
          <table:table-cell office:value-type="float" office:value="2004" calcext:value-type="float">
            <text:p>2004</text:p>
          </table:table-cell>
          <table:table-cell table:formula="of:=[.C44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4]/[.E44]" office:value-type="float" office:value="204489.795918367" calcext:value-type="float">
            <text:p>204489,795918367</text:p>
          </table:table-cell>
          <table:table-cell table:formula="of:=ROUND([.F44])" office:value-type="float" office:value="204490" calcext:value-type="float">
            <text:p>204490</text:p>
          </table:table-cell>
          <table:table-cell table:formula="of:=[.F44]+[.H43]" office:value-type="float" office:value="8995102.04081634" calcext:value-type="float">
            <text:p>8995102,04081634</text:p>
          </table:table-cell>
          <table:table-cell table:formula="of:=ROUNDDOWN([.H44])" office:value-type="float" office:value="8995102" calcext:value-type="float">
            <text:p>8995102</text:p>
          </table:table-cell>
          <table:table-cell table:formula="of:=[.I44]-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99591" calcext:value-type="float">
            <text:p>9199591</text:p>
          </table:table-cell>
          <table:table-cell office:value-type="float" office:value="2004" calcext:value-type="float">
            <text:p>2004</text:p>
          </table:table-cell>
          <table:table-cell table:formula="of:=[.C45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5]/[.E45]" office:value-type="float" office:value="204489.795918367" calcext:value-type="float">
            <text:p>204489,795918367</text:p>
          </table:table-cell>
          <table:table-cell table:formula="of:=ROUND([.F45])" office:value-type="float" office:value="204490" calcext:value-type="float">
            <text:p>204490</text:p>
          </table:table-cell>
          <table:table-cell table:formula="of:=[.F45]+[.H44]" office:value-type="float" office:value="9199591.8367347" calcext:value-type="float">
            <text:p>9199591,8367347</text:p>
          </table:table-cell>
          <table:table-cell table:formula="of:=ROUNDDOWN([.H45])" office:value-type="float" office:value="9199591" calcext:value-type="float">
            <text:p>9199591</text:p>
          </table:table-cell>
          <table:table-cell table:formula="of:=[.I45]-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4081" calcext:value-type="float">
            <text:p>9404081</text:p>
          </table:table-cell>
          <table:table-cell office:value-type="float" office:value="2004" calcext:value-type="float">
            <text:p>2004</text:p>
          </table:table-cell>
          <table:table-cell table:formula="of:=[.C46]*300*90000" office:value-type="float" office:value="54108000000" calcext:value-type="float">
            <text:p>54108000000</text:p>
          </table:table-cell>
          <table:table-cell table:formula="of:=2*3*44100" office:value-type="float" office:value="264600" calcext:value-type="float">
            <text:p>264600</text:p>
          </table:table-cell>
          <table:table-cell table:formula="of:=[.D46]/[.E46]" office:value-type="float" office:value="204489.795918367" calcext:value-type="float">
            <text:p>204489,795918367</text:p>
          </table:table-cell>
          <table:table-cell table:formula="of:=ROUND([.F46])" office:value-type="float" office:value="204490" calcext:value-type="float">
            <text:p>204490</text:p>
          </table:table-cell>
          <table:table-cell table:formula="of:=[.F46]+[.H45]" office:value-type="float" office:value="9404081.63265307" calcext:value-type="float">
            <text:p>9404081,63265307</text:p>
          </table:table-cell>
          <table:table-cell table:formula="of:=ROUNDDOWN([.H46])" office:value-type="float" office:value="9404081" calcext:value-type="float">
            <text:p>9404081</text:p>
          </table:table-cell>
          <table:table-cell table:formula="of:=[.I46]-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08571" calcext:value-type="float">
            <text:p>960857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13061" calcext:value-type="float">
            <text:p>981306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17551" calcext:value-type="float">
            <text:p>1001755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22040" calcext:value-type="float">
            <text:p>1022204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26530" calcext:value-type="float">
            <text:p>1042653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631020" calcext:value-type="float">
            <text:p>1063102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35510" calcext:value-type="float">
            <text:p>1083551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40000" calcext:value-type="float">
            <text:p>110400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44489" calcext:value-type="float">
            <text:p>1124448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448979" calcext:value-type="float">
            <text:p>11448979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653469" calcext:value-type="float">
            <text:p>11653469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857959" calcext:value-type="float">
            <text:p>11857959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062448" calcext:value-type="float">
            <text:p>1206244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66938" calcext:value-type="float">
            <text:p>12266938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471428" calcext:value-type="float">
            <text:p>12471428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675918" calcext:value-type="float">
            <text:p>12675918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880408" calcext:value-type="float">
            <text:p>12880408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84897" calcext:value-type="float">
            <text:p>13084897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289387" calcext:value-type="float">
            <text:p>13289387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493877" calcext:value-type="float">
            <text:p>13493877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698367" calcext:value-type="float">
            <text:p>1369836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02857" calcext:value-type="float">
            <text:p>13902857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07346" calcext:value-type="float">
            <text:p>14107346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11836" calcext:value-type="float">
            <text:p>1431183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16326" calcext:value-type="float">
            <text:p>14516326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720816" calcext:value-type="float">
            <text:p>14720816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925306" calcext:value-type="float">
            <text:p>14925306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129795" calcext:value-type="float">
            <text:p>15129795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334285" calcext:value-type="float">
            <text:p>1533428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538775" calcext:value-type="float">
            <text:p>15538775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743265" calcext:value-type="float">
            <text:p>1574326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947755" calcext:value-type="float">
            <text:p>15947755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52244" calcext:value-type="float">
            <text:p>16152244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356734" calcext:value-type="float">
            <text:p>16356734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561224" calcext:value-type="float">
            <text:p>16561224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765714" calcext:value-type="float">
            <text:p>16765714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970204" calcext:value-type="float">
            <text:p>1697020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174693" calcext:value-type="float">
            <text:p>17174693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379183" calcext:value-type="float">
            <text:p>17379183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583673" calcext:value-type="float">
            <text:p>17583673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788163" calcext:value-type="float">
            <text:p>17788163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92653" calcext:value-type="float">
            <text:p>17992653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197142" calcext:value-type="float">
            <text:p>18197142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401632" calcext:value-type="float">
            <text:p>18401632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606122" calcext:value-type="float">
            <text:p>18606122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810612" calcext:value-type="float">
            <text:p>1881061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015102" calcext:value-type="float">
            <text:p>19015102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219591" calcext:value-type="float">
            <text:p>1921959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424081" calcext:value-type="float">
            <text:p>1942408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628571" calcext:value-type="float">
            <text:p>1962857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833061" calcext:value-type="float">
            <text:p>1983306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37551" calcext:value-type="float">
            <text:p>2003755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42040" calcext:value-type="float">
            <text:p>2024204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46530" calcext:value-type="float">
            <text:p>2044653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651020" calcext:value-type="float">
            <text:p>2065102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855510" calcext:value-type="float">
            <text:p>2085551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060000" calcext:value-type="float">
            <text:p>210600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264489" calcext:value-type="float">
            <text:p>21264489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468979" calcext:value-type="float">
            <text:p>21468979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673469" calcext:value-type="float">
            <text:p>2167346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877959" calcext:value-type="float">
            <text:p>21877959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082448" calcext:value-type="float">
            <text:p>2208244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286938" calcext:value-type="float">
            <text:p>22286938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491428" calcext:value-type="float">
            <text:p>22491428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95918" calcext:value-type="float">
            <text:p>22695918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900408" calcext:value-type="float">
            <text:p>22900408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104897" calcext:value-type="float">
            <text:p>23104897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309387" calcext:value-type="float">
            <text:p>23309387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513877" calcext:value-type="float">
            <text:p>23513877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718367" calcext:value-type="float">
            <text:p>23718367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922857" calcext:value-type="float">
            <text:p>2392285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127346" calcext:value-type="float">
            <text:p>24127346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331836" calcext:value-type="float">
            <text:p>2433183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536326" calcext:value-type="float">
            <text:p>24536326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740816" calcext:value-type="float">
            <text:p>24740816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945306" calcext:value-type="float">
            <text:p>24945306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149795" calcext:value-type="float">
            <text:p>2514979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354285" calcext:value-type="float">
            <text:p>25354285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58775" calcext:value-type="float">
            <text:p>2555877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763265" calcext:value-type="float">
            <text:p>25763265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967755" calcext:value-type="float">
            <text:p>25967755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172244" calcext:value-type="float">
            <text:p>26172244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376734" calcext:value-type="float">
            <text:p>26376734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581224" calcext:value-type="float">
            <text:p>2658122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785714" calcext:value-type="float">
            <text:p>26785714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6990204" calcext:value-type="float">
            <text:p>26990204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194693" calcext:value-type="float">
            <text:p>27194693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399183" calcext:value-type="float">
            <text:p>27399183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603673" calcext:value-type="float">
            <text:p>27603673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808163" calcext:value-type="float">
            <text:p>27808163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012653" calcext:value-type="float">
            <text:p>28012653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217142" calcext:value-type="float">
            <text:p>28217142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421632" calcext:value-type="float">
            <text:p>28421632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626122" calcext:value-type="float">
            <text:p>28626122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830612" calcext:value-type="float">
            <text:p>28830612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035102" calcext:value-type="float">
            <text:p>29035102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239591" calcext:value-type="float">
            <text:p>29239591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444081" calcext:value-type="float">
            <text:p>2944408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648571" calcext:value-type="float">
            <text:p>29648571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853061" calcext:value-type="float">
            <text:p>29853061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057551" calcext:value-type="float">
            <text:p>30057551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262040" calcext:value-type="float">
            <text:p>3026204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466530" calcext:value-type="float">
            <text:p>30466530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671020" calcext:value-type="float">
            <text:p>3067102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875510" calcext:value-type="float">
            <text:p>30875510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80000" calcext:value-type="float">
            <text:p>31080000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284489" calcext:value-type="float">
            <text:p>31284489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488979" calcext:value-type="float">
            <text:p>31488979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693469" calcext:value-type="float">
            <text:p>31693469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1897959" calcext:value-type="float">
            <text:p>31897959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102448" calcext:value-type="float">
            <text:p>32102448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306938" calcext:value-type="float">
            <text:p>32306938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511428" calcext:value-type="float">
            <text:p>32511428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715918" calcext:value-type="float">
            <text:p>32715918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920408" calcext:value-type="float">
            <text:p>32920408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124897" calcext:value-type="float">
            <text:p>33124897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329387" calcext:value-type="float">
            <text:p>33329387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533877" calcext:value-type="float">
            <text:p>33533877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738367" calcext:value-type="float">
            <text:p>33738367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3942857" calcext:value-type="float">
            <text:p>33942857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147346" calcext:value-type="float">
            <text:p>34147346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351836" calcext:value-type="float">
            <text:p>34351836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556326" calcext:value-type="float">
            <text:p>34556326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760816" calcext:value-type="float">
            <text:p>34760816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965306" calcext:value-type="float">
            <text:p>34965306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169795" calcext:value-type="float">
            <text:p>35169795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5374285" calcext:value-type="float">
            <text:p>35374285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578775" calcext:value-type="float">
            <text:p>35578775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783265" calcext:value-type="float">
            <text:p>35783265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987755" calcext:value-type="float">
            <text:p>35987755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192244" calcext:value-type="float">
            <text:p>36192244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6396734" calcext:value-type="float">
            <text:p>36396734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6601224" calcext:value-type="float">
            <text:p>36601224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805714" calcext:value-type="float">
            <text:p>36805714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7010204" calcext:value-type="float">
            <text:p>37010204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214693" calcext:value-type="float">
            <text:p>37214693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7419183" calcext:value-type="float">
            <text:p>37419183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7623673" calcext:value-type="float">
            <text:p>37623673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828163" calcext:value-type="float">
            <text:p>37828163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8032653" calcext:value-type="float">
            <text:p>38032653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8237142" calcext:value-type="float">
            <text:p>38237142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441632" calcext:value-type="float">
            <text:p>38441632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8646122" calcext:value-type="float">
            <text:p>38646122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850612" calcext:value-type="float">
            <text:p>38850612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055102" calcext:value-type="float">
            <text:p>39055102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259591" calcext:value-type="float">
            <text:p>39259591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464081" calcext:value-type="float">
            <text:p>39464081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668571" calcext:value-type="float">
            <text:p>39668571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873061" calcext:value-type="float">
            <text:p>39873061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077551" calcext:value-type="float">
            <text:p>40077551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0282040" calcext:value-type="float">
            <text:p>40282040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486530" calcext:value-type="float">
            <text:p>4048653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691020" calcext:value-type="float">
            <text:p>4069102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895510" calcext:value-type="float">
            <text:p>40895510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100000" calcext:value-type="float">
            <text:p>41100000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1304489" calcext:value-type="float">
            <text:p>41304489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508979" calcext:value-type="float">
            <text:p>41508979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713469" calcext:value-type="float">
            <text:p>41713469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917959" calcext:value-type="float">
            <text:p>41917959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122448" calcext:value-type="float">
            <text:p>42122448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326938" calcext:value-type="float">
            <text:p>42326938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531428" calcext:value-type="float">
            <text:p>42531428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735918" calcext:value-type="float">
            <text:p>42735918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940408" calcext:value-type="float">
            <text:p>42940408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3144897" calcext:value-type="float">
            <text:p>43144897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349387" calcext:value-type="float">
            <text:p>43349387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553877" calcext:value-type="float">
            <text:p>43553877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3758367" calcext:value-type="float">
            <text:p>43758367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962857" calcext:value-type="float">
            <text:p>43962857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4167346" calcext:value-type="float">
            <text:p>44167346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371836" calcext:value-type="float">
            <text:p>44371836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576326" calcext:value-type="float">
            <text:p>44576326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4780816" calcext:value-type="float">
            <text:p>44780816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985306" calcext:value-type="float">
            <text:p>44985306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189795" calcext:value-type="float">
            <text:p>45189795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394285" calcext:value-type="float">
            <text:p>45394285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598775" calcext:value-type="float">
            <text:p>45598775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5803265" calcext:value-type="float">
            <text:p>4580326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6007755" calcext:value-type="float">
            <text:p>46007755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6212244" calcext:value-type="float">
            <text:p>46212244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6416734" calcext:value-type="float">
            <text:p>46416734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6621224" calcext:value-type="float">
            <text:p>46621224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6825714" calcext:value-type="float">
            <text:p>46825714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030204" calcext:value-type="float">
            <text:p>47030204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7234693" calcext:value-type="float">
            <text:p>47234693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7439183" calcext:value-type="float">
            <text:p>47439183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7643673" calcext:value-type="float">
            <text:p>47643673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7848163" calcext:value-type="float">
            <text:p>47848163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8052653" calcext:value-type="float">
            <text:p>48052653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8257142" calcext:value-type="float">
            <text:p>48257142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8461632" calcext:value-type="float">
            <text:p>48461632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8666122" calcext:value-type="float">
            <text:p>48666122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870612" calcext:value-type="float">
            <text:p>4887061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075102" calcext:value-type="float">
            <text:p>49075102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279591" calcext:value-type="float">
            <text:p>49279591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9484081" calcext:value-type="float">
            <text:p>49484081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9688571" calcext:value-type="float">
            <text:p>49688571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893061" calcext:value-type="float">
            <text:p>49893061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0097551" calcext:value-type="float">
            <text:p>50097551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0302040" calcext:value-type="float">
            <text:p>50302040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0506530" calcext:value-type="float">
            <text:p>5050653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711020" calcext:value-type="float">
            <text:p>5071102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15510" calcext:value-type="float">
            <text:p>5091551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120000" calcext:value-type="float">
            <text:p>5112000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1324489" calcext:value-type="float">
            <text:p>51324489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1528979" calcext:value-type="float">
            <text:p>51528979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1733469" calcext:value-type="float">
            <text:p>51733469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937959" calcext:value-type="float">
            <text:p>51937959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2142448" calcext:value-type="float">
            <text:p>52142448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346938" calcext:value-type="float">
            <text:p>52346938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551428" calcext:value-type="float">
            <text:p>52551428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2755918" calcext:value-type="float">
            <text:p>52755918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2960408" calcext:value-type="float">
            <text:p>52960408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164897" calcext:value-type="float">
            <text:p>53164897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3369387" calcext:value-type="float">
            <text:p>53369387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573877" calcext:value-type="float">
            <text:p>53573877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3778367" calcext:value-type="float">
            <text:p>53778367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3982857" calcext:value-type="float">
            <text:p>53982857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4187346" calcext:value-type="float">
            <text:p>5418734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391836" calcext:value-type="float">
            <text:p>54391836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4596326" calcext:value-type="float">
            <text:p>54596326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4800816" calcext:value-type="float">
            <text:p>54800816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5005306" calcext:value-type="float">
            <text:p>55005306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5209795" calcext:value-type="float">
            <text:p>55209795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5414285" calcext:value-type="float">
            <text:p>55414285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5618775" calcext:value-type="float">
            <text:p>55618775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5823265" calcext:value-type="float">
            <text:p>55823265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6027755" calcext:value-type="float">
            <text:p>56027755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232244" calcext:value-type="float">
            <text:p>56232244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6436734" calcext:value-type="float">
            <text:p>56436734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6641224" calcext:value-type="float">
            <text:p>56641224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6845714" calcext:value-type="float">
            <text:p>56845714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7050204" calcext:value-type="float">
            <text:p>57050204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254693" calcext:value-type="float">
            <text:p>57254693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7459183" calcext:value-type="float">
            <text:p>57459183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7663673" calcext:value-type="float">
            <text:p>57663673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7868163" calcext:value-type="float">
            <text:p>57868163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072653" calcext:value-type="float">
            <text:p>58072653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8277142" calcext:value-type="float">
            <text:p>58277142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8481632" calcext:value-type="float">
            <text:p>58481632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8686122" calcext:value-type="float">
            <text:p>58686122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890612" calcext:value-type="float">
            <text:p>58890612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095102" calcext:value-type="float">
            <text:p>59095102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299591" calcext:value-type="float">
            <text:p>59299591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504081" calcext:value-type="float">
            <text:p>59504081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708571" calcext:value-type="float">
            <text:p>59708571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913061" calcext:value-type="float">
            <text:p>59913061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0117551" calcext:value-type="float">
            <text:p>60117551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322040" calcext:value-type="float">
            <text:p>60322040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0526530" calcext:value-type="float">
            <text:p>60526530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0731020" calcext:value-type="float">
            <text:p>6073102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0935510" calcext:value-type="float">
            <text:p>60935510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1140000" calcext:value-type="float">
            <text:p>611400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1344489" calcext:value-type="float">
            <text:p>61344489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1548979" calcext:value-type="float">
            <text:p>61548979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1753469" calcext:value-type="float">
            <text:p>61753469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1957959" calcext:value-type="float">
            <text:p>61957959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162448" calcext:value-type="float">
            <text:p>62162448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366938" calcext:value-type="float">
            <text:p>62366938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571428" calcext:value-type="float">
            <text:p>62571428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775918" calcext:value-type="float">
            <text:p>62775918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980408" calcext:value-type="float">
            <text:p>62980408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3184897" calcext:value-type="float">
            <text:p>63184897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3389387" calcext:value-type="float">
            <text:p>63389387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3593877" calcext:value-type="float">
            <text:p>63593877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3798367" calcext:value-type="float">
            <text:p>63798367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4002857" calcext:value-type="float">
            <text:p>64002857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4207346" calcext:value-type="float">
            <text:p>64207346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4411836" calcext:value-type="float">
            <text:p>64411836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4616326" calcext:value-type="float">
            <text:p>64616326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4820816" calcext:value-type="float">
            <text:p>64820816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025306" calcext:value-type="float">
            <text:p>65025306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5229795" calcext:value-type="float">
            <text:p>65229795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5434285" calcext:value-type="float">
            <text:p>65434285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5638775" calcext:value-type="float">
            <text:p>65638775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5843265" calcext:value-type="float">
            <text:p>65843265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6047755" calcext:value-type="float">
            <text:p>66047755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6252244" calcext:value-type="float">
            <text:p>66252244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6456734" calcext:value-type="float">
            <text:p>66456734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6661224" calcext:value-type="float">
            <text:p>66661224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6865714" calcext:value-type="float">
            <text:p>66865714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7070204" calcext:value-type="float">
            <text:p>67070204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274693" calcext:value-type="float">
            <text:p>67274693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479183" calcext:value-type="float">
            <text:p>67479183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7683673" calcext:value-type="float">
            <text:p>67683673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7888163" calcext:value-type="float">
            <text:p>67888163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8092653" calcext:value-type="float">
            <text:p>68092653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8297142" calcext:value-type="float">
            <text:p>68297142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8501632" calcext:value-type="float">
            <text:p>68501632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8706122" calcext:value-type="float">
            <text:p>68706122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8910612" calcext:value-type="float">
            <text:p>68910612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9115102" calcext:value-type="float">
            <text:p>69115102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9319591" calcext:value-type="float">
            <text:p>69319591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9524081" calcext:value-type="float">
            <text:p>69524081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9728571" calcext:value-type="float">
            <text:p>69728571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933061" calcext:value-type="float">
            <text:p>69933061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0137551" calcext:value-type="float">
            <text:p>70137551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0342040" calcext:value-type="float">
            <text:p>7034204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0546530" calcext:value-type="float">
            <text:p>70546530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0751020" calcext:value-type="float">
            <text:p>7075102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0955510" calcext:value-type="float">
            <text:p>7095551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160000" calcext:value-type="float">
            <text:p>7116000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1364489" calcext:value-type="float">
            <text:p>71364489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568979" calcext:value-type="float">
            <text:p>71568979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773469" calcext:value-type="float">
            <text:p>71773469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1977959" calcext:value-type="float">
            <text:p>71977959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2182448" calcext:value-type="float">
            <text:p>72182448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2386938" calcext:value-type="float">
            <text:p>72386938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2591428" calcext:value-type="float">
            <text:p>72591428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2795918" calcext:value-type="float">
            <text:p>72795918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3000408" calcext:value-type="float">
            <text:p>73000408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3204897" calcext:value-type="float">
            <text:p>73204897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3409387" calcext:value-type="float">
            <text:p>73409387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3613877" calcext:value-type="float">
            <text:p>73613877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3818367" calcext:value-type="float">
            <text:p>73818367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4022857" calcext:value-type="float">
            <text:p>74022857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4227346" calcext:value-type="float">
            <text:p>74227346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4431836" calcext:value-type="float">
            <text:p>74431836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4636326" calcext:value-type="float">
            <text:p>74636326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4840816" calcext:value-type="float">
            <text:p>74840816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5045306" calcext:value-type="float">
            <text:p>75045306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5249795" calcext:value-type="float">
            <text:p>75249795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5454285" calcext:value-type="float">
            <text:p>75454285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5658775" calcext:value-type="float">
            <text:p>75658775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863265" calcext:value-type="float">
            <text:p>75863265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6067755" calcext:value-type="float">
            <text:p>76067755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6272244" calcext:value-type="float">
            <text:p>76272244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6476734" calcext:value-type="float">
            <text:p>76476734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6681224" calcext:value-type="float">
            <text:p>76681224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6885714" calcext:value-type="float">
            <text:p>76885714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7090204" calcext:value-type="float">
            <text:p>77090204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7294693" calcext:value-type="float">
            <text:p>77294693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7499183" calcext:value-type="float">
            <text:p>77499183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7703673" calcext:value-type="float">
            <text:p>77703673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7908163" calcext:value-type="float">
            <text:p>77908163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8112653" calcext:value-type="float">
            <text:p>78112653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317142" calcext:value-type="float">
            <text:p>78317142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8521632" calcext:value-type="float">
            <text:p>78521632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8726122" calcext:value-type="float">
            <text:p>78726122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8930612" calcext:value-type="float">
            <text:p>78930612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9135102" calcext:value-type="float">
            <text:p>79135102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9339591" calcext:value-type="float">
            <text:p>79339591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9544081" calcext:value-type="float">
            <text:p>79544081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9748571" calcext:value-type="float">
            <text:p>79748571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9953061" calcext:value-type="float">
            <text:p>79953061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157551" calcext:value-type="float">
            <text:p>80157551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0362040" calcext:value-type="float">
            <text:p>8036204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0566530" calcext:value-type="float">
            <text:p>8056653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0771020" calcext:value-type="float">
            <text:p>8077102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0975510" calcext:value-type="float">
            <text:p>8097551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1180000" calcext:value-type="float">
            <text:p>8118000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1384489" calcext:value-type="float">
            <text:p>81384489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1588979" calcext:value-type="float">
            <text:p>81588979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793469" calcext:value-type="float">
            <text:p>81793469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1997959" calcext:value-type="float">
            <text:p>81997959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2202448" calcext:value-type="float">
            <text:p>82202448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2406938" calcext:value-type="float">
            <text:p>82406938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2611428" calcext:value-type="float">
            <text:p>82611428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2815918" calcext:value-type="float">
            <text:p>82815918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3020408" calcext:value-type="float">
            <text:p>83020408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3224897" calcext:value-type="float">
            <text:p>83224897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3429387" calcext:value-type="float">
            <text:p>83429387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3633877" calcext:value-type="float">
            <text:p>83633877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3838367" calcext:value-type="float">
            <text:p>83838367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4042857" calcext:value-type="float">
            <text:p>84042857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4247346" calcext:value-type="float">
            <text:p>84247346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4451836" calcext:value-type="float">
            <text:p>84451836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4656326" calcext:value-type="float">
            <text:p>84656326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4860816" calcext:value-type="float">
            <text:p>84860816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5065306" calcext:value-type="float">
            <text:p>85065306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5269795" calcext:value-type="float">
            <text:p>85269795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5474285" calcext:value-type="float">
            <text:p>85474285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5678775" calcext:value-type="float">
            <text:p>85678775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5883265" calcext:value-type="float">
            <text:p>85883265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6087755" calcext:value-type="float">
            <text:p>86087755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6292244" calcext:value-type="float">
            <text:p>86292244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6496734" calcext:value-type="float">
            <text:p>86496734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701224" calcext:value-type="float">
            <text:p>86701224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6905714" calcext:value-type="float">
            <text:p>86905714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7110204" calcext:value-type="float">
            <text:p>87110204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7314693" calcext:value-type="float">
            <text:p>87314693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7519183" calcext:value-type="float">
            <text:p>87519183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7723673" calcext:value-type="float">
            <text:p>87723673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7928163" calcext:value-type="float">
            <text:p>87928163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8132653" calcext:value-type="float">
            <text:p>88132653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8337142" calcext:value-type="float">
            <text:p>88337142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8541632" calcext:value-type="float">
            <text:p>88541632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8746122" calcext:value-type="float">
            <text:p>88746122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8950612" calcext:value-type="float">
            <text:p>88950612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9155102" calcext:value-type="float">
            <text:p>89155102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9359591" calcext:value-type="float">
            <text:p>89359591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9564081" calcext:value-type="float">
            <text:p>89564081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9768571" calcext:value-type="float">
            <text:p>89768571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973061" calcext:value-type="float">
            <text:p>89973061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0177551" calcext:value-type="float">
            <text:p>90177551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0382040" calcext:value-type="float">
            <text:p>9038204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0586530" calcext:value-type="float">
            <text:p>9058653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0791020" calcext:value-type="float">
            <text:p>9079102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0995510" calcext:value-type="float">
            <text:p>9099551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1200000" calcext:value-type="float">
            <text:p>9120000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1404489" calcext:value-type="float">
            <text:p>91404489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1608979" calcext:value-type="float">
            <text:p>91608979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1813469" calcext:value-type="float">
            <text:p>91813469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2017959" calcext:value-type="float">
            <text:p>92017959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2222448" calcext:value-type="float">
            <text:p>92222448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2426938" calcext:value-type="float">
            <text:p>92426938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2631428" calcext:value-type="float">
            <text:p>92631428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2835918" calcext:value-type="float">
            <text:p>92835918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3040408" calcext:value-type="float">
            <text:p>93040408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3244897" calcext:value-type="float">
            <text:p>93244897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3449387" calcext:value-type="float">
            <text:p>93449387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3653877" calcext:value-type="float">
            <text:p>93653877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3858367" calcext:value-type="float">
            <text:p>93858367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062857" calcext:value-type="float">
            <text:p>94062857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4267346" calcext:value-type="float">
            <text:p>94267346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4471836" calcext:value-type="float">
            <text:p>94471836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4676326" calcext:value-type="float">
            <text:p>94676326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4880816" calcext:value-type="float">
            <text:p>94880816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5085306" calcext:value-type="float">
            <text:p>95085306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5289795" calcext:value-type="float">
            <text:p>95289795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5494285" calcext:value-type="float">
            <text:p>95494285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5698775" calcext:value-type="float">
            <text:p>95698775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5903265" calcext:value-type="float">
            <text:p>95903265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6107755" calcext:value-type="float">
            <text:p>96107755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6312244" calcext:value-type="float">
            <text:p>96312244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6516734" calcext:value-type="float">
            <text:p>96516734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6721224" calcext:value-type="float">
            <text:p>96721224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6925714" calcext:value-type="float">
            <text:p>96925714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7130204" calcext:value-type="float">
            <text:p>97130204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7334693" calcext:value-type="float">
            <text:p>97334693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7539183" calcext:value-type="float">
            <text:p>97539183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7743673" calcext:value-type="float">
            <text:p>97743673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7948163" calcext:value-type="float">
            <text:p>97948163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8152653" calcext:value-type="float">
            <text:p>98152653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8357142" calcext:value-type="float">
            <text:p>98357142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8561632" calcext:value-type="float">
            <text:p>98561632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8766122" calcext:value-type="float">
            <text:p>98766122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8970612" calcext:value-type="float">
            <text:p>98970612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9175102" calcext:value-type="float">
            <text:p>99175102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379591" calcext:value-type="float">
            <text:p>99379591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9584081" calcext:value-type="float">
            <text:p>99584081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9788571" calcext:value-type="float">
            <text:p>99788571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9993061" calcext:value-type="float">
            <text:p>99993061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0197551" calcext:value-type="float">
            <text:p>100197551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0402040" calcext:value-type="float">
            <text:p>10040204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606530" calcext:value-type="float">
            <text:p>10060653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0811020" calcext:value-type="float">
            <text:p>10081102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15510" calcext:value-type="float">
            <text:p>10101551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1220000" calcext:value-type="float">
            <text:p>10122000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1424489" calcext:value-type="float">
            <text:p>101424489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1628979" calcext:value-type="float">
            <text:p>101628979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1833469" calcext:value-type="float">
            <text:p>101833469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2037959" calcext:value-type="float">
            <text:p>102037959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2242448" calcext:value-type="float">
            <text:p>102242448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2446938" calcext:value-type="float">
            <text:p>102446938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2651428" calcext:value-type="float">
            <text:p>102651428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2855918" calcext:value-type="float">
            <text:p>102855918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3060408" calcext:value-type="float">
            <text:p>103060408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3264897" calcext:value-type="float">
            <text:p>103264897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3469387" calcext:value-type="float">
            <text:p>103469387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3673877" calcext:value-type="float">
            <text:p>103673877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3878367" calcext:value-type="float">
            <text:p>103878367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4082857" calcext:value-type="float">
            <text:p>104082857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4287346" calcext:value-type="float">
            <text:p>104287346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4491836" calcext:value-type="float">
            <text:p>104491836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4696326" calcext:value-type="float">
            <text:p>104696326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4900816" calcext:value-type="float">
            <text:p>104900816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5105306" calcext:value-type="float">
            <text:p>105105306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5309795" calcext:value-type="float">
            <text:p>105309795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5514285" calcext:value-type="float">
            <text:p>105514285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5718775" calcext:value-type="float">
            <text:p>105718775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5923265" calcext:value-type="float">
            <text:p>105923265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6127755" calcext:value-type="float">
            <text:p>106127755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6332244" calcext:value-type="float">
            <text:p>106332244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6536734" calcext:value-type="float">
            <text:p>106536734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6741224" calcext:value-type="float">
            <text:p>106741224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6945714" calcext:value-type="float">
            <text:p>106945714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7150204" calcext:value-type="float">
            <text:p>107150204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7354693" calcext:value-type="float">
            <text:p>107354693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7559183" calcext:value-type="float">
            <text:p>107559183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7763673" calcext:value-type="float">
            <text:p>107763673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7968163" calcext:value-type="float">
            <text:p>107968163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8172653" calcext:value-type="float">
            <text:p>108172653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8377142" calcext:value-type="float">
            <text:p>108377142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8581632" calcext:value-type="float">
            <text:p>108581632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8786122" calcext:value-type="float">
            <text:p>108786122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8990612" calcext:value-type="float">
            <text:p>108990612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9195102" calcext:value-type="float">
            <text:p>109195102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9399591" calcext:value-type="float">
            <text:p>109399591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9604081" calcext:value-type="float">
            <text:p>109604081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9808571" calcext:value-type="float">
            <text:p>109808571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0013061" calcext:value-type="float">
            <text:p>110013061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0217551" calcext:value-type="float">
            <text:p>110217551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0422040" calcext:value-type="float">
            <text:p>110422040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0626530" calcext:value-type="float">
            <text:p>110626530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0831020" calcext:value-type="float">
            <text:p>110831020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1035510" calcext:value-type="float">
            <text:p>111035510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1240000" calcext:value-type="float">
            <text:p>111240000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1444489" calcext:value-type="float">
            <text:p>111444489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1648979" calcext:value-type="float">
            <text:p>111648979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1853469" calcext:value-type="float">
            <text:p>111853469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2057959" calcext:value-type="float">
            <text:p>112057959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2262448" calcext:value-type="float">
            <text:p>112262448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2466938" calcext:value-type="float">
            <text:p>112466938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2671428" calcext:value-type="float">
            <text:p>112671428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2875918" calcext:value-type="float">
            <text:p>112875918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080408" calcext:value-type="float">
            <text:p>113080408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284897" calcext:value-type="float">
            <text:p>113284897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489387" calcext:value-type="float">
            <text:p>113489387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693877" calcext:value-type="float">
            <text:p>113693877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898367" calcext:value-type="float">
            <text:p>113898367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4102857" calcext:value-type="float">
            <text:p>114102857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4307346" calcext:value-type="float">
            <text:p>114307346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4511836" calcext:value-type="float">
            <text:p>114511836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4716326" calcext:value-type="float">
            <text:p>114716326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4920816" calcext:value-type="float">
            <text:p>114920816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5125306" calcext:value-type="float">
            <text:p>115125306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5329795" calcext:value-type="float">
            <text:p>115329795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5534285" calcext:value-type="float">
            <text:p>115534285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5738775" calcext:value-type="float">
            <text:p>115738775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5943265" calcext:value-type="float">
            <text:p>115943265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6147755" calcext:value-type="float">
            <text:p>116147755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6352244" calcext:value-type="float">
            <text:p>116352244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6556734" calcext:value-type="float">
            <text:p>116556734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6761224" calcext:value-type="float">
            <text:p>116761224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6965714" calcext:value-type="float">
            <text:p>116965714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7170204" calcext:value-type="float">
            <text:p>117170204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7374693" calcext:value-type="float">
            <text:p>117374693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7579183" calcext:value-type="float">
            <text:p>117579183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7783673" calcext:value-type="float">
            <text:p>117783673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7988163" calcext:value-type="float">
            <text:p>117988163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8192653" calcext:value-type="float">
            <text:p>118192653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8397142" calcext:value-type="float">
            <text:p>118397142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8601632" calcext:value-type="float">
            <text:p>118601632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8806122" calcext:value-type="float">
            <text:p>118806122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19010612" calcext:value-type="float">
            <text:p>119010612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19215102" calcext:value-type="float">
            <text:p>119215102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9419591" calcext:value-type="float">
            <text:p>119419591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9624081" calcext:value-type="float">
            <text:p>119624081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9828571" calcext:value-type="float">
            <text:p>119828571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0033061" calcext:value-type="float">
            <text:p>120033061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0237551" calcext:value-type="float">
            <text:p>120237551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0442040" calcext:value-type="float">
            <text:p>120442040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0646530" calcext:value-type="float">
            <text:p>120646530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0851020" calcext:value-type="float">
            <text:p>120851020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1055510" calcext:value-type="float">
            <text:p>121055510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1260000" calcext:value-type="float">
            <text:p>121260000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1464489" calcext:value-type="float">
            <text:p>121464489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1668979" calcext:value-type="float">
            <text:p>121668979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21873469" calcext:value-type="float">
            <text:p>121873469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2077959" calcext:value-type="float">
            <text:p>122077959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22282448" calcext:value-type="float">
            <text:p>122282448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22486938" calcext:value-type="float">
            <text:p>122486938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2691428" calcext:value-type="float">
            <text:p>122691428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2895918" calcext:value-type="float">
            <text:p>122895918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23100408" calcext:value-type="float">
            <text:p>123100408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3304897" calcext:value-type="float">
            <text:p>123304897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3509387" calcext:value-type="float">
            <text:p>123509387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3713877" calcext:value-type="float">
            <text:p>123713877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3918367" calcext:value-type="float">
            <text:p>123918367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24122857" calcext:value-type="float">
            <text:p>124122857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24327346" calcext:value-type="float">
            <text:p>124327346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24531836" calcext:value-type="float">
            <text:p>124531836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4736326" calcext:value-type="float">
            <text:p>124736326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24940816" calcext:value-type="float">
            <text:p>124940816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5145306" calcext:value-type="float">
            <text:p>125145306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5349795" calcext:value-type="float">
            <text:p>125349795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5554285" calcext:value-type="float">
            <text:p>125554285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5758775" calcext:value-type="float">
            <text:p>125758775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5963265" calcext:value-type="float">
            <text:p>125963265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26167755" calcext:value-type="float">
            <text:p>126167755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26372244" calcext:value-type="float">
            <text:p>126372244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26576734" calcext:value-type="float">
            <text:p>126576734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6781224" calcext:value-type="float">
            <text:p>126781224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26985714" calcext:value-type="float">
            <text:p>126985714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7190204" calcext:value-type="float">
            <text:p>127190204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7394693" calcext:value-type="float">
            <text:p>127394693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27599183" calcext:value-type="float">
            <text:p>127599183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7803673" calcext:value-type="float">
            <text:p>127803673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8008163" calcext:value-type="float">
            <text:p>128008163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8212653" calcext:value-type="float">
            <text:p>128212653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28417142" calcext:value-type="float">
            <text:p>128417142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8621632" calcext:value-type="float">
            <text:p>128621632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826122" calcext:value-type="float">
            <text:p>128826122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29030612" calcext:value-type="float">
            <text:p>129030612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9235102" calcext:value-type="float">
            <text:p>129235102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9439591" calcext:value-type="float">
            <text:p>129439591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9644081" calcext:value-type="float">
            <text:p>129644081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9848571" calcext:value-type="float">
            <text:p>129848571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30053061" calcext:value-type="float">
            <text:p>130053061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30257551" calcext:value-type="float">
            <text:p>130257551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0462040" calcext:value-type="float">
            <text:p>130462040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0666530" calcext:value-type="float">
            <text:p>130666530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0871020" calcext:value-type="float">
            <text:p>130871020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1075510" calcext:value-type="float">
            <text:p>131075510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1280000" calcext:value-type="float">
            <text:p>131280000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1484489" calcext:value-type="float">
            <text:p>131484489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1688979" calcext:value-type="float">
            <text:p>131688979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31893469" calcext:value-type="float">
            <text:p>131893469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32097959" calcext:value-type="float">
            <text:p>132097959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2302448" calcext:value-type="float">
            <text:p>132302448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2506938" calcext:value-type="float">
            <text:p>132506938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2711428" calcext:value-type="float">
            <text:p>132711428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2915918" calcext:value-type="float">
            <text:p>132915918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3120408" calcext:value-type="float">
            <text:p>133120408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3324897" calcext:value-type="float">
            <text:p>133324897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33529387" calcext:value-type="float">
            <text:p>133529387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3733877" calcext:value-type="float">
            <text:p>133733877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3938367" calcext:value-type="float">
            <text:p>133938367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4142857" calcext:value-type="float">
            <text:p>134142857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34347346" calcext:value-type="float">
            <text:p>134347346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4551836" calcext:value-type="float">
            <text:p>134551836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4756326" calcext:value-type="float">
            <text:p>134756326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4960816" calcext:value-type="float">
            <text:p>134960816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35165306" calcext:value-type="float">
            <text:p>135165306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35369795" calcext:value-type="float">
            <text:p>135369795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5574285" calcext:value-type="float">
            <text:p>135574285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35778775" calcext:value-type="float">
            <text:p>135778775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5983265" calcext:value-type="float">
            <text:p>135983265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6187755" calcext:value-type="float">
            <text:p>136187755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6392244" calcext:value-type="float">
            <text:p>136392244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6596734" calcext:value-type="float">
            <text:p>136596734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6801224" calcext:value-type="float">
            <text:p>136801224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7005714" calcext:value-type="float">
            <text:p>137005714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37210204" calcext:value-type="float">
            <text:p>137210204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7414693" calcext:value-type="float">
            <text:p>137414693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7619183" calcext:value-type="float">
            <text:p>137619183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7823673" calcext:value-type="float">
            <text:p>137823673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8028163" calcext:value-type="float">
            <text:p>138028163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8232653" calcext:value-type="float">
            <text:p>138232653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8437142" calcext:value-type="float">
            <text:p>138437142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38641632" calcext:value-type="float">
            <text:p>138641632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8846122" calcext:value-type="float">
            <text:p>138846122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9050612" calcext:value-type="float">
            <text:p>139050612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9255102" calcext:value-type="float">
            <text:p>139255102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39459591" calcext:value-type="float">
            <text:p>139459591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9664081" calcext:value-type="float">
            <text:p>139664081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9868571" calcext:value-type="float">
            <text:p>139868571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0073061" calcext:value-type="float">
            <text:p>140073061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0277551" calcext:value-type="float">
            <text:p>140277551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0482040" calcext:value-type="float">
            <text:p>140482040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0686530" calcext:value-type="float">
            <text:p>140686530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0891020" calcext:value-type="float">
            <text:p>140891020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1095510" calcext:value-type="float">
            <text:p>141095510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1300000" calcext:value-type="float">
            <text:p>141300000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1504489" calcext:value-type="float">
            <text:p>141504489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1708979" calcext:value-type="float">
            <text:p>141708979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1913469" calcext:value-type="float">
            <text:p>141913469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2117959" calcext:value-type="float">
            <text:p>142117959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2322448" calcext:value-type="float">
            <text:p>142322448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2526938" calcext:value-type="float">
            <text:p>142526938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2731428" calcext:value-type="float">
            <text:p>142731428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2935918" calcext:value-type="float">
            <text:p>142935918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3140408" calcext:value-type="float">
            <text:p>143140408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3344897" calcext:value-type="float">
            <text:p>143344897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3549387" calcext:value-type="float">
            <text:p>143549387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3753877" calcext:value-type="float">
            <text:p>143753877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3958367" calcext:value-type="float">
            <text:p>143958367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162857" calcext:value-type="float">
            <text:p>144162857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367346" calcext:value-type="float">
            <text:p>144367346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571836" calcext:value-type="float">
            <text:p>144571836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776326" calcext:value-type="float">
            <text:p>144776326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980816" calcext:value-type="float">
            <text:p>144980816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185306" calcext:value-type="float">
            <text:p>145185306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389795" calcext:value-type="float">
            <text:p>145389795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94285" calcext:value-type="float">
            <text:p>145594285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798775" calcext:value-type="float">
            <text:p>145798775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6003265" calcext:value-type="float">
            <text:p>146003265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6207755" calcext:value-type="float">
            <text:p>146207755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6412244" calcext:value-type="float">
            <text:p>146412244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6616734" calcext:value-type="float">
            <text:p>146616734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6821224" calcext:value-type="float">
            <text:p>146821224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7025714" calcext:value-type="float">
            <text:p>1470257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7230204" calcext:value-type="float">
            <text:p>147230204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7434693" calcext:value-type="float">
            <text:p>14743469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7639183" calcext:value-type="float">
            <text:p>147639183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7843673" calcext:value-type="float">
            <text:p>147843673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8048163" calcext:value-type="float">
            <text:p>148048163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8252653" calcext:value-type="float">
            <text:p>148252653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8457142" calcext:value-type="float">
            <text:p>148457142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8661632" calcext:value-type="float">
            <text:p>148661632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8866122" calcext:value-type="float">
            <text:p>148866122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9070612" calcext:value-type="float">
            <text:p>149070612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9275102" calcext:value-type="float">
            <text:p>149275102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9479591" calcext:value-type="float">
            <text:p>149479591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9684081" calcext:value-type="float">
            <text:p>149684081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9888571" calcext:value-type="float">
            <text:p>149888571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0093061" calcext:value-type="float">
            <text:p>150093061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0297551" calcext:value-type="float">
            <text:p>150297551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0502040" calcext:value-type="float">
            <text:p>150502040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50706530" calcext:value-type="float">
            <text:p>15070653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0911020" calcext:value-type="float">
            <text:p>150911020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1115510" calcext:value-type="float">
            <text:p>151115510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1320000" calcext:value-type="float">
            <text:p>15132000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51524489" calcext:value-type="float">
            <text:p>151524489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51728979" calcext:value-type="float">
            <text:p>151728979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1933469" calcext:value-type="float">
            <text:p>151933469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2137959" calcext:value-type="float">
            <text:p>152137959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2342448" calcext:value-type="float">
            <text:p>152342448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2546938" calcext:value-type="float">
            <text:p>152546938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52751428" calcext:value-type="float">
            <text:p>152751428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2955918" calcext:value-type="float">
            <text:p>152955918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3160408" calcext:value-type="float">
            <text:p>153160408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3364897" calcext:value-type="float">
            <text:p>153364897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3569387" calcext:value-type="float">
            <text:p>153569387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3773877" calcext:value-type="float">
            <text:p>153773877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3978367" calcext:value-type="float">
            <text:p>153978367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54182857" calcext:value-type="float">
            <text:p>154182857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4387346" calcext:value-type="float">
            <text:p>154387346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4591836" calcext:value-type="float">
            <text:p>154591836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4796326" calcext:value-type="float">
            <text:p>154796326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5000816" calcext:value-type="float">
            <text:p>155000816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55205306" calcext:value-type="float">
            <text:p>155205306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5409795" calcext:value-type="float">
            <text:p>155409795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55614285" calcext:value-type="float">
            <text:p>155614285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5818775" calcext:value-type="float">
            <text:p>155818775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6023265" calcext:value-type="float">
            <text:p>156023265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6227755" calcext:value-type="float">
            <text:p>156227755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6432244" calcext:value-type="float">
            <text:p>156432244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6636734" calcext:value-type="float">
            <text:p>156636734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6841224" calcext:value-type="float">
            <text:p>156841224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7045714" calcext:value-type="float">
            <text:p>157045714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7250204" calcext:value-type="float">
            <text:p>157250204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7454693" calcext:value-type="float">
            <text:p>157454693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57659183" calcext:value-type="float">
            <text:p>157659183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7863673" calcext:value-type="float">
            <text:p>157863673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8068163" calcext:value-type="float">
            <text:p>158068163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8272653" calcext:value-type="float">
            <text:p>158272653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8477142" calcext:value-type="float">
            <text:p>158477142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8681632" calcext:value-type="float">
            <text:p>158681632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8886122" calcext:value-type="float">
            <text:p>158886122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9090612" calcext:value-type="float">
            <text:p>159090612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59295102" calcext:value-type="float">
            <text:p>159295102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9499591" calcext:value-type="float">
            <text:p>159499591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9704081" calcext:value-type="float">
            <text:p>159704081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59908571" calcext:value-type="float">
            <text:p>159908571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60113061" calcext:value-type="float">
            <text:p>160113061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60317551" calcext:value-type="float">
            <text:p>160317551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0522040" calcext:value-type="float">
            <text:p>160522040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60726530" calcext:value-type="float">
            <text:p>160726530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60931020" calcext:value-type="float">
            <text:p>160931020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61135510" calcext:value-type="float">
            <text:p>161135510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1340000" calcext:value-type="float">
            <text:p>161340000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1544489" calcext:value-type="float">
            <text:p>161544489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61748979" calcext:value-type="float">
            <text:p>161748979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61953469" calcext:value-type="float">
            <text:p>161953469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62157959" calcext:value-type="float">
            <text:p>162157959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62362448" calcext:value-type="float">
            <text:p>162362448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2566938" calcext:value-type="float">
            <text:p>162566938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2771428" calcext:value-type="float">
            <text:p>162771428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62975918" calcext:value-type="float">
            <text:p>162975918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3180408" calcext:value-type="float">
            <text:p>163180408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63384897" calcext:value-type="float">
            <text:p>163384897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3589387" calcext:value-type="float">
            <text:p>16358938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03:20:40.127968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6:18:24.382313751</meta:creation-date>
    <dc:date>2019-08-04T04:26:57.623998775</dc:date>
    <meta:editing-duration>PT2H34M38S</meta:editing-duration>
    <meta:editing-cycles>13</meta:editing-cycles>
    <meta:generator>LibreOffice/6.2.5.2$Linux_X86_64 LibreOffice_project/20$Build-2</meta:generator>
    <meta:document-statistic meta:table-count="3" meta:cell-count="3873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19cm" svg:height="22.021cm" xlink:href=".." xlink:type="simple" chart:class="chart:line" chart:style-name="ch1">
        <chart:legend chart:legend-position="end" svg:x="29.614cm" svg:y="10.711cm" style:legend-expansion="high" chart:style-name="ch2"/>
        <chart:plot-area chart:style-name="ch3" table:cell-range-address="GRAPHS.E24:GRAPHS.F58" chart:data-source-has-labels="column" svg:x="0.65cm" svg:y="0.44cm" svg:width="28.314cm" svg:height="21.141cm">
          <chartooo:coordinate-region svg:x="1.827cm" svg:y="0.639cm" svg:width="26.95cm" svg:height="20.295cm"/>
          <chart:axis chart:dimension="x" chart:name="primary-x" chart:style-name="ch4" chartooo:axis-type="auto">
            <chartooo:date-scale/>
            <chart:categories table:cell-range-address="GRAPHS.E24:GRAPHS.E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F24:GRAPHS.F58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E24:GRAPHS.E58</svg:desc>
                </draw:g>
              </table:table-cell>
              <table:table-cell office:value-type="float" office:value="735">
                <text:p>735</text:p>
                <draw:g>
                  <svg:desc>GRAPHS.F24:GRAPHS.F5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592">
                <text:p>115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327">
                <text:p>123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633">
                <text:p>136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367">
                <text:p>143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673">
                <text:p>156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449">
                <text:p>184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2531">
                <text:p>225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184">
                <text:p>231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918">
                <text:p>23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368cm" svg:height="29.83cm" xlink:href=".." xlink:type="simple" chart:class="chart:line" chart:style-name="ch1">
        <chart:legend chart:legend-position="end" svg:x="46.41cm" svg:y="14.616cm" style:legend-expansion="high" chart:style-name="ch2"/>
        <chart:plot-area chart:style-name="ch3" table:cell-range-address="GRAPHS.N87:GRAPHS.O121" chart:data-source-has-labels="column" svg:x="0.987cm" svg:y="0.596cm" svg:width="44.436cm" svg:height="28.638cm">
          <chartooo:coordinate-region svg:x="2.164cm" svg:y="0.795cm" svg:width="43.072cm" svg:height="27.792cm"/>
          <chart:axis chart:dimension="x" chart:name="primary-x" chart:style-name="ch4" chartooo:axis-type="auto">
            <chartooo:date-scale/>
            <chart:categories table:cell-range-address="GRAPHS.N87:GRAPHS.N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O87:GRAPHS.O121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PHS.N87:GRAPHS.N121</svg:desc>
                </draw:g>
              </table:table-cell>
              <table:table-cell office:value-type="float" office:value="2160">
                <text:p>2160</text:p>
                <draw:g>
                  <svg:desc>GRAPHS.O87:GRAPHS.O1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920">
                <text:p>199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840">
                <text:p>218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760">
                <text:p>2976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840">
                <text:p>3384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760">
                <text:p>3576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680">
                <text:p>376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600">
                <text:p>396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760">
                <text:p>417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680">
                <text:p>4368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520">
                <text:p>475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680">
                <text:p>4968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5440">
                <text:p>5544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240">
                <text:p>602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2160">
                <text:p>621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6240">
                <text:p>662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8160">
                <text:p>6816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0320">
                <text:p>70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